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35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187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355cm"/>
    </style:style>
    <style:style style:name="co8" style:family="table-column">
      <style:table-column-properties fo:break-before="auto" style:column-width="4.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0c0c0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Firm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2-01-71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prawnik</text:p>
          </table:table-cell>
        </table:table-row>
        <table:table-row table:style-name="ro1">
          <table:table-cell office:value-type="string" calcext:value-type="string">
            <text:p>Kowal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02-12-6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ekretarka</text:p>
          </table:table-cell>
        </table:table-row>
        <table:table-row table:style-name="ro1">
          <table:table-cell office:value-type="string" calcext:value-type="string">
            <text:p>Anus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2-08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Chin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14-11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17-03-63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grafik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8-05-67</text:p>
          </table:table-cell>
          <table:table-cell office:value-type="string" calcext:value-type="string">
            <text:p>Wachock</text:p>
          </table:table-cell>
          <table:table-cell office:value-type="string" calcext:value-type="string">
            <text:p>akwizytor</text:p>
          </table:table-cell>
        </table:table-row>
        <table:table-row table:style-name="ro1">
          <table:table-cell office:value-type="string" calcext:value-type="string">
            <text:p>Janasik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21-01-68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Milion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14-02-63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radca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01-01-70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ortier</text:p>
          </table:table-cell>
        </table:table-row>
        <table:table-row table:style-name="ro1">
          <table:table-cell office:value-type="string" calcext:value-type="string">
            <text:p>Kildare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27-02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elektronik</text:p>
          </table:table-cell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30-06-68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statystyk</text:p>
          </table:table-cell>
        </table:table-row>
        <table:table-row table:style-name="ro1">
          <table:table-cell office:value-type="string" calcext:value-type="string">
            <text:p>Kmici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10-08-66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2-12-63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akwizytor</text:p>
          </table:table-cell>
        </table:table-row>
        <table:table-row table:style-name="ro1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16-11-66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onik</text:p>
          </table:table-cell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07-06-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grafik</text:p>
          </table:table-cell>
        </table:table-row>
        <table:table-row table:style-name="ro1">
          <table:table-cell office:value-type="string" calcext:value-type="string">
            <text:p>Rozny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22-01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26-03-66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3-07-70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1-09-65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portier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04-05-65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radca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04-05-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ekretarka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5-04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statystyk</text:p>
          </table:table-cell>
        </table:table-row>
        <table:table-row table:style-name="ro1">
          <table:table-cell office:value-type="string" calcext:value-type="string">
            <text:p>Rozny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22-05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sekretarka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1-10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radca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3-01-6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Milion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02-10-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rtier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6-05-65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05-07-70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Kowa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12-01-70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Kmicic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13-06-64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grafik</text:p>
          </table:table-cell>
        </table:table-row>
        <table:table-row table:style-name="ro1">
          <table:table-cell office:value-type="string" calcext:value-type="string">
            <text:p>Kop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15-10-70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elektronik</text:p>
          </table:table-cell>
        </table:table-row>
        <table:table-row table:style-name="ro1">
          <table:table-cell office:value-type="string" calcext:value-type="string">
            <text:p>Janasik</text:p>
          </table:table-cell>
          <table:table-cell office:value-type="string" calcext:value-type="string">
            <text:p>Iza</text:p>
          </table:table-cell>
          <table:table-cell office:value-type="string" calcext:value-type="string">
            <text:p>24-02-69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elektronik</text:p>
          </table:table-cell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8-02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akwizytor</text:p>
          </table:table-cell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25-12-7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akwizytor</text:p>
          </table:table-cell>
        </table:table-row>
        <table:table-row table:style-name="ro1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5-02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18-11-6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5-01-68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ortier</text:p>
          </table:table-cell>
        </table:table-row>
        <table:table-row table:style-name="ro1">
          <table:table-cell office:value-type="string" calcext:value-type="string">
            <text:p>Chinski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04-05-69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5-04-65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ekretarka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8-09-69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tatystyk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29-09-70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ekretarka</text:p>
          </table:table-cell>
        </table:table-row>
        <table:table-row table:style-name="ro1">
          <table:table-cell office:value-type="string" calcext:value-type="string">
            <text:p>Aanus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02-02-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radca</text:p>
          </table:table-cell>
        </table:table-row>
        <table:table-row table:style-name="ro1">
          <table:table-cell office:value-type="string" calcext:value-type="string">
            <text:p>Kiel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05-09-7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Gagat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03-12-67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tier</text:p>
          </table:table-cell>
        </table:table-row>
        <table:table-row table:style-name="ro1">
          <table:table-cell office:value-type="string" calcext:value-type="string">
            <text:p>Borowik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10-12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Soski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26-07-68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Musial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30-08-67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Zysk</text:p>
          </table:table-cell>
          <table:table-cell office:value-type="string" calcext:value-type="string">
            <text:p>Maryla</text:p>
          </table:table-cell>
          <table:table-cell office:value-type="string" calcext:value-type="string">
            <text:p>11-04-65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grafik</text:p>
          </table:table-cell>
        </table:table-row>
        <table:table-row table:style-name="ro1">
          <table:table-cell office:value-type="string" calcext:value-type="string">
            <text:p>Robak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02-07-67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elektronik</text:p>
          </table:table-cell>
        </table:table-row>
        <table:table-row table:style-name="ro1">
          <table:table-cell office:value-type="string" calcext:value-type="string">
            <text:p>Soplica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01-01-63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elektronik</text:p>
          </table:table-cell>
        </table:table-row>
        <table:table-row table:style-name="ro1">
          <table:table-cell office:value-type="string" calcext:value-type="string">
            <text:p>Sawyer</text:p>
          </table:table-cell>
          <table:table-cell office:value-type="string" calcext:value-type="string">
            <text:p>Tomek</text:p>
          </table:table-cell>
          <table:table-cell office:value-type="string" calcext:value-type="string">
            <text:p>13-09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konom</text:p>
          </table:table-cell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10-03-64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ekonomista</text:p>
          </table:table-cell>
        </table:table-row>
        <table:table-row table:style-name="ro1">
          <table:table-cell office:value-type="string" calcext:value-type="string">
            <text:p>Grzeskowia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01-01-66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rchander</text:p>
          </table:table-cell>
        </table:table-row>
        <table:table-row table:style-name="ro1">
          <table:table-cell office:value-type="string" calcext:value-type="string">
            <text:p>Boruta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21-12-64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magazynier</text:p>
          </table:table-cell>
        </table:table-row>
        <table:table-row table:style-name="ro1">
          <table:table-cell office:value-type="string" calcext:value-type="string">
            <text:p>Jasiak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08-03-68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statystyk</text:p>
          </table:table-cell>
        </table:table-row>
        <table:table-row table:style-name="ro1">
          <table:table-cell office:value-type="string" calcext:value-type="string">
            <text:p>Zysk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07-03-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sekretarka</text:p>
          </table:table-cell>
        </table:table-row>
        <table:table-row table:style-name="ro1">
          <table:table-cell office:value-type="string" calcext:value-type="string">
            <text:p>Soplica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19-05-65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</table:table-row>
        <table:table-row table:style-name="ro1">
          <table:table-cell office:value-type="string" calcext:value-type="string">
            <text:p>Sawyer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22-03-61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Robak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16-07-6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tier</text:p>
          </table:table-cell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09-11-63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Jasiak</text:p>
          </table:table-cell>
          <table:table-cell office:value-type="string" calcext:value-type="string">
            <text:p>Morus</text:p>
          </table:table-cell>
          <table:table-cell office:value-type="string" calcext:value-type="string">
            <text:p>15-07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Grzeskowiak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14-05-69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ochroniarz</text:p>
          </table:table-cell>
        </table:table-row>
        <table:table-row table:style-name="ro1">
          <table:table-cell office:value-type="string" calcext:value-type="string">
            <text:p>Boruta</text:p>
          </table:table-cell>
          <table:table-cell office:value-type="string" calcext:value-type="string">
            <text:p>Tomek</text:p>
          </table:table-cell>
          <table:table-cell office:value-type="string" calcext:value-type="string">
            <text:p>25-12-65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ochroniarz</text:p>
          </table:table-cell>
        </table:table-row>
        <table:table-row table:style-name="ro1">
          <table:table-cell office:value-type="string" calcext:value-type="string">
            <text:p>Szum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26-11-55</text:p>
          </table:table-cell>
          <table:table-cell office:value-type="string" calcext:value-type="string">
            <text:p>Krosno</text:p>
          </table:table-cell>
          <table:table-cell office:value-type="string" calcext:value-type="string">
            <text:p>akwizytor</text:p>
          </table:table-cell>
        </table:table-row>
        <table:table-row table:style-name="ro1">
          <table:table-cell office:value-type="string" calcext:value-type="string">
            <text:p>Karpo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27-03-59</text:p>
          </table:table-cell>
          <table:table-cell office:value-type="string" calcext:value-type="string">
            <text:p>Bialystok</text:p>
          </table:table-cell>
          <table:table-cell office:value-type="string" calcext:value-type="string">
            <text:p>rzecznik</text:p>
          </table:table-cell>
        </table:table-row>
        <table:table-row table:style-name="ro1">
          <table:table-cell office:value-type="string" calcext:value-type="string">
            <text:p>Kilarski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28-12-65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redaktor</text:p>
          </table:table-cell>
        </table:table-row>
        <table:table-row table:style-name="ro1">
          <table:table-cell office:value-type="string" calcext:value-type="string">
            <text:p>Waz</text:p>
          </table:table-cell>
          <table:table-cell office:value-type="string" calcext:value-type="string">
            <text:p>Fryderyk</text:p>
          </table:table-cell>
          <table:table-cell office:value-type="string" calcext:value-type="string">
            <text:p>26-02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Kamins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30-10-60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elektryk</text:p>
          </table:table-cell>
        </table:table-row>
        <table:table-row table:style-name="ro1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10-05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konserwator</text:p>
          </table:table-cell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20-07-63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operator</text:p>
          </table:table-cell>
        </table:table-row>
        <table:table-row table:style-name="ro1">
          <table:table-cell office:value-type="string" calcext:value-type="string">
            <text:p>Rozny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0-06-57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ochroniarz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11-04-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2-07-6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grafik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2-01-63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radca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1-09-64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0-04-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konserwator</text:p>
          </table:table-cell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8-02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ierowca</text:p>
          </table:table-cell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25-12-7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statystyk</text:p>
          </table:table-cell>
        </table:table-row>
        <table:table-row table:style-name="ro1">
          <table:table-cell office:value-type="string" calcext:value-type="string">
            <text:p>Gigant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25-02-68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ekretarka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9-09-70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techniczny</text:p>
          </table:table-cell>
        </table:table-row>
        <table:table-row table:style-name="ro1">
          <table:table-cell office:value-type="string" calcext:value-type="string">
            <text:p>Gat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18-09-67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radca</text:p>
          </table:table-cell>
        </table:table-row>
        <table:table-row table:style-name="ro1">
          <table:table-cell office:value-type="string" calcext:value-type="string">
            <text:p>Chrust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14-05-69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</table:table-row>
        <table:table-row table:style-name="ro1">
          <table:table-cell office:value-type="string" calcext:value-type="string">
            <text:p>Bast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05-01-62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Boran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8-11-62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zadkowa</text:p>
          </table:table-cell>
        </table:table-row>
        <table:table-row table:style-name="ro1">
          <table:table-cell office:value-type="string" calcext:value-type="string">
            <text:p>Baran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25-04-60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zadkowa</text:p>
          </table:table-cell>
        </table:table-row>
        <table:table-row table:style-name="ro1">
          <table:table-cell office:value-type="string" calcext:value-type="string">
            <text:p>Anusz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2-02-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Kiel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5-10-71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Gagatek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03-11-67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Borowi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10-12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techniczny</text:p>
          </table:table-cell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02-01-6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kierowca</text:p>
          </table:table-cell>
        </table:table-row>
        <table:table-row table:style-name="ro1">
          <table:table-cell office:value-type="string" calcext:value-type="string">
            <text:p>Kaczan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11-09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yk</text:p>
          </table:table-cell>
        </table:table-row>
        <table:table-row table:style-name="ro1">
          <table:table-cell office:value-type="string" calcext:value-type="string">
            <text:p>Wiss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0-04-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malarz</text:p>
          </table:table-cell>
        </table:table-row>
        <table:table-row table:style-name="ro1">
          <table:table-cell office:value-type="string" calcext:value-type="string">
            <text:p>Wilk</text:p>
          </table:table-cell>
          <table:table-cell office:value-type="string" calcext:value-type="string">
            <text:p>Sabrina</text:p>
          </table:table-cell>
          <table:table-cell office:value-type="string" calcext:value-type="string">
            <text:p>13-12-5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pakowacz</text:p>
          </table:table-cell>
        </table:table-row>
        <table:table-row table:style-name="ro1">
          <table:table-cell office:value-type="string" calcext:value-type="string">
            <text:p>Pacz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16-03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Galazka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03-02-61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prezes</text:p>
          </table:table-cell>
        </table:table-row>
        <table:table-row table:style-name="ro1">
          <table:table-cell office:value-type="string" calcext:value-type="string">
            <text:p>Karpowicz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05-05-55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konserwator</text:p>
          </table:table-cell>
        </table:table-row>
        <table:table-row table:style-name="ro1">
          <table:table-cell office:value-type="string" calcext:value-type="string">
            <text:p>Mat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09-07-6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pakowacz</text:p>
          </table:table-cell>
        </table:table-row>
        <table:table-row table:style-name="ro1">
          <table:table-cell office:value-type="string" calcext:value-type="string">
            <text:p>Kulak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21-07-5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rzadkowy</text:p>
          </table:table-cell>
        </table:table-row>
        <table:table-row table:style-name="ro1"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7-04-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kladacz</text:p>
          </table:table-cell>
        </table:table-row>
        <table:table-row table:style-name="ro1">
          <table:table-cell office:value-type="string" calcext:value-type="string">
            <text:p>Busz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4-05-65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pakowacz</text:p>
          </table:table-cell>
        </table:table-row>
        <table:table-row table:style-name="ro1">
          <table:table-cell office:value-type="string" calcext:value-type="string">
            <text:p>Hub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22-03-62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skladacz</text:p>
          </table:table-cell>
        </table:table-row>
        <table:table-row table:style-name="ro1">
          <table:table-cell office:value-type="string" calcext:value-type="string">
            <text:p>Szum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06-10-61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administracja</text:p>
          </table:table-cell>
        </table:table-row>
        <table:table-row table:style-name="ro1">
          <table:table-cell office:value-type="string" calcext:value-type="string">
            <text:p>Karp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9-11-53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yk</text:p>
          </table:table-cell>
        </table:table-row>
        <table:table-row table:style-name="ro1">
          <table:table-cell office:value-type="string" calcext:value-type="string">
            <text:p>Kilarski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15-07-68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Waz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14-05-59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kierowca</text:p>
          </table:table-cell>
        </table:table-row>
        <table:table-row table:style-name="ro1">
          <table:table-cell office:value-type="string" calcext:value-type="string">
            <text:p>Kamins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1-11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systent</text:p>
          </table:table-cell>
        </table:table-row>
        <table:table-row table:style-name="ro1">
          <table:table-cell office:value-type="string" calcext:value-type="string">
            <text:p>Jar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7-01-5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techniczny</text:p>
          </table:table-cell>
        </table:table-row>
        <table:table-row table:style-name="ro1">
          <table:table-cell office:value-type="string" calcext:value-type="string">
            <text:p>Wanik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27-03-60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Lisowski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28-12-64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Lapa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26-02-63</text:p>
          </table:table-cell>
          <table:table-cell office:value-type="string" calcext:value-type="string">
            <text:p>Walbrzych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Miturski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30-10-6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Lysiak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10-05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sekretarka</text:p>
          </table:table-cell>
        </table:table-row>
        <table:table-row table:style-name="ro1">
          <table:table-cell office:value-type="string" calcext:value-type="string">
            <text:p>Wnu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0-07-6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Mazur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10-06-57</text:p>
          </table:table-cell>
          <table:table-cell office:value-type="string" calcext:value-type="string">
            <text:p>Klodzko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Bod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1-05-6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Inglot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02-09-6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kladacz</text:p>
          </table:table-cell>
        </table:table-row>
        <table:table-row table:style-name="ro1">
          <table:table-cell office:value-type="string" calcext:value-type="string">
            <text:p>Magierowicz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2-01-63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akowacz</text:p>
          </table:table-cell>
        </table:table-row>
        <table:table-row table:style-name="ro1">
          <table:table-cell office:value-type="string" calcext:value-type="string">
            <text:p>Myslicki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1-08-62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zadkowy</text:p>
          </table:table-cell>
        </table:table-row>
        <table:table-row table:style-name="ro1">
          <table:table-cell office:value-type="string" calcext:value-type="string">
            <text:p>Rengifo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30-04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grafik</text:p>
          </table:table-cell>
        </table:table-row>
        <table:table-row table:style-name="ro1">
          <table:table-cell office:value-type="string" calcext:value-type="string">
            <text:p>Sasim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25-12-65</text:p>
          </table:table-cell>
          <table:table-cell office:value-type="string" calcext:value-type="string">
            <text:p>Czernica</text:p>
          </table:table-cell>
          <table:table-cell office:value-type="string" calcext:value-type="string">
            <text:p>administracja</text:p>
          </table:table-cell>
        </table:table-row>
        <table:table-row table:style-name="ro1">
          <table:table-cell office:value-type="string" calcext:value-type="string">
            <text:p>Stopyr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26-11-5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dministracja</text:p>
          </table:table-cell>
        </table:table-row>
        <table:table-row table:style-name="ro1">
          <table:table-cell office:value-type="string" calcext:value-type="string">
            <text:p>Golanczy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27-03-59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techniczny</text:p>
          </table:table-cell>
        </table:table-row>
        <table:table-row table:style-name="ro1">
          <table:table-cell office:value-type="string" calcext:value-type="string">
            <text:p>Ludziejewsk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28-12-65</text:p>
          </table:table-cell>
          <table:table-cell office:value-type="string" calcext:value-type="string">
            <text:p>Kamieniec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Iwaszko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26-02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konserwator</text:p>
          </table:table-cell>
        </table:table-row>
        <table:table-row table:style-name="ro1">
          <table:table-cell office:value-type="string" calcext:value-type="string">
            <text:p>Muraszkowsk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30-10-60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kierowca</text:p>
          </table:table-cell>
        </table:table-row>
        <table:table-row table:style-name="ro1">
          <table:table-cell office:value-type="string" calcext:value-type="string">
            <text:p>Grzegorczy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10-05-70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tatystyk</text:p>
          </table:table-cell>
        </table:table-row>
        <table:table-row table:style-name="ro1">
          <table:table-cell office:value-type="string" calcext:value-type="string">
            <text:p>Kurylek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20-07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dministracja</text:p>
          </table:table-cell>
        </table:table-row>
        <table:table-row table:style-name="ro1">
          <table:table-cell office:value-type="string" calcext:value-type="string">
            <text:p>Aba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10-06-57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grafik</text:p>
          </table:table-cell>
        </table:table-row>
        <table:table-row table:style-name="ro1">
          <table:table-cell office:value-type="string" calcext:value-type="string">
            <text:p>Susel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13-05-67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skladacz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01-01-7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tier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26-03-66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Kildare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7-02-68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onik</text:p>
          </table:table-cell>
        </table:table-row>
        <table:table-row table:style-name="ro1">
          <table:table-cell office:value-type="string" calcext:value-type="string">
            <text:p>Gigant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16-11-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elektronik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2-12-63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akwizytor</text:p>
          </table:table-cell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30-06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statystyk</text:p>
          </table:table-cell>
        </table:table-row>
        <table:table-row table:style-name="ro1">
          <table:table-cell office:value-type="string" calcext:value-type="string">
            <text:p>Kmicic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10-08-66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Rozny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22-01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07-06-66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grafik</text:p>
          </table:table-cell>
        </table:table-row>
        <table:table-row table:style-name="ro1">
          <table:table-cell office:value-type="string" calcext:value-type="string">
            <text:p>Adaszyn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01-03-73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sekretarka</text:p>
          </table:table-cell>
        </table:table-row>
        <table:table-row table:style-name="ro1">
          <table:table-cell office:value-type="string" calcext:value-type="string">
            <text:p>Cebula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11-02-75</text:p>
          </table:table-cell>
          <table:table-cell office:value-type="string" calcext:value-type="string">
            <text:p>Kamieniec</text:p>
          </table:table-cell>
          <table:table-cell office:value-type="string" calcext:value-type="string">
            <text:p>informatyk</text:p>
          </table:table-cell>
        </table:table-row>
      </table:table>
      <table:table table:name="Zadanie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zwisko</text:p>
          </table:table-cell>
          <table:table-cell office:value-type="string" calcext:value-type="string">
            <text:p>Imię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escowość</text:p>
          </table:table-cell>
          <table:table-cell office:value-type="string" calcext:value-type="string">
            <text:p>Stanowisko</text:p>
          </table:table-cell>
        </table:table-row>
        <table:table-row table:style-name="ro1" table:visibility="filter">
          <table:table-cell office:value-type="string" calcext:value-type="string">
            <text:p>Smith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2-01-71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prawnik</text:p>
          </table:table-cell>
        </table:table-row>
        <table:table-row table:style-name="ro1" table:visibility="filter">
          <table:table-cell office:value-type="string" calcext:value-type="string">
            <text:p>Kowal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02-12-6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ekretarka</text:p>
          </table:table-cell>
        </table:table-row>
        <table:table-row table:style-name="ro1" table:visibility="filter">
          <table:table-cell office:value-type="string" calcext:value-type="string">
            <text:p>Anus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2-08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Chin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14-11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</table:table-row>
        <table:table-row table:style-name="ro1" table:visibility="filter">
          <table:table-cell office:value-type="string" calcext:value-type="string">
            <text:p>Mieta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17-03-63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grafik</text:p>
          </table:table-cell>
        </table:table-row>
        <table:table-row table:style-name="ro1" table:visibility="filter">
          <table:table-cell office:value-type="string" calcext:value-type="string">
            <text:p>Gate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8-05-67</text:p>
          </table:table-cell>
          <table:table-cell office:value-type="string" calcext:value-type="string">
            <text:p>Wachock</text:p>
          </table:table-cell>
          <table:table-cell office:value-type="string" calcext:value-type="string">
            <text:p>akwizytor</text:p>
          </table:table-cell>
        </table:table-row>
        <table:table-row table:style-name="ro1">
          <table:table-cell office:value-type="string" calcext:value-type="string">
            <text:p>Janasik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21-01-68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menadzer</text:p>
          </table:table-cell>
        </table:table-row>
        <table:table-row table:style-name="ro1" table:visibility="filter">
          <table:table-cell office:value-type="string" calcext:value-type="string">
            <text:p>Milion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14-02-63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radca</text:p>
          </table:table-cell>
        </table:table-row>
        <table:table-row table:style-name="ro1" table:visibility="filter">
          <table:table-cell office:value-type="string" calcext:value-type="string">
            <text:p>Bosman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01-01-70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ortier</text:p>
          </table:table-cell>
        </table:table-row>
        <table:table-row table:style-name="ro1" table:visibility="filter">
          <table:table-cell office:value-type="string" calcext:value-type="string">
            <text:p>Kildare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27-02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elektronik</text:p>
          </table:table-cell>
        </table:table-row>
        <table:table-row table:style-name="ro1" table:visibility="filter">
          <table:table-cell office:value-type="string" calcext:value-type="string">
            <text:p>Holmes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30-06-68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statystyk</text:p>
          </table:table-cell>
        </table:table-row>
        <table:table-row table:style-name="ro1">
          <table:table-cell office:value-type="string" calcext:value-type="string">
            <text:p>Kmici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10-08-66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Potoc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2-12-63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akwizytor</text:p>
          </table:table-cell>
        </table:table-row>
        <table:table-row table:style-name="ro1" table:visibility="filter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16-11-66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onik</text:p>
          </table:table-cell>
        </table:table-row>
        <table:table-row table:style-name="ro1" table:visibility="filter">
          <table:table-cell office:value-type="string" calcext:value-type="string">
            <text:p>Inn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07-06-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grafik</text:p>
          </table:table-cell>
        </table:table-row>
        <table:table-row table:style-name="ro1" table:visibility="filter">
          <table:table-cell office:value-type="string" calcext:value-type="string">
            <text:p>Rozny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22-01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Boss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26-03-66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</table:table-row>
        <table:table-row table:style-name="ro1" table:visibility="filter">
          <table:table-cell office:value-type="string" calcext:value-type="string">
            <text:p>Gat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3-07-70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menadzer</text:p>
          </table:table-cell>
        </table:table-row>
        <table:table-row table:style-name="ro1" table:visibility="filter">
          <table:table-cell office:value-type="string" calcext:value-type="string">
            <text:p>Potocki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1-09-65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portier</text:p>
          </table:table-cell>
        </table:table-row>
        <table:table-row table:style-name="ro1" table:visibility="filter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04-05-65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radca</text:p>
          </table:table-cell>
        </table:table-row>
        <table:table-row table:style-name="ro1" table:visibility="filter">
          <table:table-cell office:value-type="string" calcext:value-type="string">
            <text:p>Bosman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04-05-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ekretarka</text:p>
          </table:table-cell>
        </table:table-row>
        <table:table-row table:style-name="ro1" table:visibility="filter">
          <table:table-cell office:value-type="string" calcext:value-type="string">
            <text:p>Smith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5-04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statystyk</text:p>
          </table:table-cell>
        </table:table-row>
        <table:table-row table:style-name="ro1" table:visibility="filter">
          <table:table-cell office:value-type="string" calcext:value-type="string">
            <text:p>Rozny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22-05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sekretarka</text:p>
          </table:table-cell>
        </table:table-row>
        <table:table-row table:style-name="ro1" table:visibility="filter">
          <table:table-cell office:value-type="string" calcext:value-type="string">
            <text:p>Potocki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1-10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radca</text:p>
          </table:table-cell>
        </table:table-row>
        <table:table-row table:style-name="ro1" table:visibility="filter">
          <table:table-cell office:value-type="string" calcext:value-type="string">
            <text:p>Poto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3-01-6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Milion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02-10-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rtier</text:p>
          </table:table-cell>
        </table:table-row>
        <table:table-row table:style-name="ro1" table:visibility="filter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6-05-65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menadzer</text:p>
          </table:table-cell>
        </table:table-row>
        <table:table-row table:style-name="ro1" table:visibility="filter">
          <table:table-cell office:value-type="string" calcext:value-type="string">
            <text:p>Mieta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05-07-70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ksiegowy</text:p>
          </table:table-cell>
        </table:table-row>
        <table:table-row table:style-name="ro1" table:visibility="filter">
          <table:table-cell office:value-type="string" calcext:value-type="string">
            <text:p>Kowa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12-01-70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Kmicic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13-06-64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grafik</text:p>
          </table:table-cell>
        </table:table-row>
        <table:table-row table:style-name="ro1" table:visibility="filter">
          <table:table-cell office:value-type="string" calcext:value-type="string">
            <text:p>Kop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15-10-70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elektronik</text:p>
          </table:table-cell>
        </table:table-row>
        <table:table-row table:style-name="ro1" table:visibility="filter">
          <table:table-cell office:value-type="string" calcext:value-type="string">
            <text:p>Janasik</text:p>
          </table:table-cell>
          <table:table-cell office:value-type="string" calcext:value-type="string">
            <text:p>Iza</text:p>
          </table:table-cell>
          <table:table-cell office:value-type="string" calcext:value-type="string">
            <text:p>24-02-69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elektronik</text:p>
          </table:table-cell>
        </table:table-row>
        <table:table-row table:style-name="ro1" table:visibility="filter">
          <table:table-cell office:value-type="string" calcext:value-type="string">
            <text:p>Inny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8-02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akwizytor</text:p>
          </table:table-cell>
        </table:table-row>
        <table:table-row table:style-name="ro1" table:visibility="filter">
          <table:table-cell office:value-type="string" calcext:value-type="string">
            <text:p>Holme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25-12-7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akwizytor</text:p>
          </table:table-cell>
        </table:table-row>
        <table:table-row table:style-name="ro1" table:visibility="filter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5-02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ksiegowy</text:p>
          </table:table-cell>
        </table:table-row>
        <table:table-row table:style-name="ro1" table:visibility="filter">
          <table:table-cell office:value-type="string" calcext:value-type="string">
            <text:p>Gates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18-11-6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menadzer</text:p>
          </table:table-cell>
        </table:table-row>
        <table:table-row table:style-name="ro1" table:visibility="filter">
          <table:table-cell office:value-type="string" calcext:value-type="string">
            <text:p>Gates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5-01-68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ortier</text:p>
          </table:table-cell>
        </table:table-row>
        <table:table-row table:style-name="ro1" table:visibility="filter">
          <table:table-cell office:value-type="string" calcext:value-type="string">
            <text:p>Chinski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04-05-69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</table:table-row>
        <table:table-row table:style-name="ro1" table:visibility="filter">
          <table:table-cell office:value-type="string" calcext:value-type="string">
            <text:p>Bos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5-04-65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ekretarka</text:p>
          </table:table-cell>
        </table:table-row>
        <table:table-row table:style-name="ro1" table:visibility="filter">
          <table:table-cell office:value-type="string" calcext:value-type="string">
            <text:p>Bosman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8-09-69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tatystyk</text:p>
          </table:table-cell>
        </table:table-row>
        <table:table-row table:style-name="ro1" table:visibility="filter">
          <table:table-cell office:value-type="string" calcext:value-type="string">
            <text:p>Bosman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29-09-70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ekretarka</text:p>
          </table:table-cell>
        </table:table-row>
        <table:table-row table:style-name="ro1" table:visibility="filter">
          <table:table-cell office:value-type="string" calcext:value-type="string">
            <text:p>Aanus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02-02-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radca</text:p>
          </table:table-cell>
        </table:table-row>
        <table:table-row table:style-name="ro1">
          <table:table-cell office:value-type="string" calcext:value-type="string">
            <text:p>Kiel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05-09-7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Gagat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03-12-67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tier</text:p>
          </table:table-cell>
        </table:table-row>
        <table:table-row table:style-name="ro1" table:visibility="filter">
          <table:table-cell office:value-type="string" calcext:value-type="string">
            <text:p>Borowik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10-12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Soski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26-07-68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Musial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30-08-67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Zysk</text:p>
          </table:table-cell>
          <table:table-cell office:value-type="string" calcext:value-type="string">
            <text:p>Maryla</text:p>
          </table:table-cell>
          <table:table-cell office:value-type="string" calcext:value-type="string">
            <text:p>11-04-65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grafik</text:p>
          </table:table-cell>
        </table:table-row>
        <table:table-row table:style-name="ro1" table:visibility="filter">
          <table:table-cell office:value-type="string" calcext:value-type="string">
            <text:p>Robak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02-07-67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elektronik</text:p>
          </table:table-cell>
        </table:table-row>
        <table:table-row table:style-name="ro1" table:visibility="filter">
          <table:table-cell office:value-type="string" calcext:value-type="string">
            <text:p>Soplica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01-01-63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elektronik</text:p>
          </table:table-cell>
        </table:table-row>
        <table:table-row table:style-name="ro1" table:visibility="filter">
          <table:table-cell office:value-type="string" calcext:value-type="string">
            <text:p>Sawyer</text:p>
          </table:table-cell>
          <table:table-cell office:value-type="string" calcext:value-type="string">
            <text:p>Tomek</text:p>
          </table:table-cell>
          <table:table-cell office:value-type="string" calcext:value-type="string">
            <text:p>13-09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konom</text:p>
          </table:table-cell>
        </table:table-row>
        <table:table-row table:style-name="ro1" table:visibility="filter">
          <table:table-cell office:value-type="string" calcext:value-type="string">
            <text:p>Kowalski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10-03-64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ekonomista</text:p>
          </table:table-cell>
        </table:table-row>
        <table:table-row table:style-name="ro1" table:visibility="filter">
          <table:table-cell office:value-type="string" calcext:value-type="string">
            <text:p>Grzeskowia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01-01-66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rchander</text:p>
          </table:table-cell>
        </table:table-row>
        <table:table-row table:style-name="ro1">
          <table:table-cell office:value-type="string" calcext:value-type="string">
            <text:p>Boruta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21-12-64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magazynier</text:p>
          </table:table-cell>
        </table:table-row>
        <table:table-row table:style-name="ro1">
          <table:table-cell office:value-type="string" calcext:value-type="string">
            <text:p>Jasiak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08-03-68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statystyk</text:p>
          </table:table-cell>
        </table:table-row>
        <table:table-row table:style-name="ro1" table:visibility="filter">
          <table:table-cell office:value-type="string" calcext:value-type="string">
            <text:p>Zysk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07-03-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sekretarka</text:p>
          </table:table-cell>
        </table:table-row>
        <table:table-row table:style-name="ro1" table:visibility="filter">
          <table:table-cell office:value-type="string" calcext:value-type="string">
            <text:p>Soplica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19-05-65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</table:table-row>
        <table:table-row table:style-name="ro1" table:visibility="filter">
          <table:table-cell office:value-type="string" calcext:value-type="string">
            <text:p>Sawyer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22-03-61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Robak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16-07-6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tier</text:p>
          </table:table-cell>
        </table:table-row>
        <table:table-row table:style-name="ro1" table:visibility="filter">
          <table:table-cell office:value-type="string" calcext:value-type="string">
            <text:p>Kowalski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09-11-63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menadzer</text:p>
          </table:table-cell>
        </table:table-row>
        <table:table-row table:style-name="ro1" table:visibility="filter">
          <table:table-cell office:value-type="string" calcext:value-type="string">
            <text:p>Jasiak</text:p>
          </table:table-cell>
          <table:table-cell office:value-type="string" calcext:value-type="string">
            <text:p>Morus</text:p>
          </table:table-cell>
          <table:table-cell office:value-type="string" calcext:value-type="string">
            <text:p>15-07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</table:table-row>
        <table:table-row table:style-name="ro1" table:visibility="filter">
          <table:table-cell office:value-type="string" calcext:value-type="string">
            <text:p>Grzeskowiak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14-05-69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ochroniarz</text:p>
          </table:table-cell>
        </table:table-row>
        <table:table-row table:style-name="ro1" table:visibility="filter">
          <table:table-cell office:value-type="string" calcext:value-type="string">
            <text:p>Boruta</text:p>
          </table:table-cell>
          <table:table-cell office:value-type="string" calcext:value-type="string">
            <text:p>Tomek</text:p>
          </table:table-cell>
          <table:table-cell office:value-type="string" calcext:value-type="string">
            <text:p>25-12-65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ochroniarz</text:p>
          </table:table-cell>
        </table:table-row>
        <table:table-row table:style-name="ro1" table:visibility="filter">
          <table:table-cell office:value-type="string" calcext:value-type="string">
            <text:p>Szum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26-11-55</text:p>
          </table:table-cell>
          <table:table-cell office:value-type="string" calcext:value-type="string">
            <text:p>Krosno</text:p>
          </table:table-cell>
          <table:table-cell office:value-type="string" calcext:value-type="string">
            <text:p>akwizytor</text:p>
          </table:table-cell>
        </table:table-row>
        <table:table-row table:style-name="ro1">
          <table:table-cell office:value-type="string" calcext:value-type="string">
            <text:p>Karpo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27-03-59</text:p>
          </table:table-cell>
          <table:table-cell office:value-type="string" calcext:value-type="string">
            <text:p>Bialystok</text:p>
          </table:table-cell>
          <table:table-cell office:value-type="string" calcext:value-type="string">
            <text:p>rzecznik</text:p>
          </table:table-cell>
        </table:table-row>
        <table:table-row table:style-name="ro1" table:visibility="filter">
          <table:table-cell office:value-type="string" calcext:value-type="string">
            <text:p>Kilarski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28-12-65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redaktor</text:p>
          </table:table-cell>
        </table:table-row>
        <table:table-row table:style-name="ro1" table:visibility="filter">
          <table:table-cell office:value-type="string" calcext:value-type="string">
            <text:p>Waz</text:p>
          </table:table-cell>
          <table:table-cell office:value-type="string" calcext:value-type="string">
            <text:p>Fryderyk</text:p>
          </table:table-cell>
          <table:table-cell office:value-type="string" calcext:value-type="string">
            <text:p>26-02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ksiegowy</text:p>
          </table:table-cell>
        </table:table-row>
        <table:table-row table:style-name="ro1" table:visibility="filter">
          <table:table-cell office:value-type="string" calcext:value-type="string">
            <text:p>Kamins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30-10-60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elektryk</text:p>
          </table:table-cell>
        </table:table-row>
        <table:table-row table:style-name="ro1" table:visibility="filter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10-05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konserwator</text:p>
          </table:table-cell>
        </table:table-row>
        <table:table-row table:style-name="ro1" table:visibility="filter">
          <table:table-cell office:value-type="string" calcext:value-type="string">
            <text:p>Inn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20-07-63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operator</text:p>
          </table:table-cell>
        </table:table-row>
        <table:table-row table:style-name="ro1" table:visibility="filter">
          <table:table-cell office:value-type="string" calcext:value-type="string">
            <text:p>Rozny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0-06-57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ochroniarz</text:p>
          </table:table-cell>
        </table:table-row>
        <table:table-row table:style-name="ro1" table:visibility="filter">
          <table:table-cell office:value-type="string" calcext:value-type="string">
            <text:p>Boss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11-04-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Gat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2-07-6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grafik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2-01-63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radca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1-09-64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ksiegowy</text:p>
          </table:table-cell>
        </table:table-row>
        <table:table-row table:style-name="ro1" table:visibility="filter">
          <table:table-cell office:value-type="string" calcext:value-type="string">
            <text:p>Bosman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0-04-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konserwator</text:p>
          </table:table-cell>
        </table:table-row>
        <table:table-row table:style-name="ro1" table:visibility="filter">
          <table:table-cell office:value-type="string" calcext:value-type="string">
            <text:p>Inny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8-02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ierowca</text:p>
          </table:table-cell>
        </table:table-row>
        <table:table-row table:style-name="ro1" table:visibility="filter">
          <table:table-cell office:value-type="string" calcext:value-type="string">
            <text:p>Holme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25-12-7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statystyk</text:p>
          </table:table-cell>
        </table:table-row>
        <table:table-row table:style-name="ro1" table:visibility="filter">
          <table:table-cell office:value-type="string" calcext:value-type="string">
            <text:p>Gigant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25-02-68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ekretarka</text:p>
          </table:table-cell>
        </table:table-row>
        <table:table-row table:style-name="ro1" table:visibility="filter">
          <table:table-cell office:value-type="string" calcext:value-type="string">
            <text:p>Gates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9-09-70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techniczny</text:p>
          </table:table-cell>
        </table:table-row>
        <table:table-row table:style-name="ro1" table:visibility="filter">
          <table:table-cell office:value-type="string" calcext:value-type="string">
            <text:p>Gat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18-09-67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radca</text:p>
          </table:table-cell>
        </table:table-row>
        <table:table-row table:style-name="ro1" table:visibility="filter">
          <table:table-cell office:value-type="string" calcext:value-type="string">
            <text:p>Chrust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14-05-69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</table:table-row>
        <table:table-row table:style-name="ro1" table:visibility="filter">
          <table:table-cell office:value-type="string" calcext:value-type="string">
            <text:p>Bast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05-01-62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Boran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8-11-62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zadkowa</text:p>
          </table:table-cell>
        </table:table-row>
        <table:table-row table:style-name="ro1" table:visibility="filter">
          <table:table-cell office:value-type="string" calcext:value-type="string">
            <text:p>Baran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25-04-60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zadkowa</text:p>
          </table:table-cell>
        </table:table-row>
        <table:table-row table:style-name="ro1" table:visibility="filter">
          <table:table-cell office:value-type="string" calcext:value-type="string">
            <text:p>Anusz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2-02-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Kiel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5-10-71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Gagatek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03-11-67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ksiegowy</text:p>
          </table:table-cell>
        </table:table-row>
        <table:table-row table:style-name="ro1" table:visibility="filter">
          <table:table-cell office:value-type="string" calcext:value-type="string">
            <text:p>Borowi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10-12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techniczny</text:p>
          </table:table-cell>
        </table:table-row>
        <table:table-row table:style-name="ro1" table:visibility="filter">
          <table:table-cell office:value-type="string" calcext:value-type="string">
            <text:p>Kowalski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02-01-6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kierowca</text:p>
          </table:table-cell>
        </table:table-row>
        <table:table-row table:style-name="ro1" table:visibility="filter">
          <table:table-cell office:value-type="string" calcext:value-type="string">
            <text:p>Kaczan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11-09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yk</text:p>
          </table:table-cell>
        </table:table-row>
        <table:table-row table:style-name="ro1" table:visibility="filter">
          <table:table-cell office:value-type="string" calcext:value-type="string">
            <text:p>Wiss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0-04-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malarz</text:p>
          </table:table-cell>
        </table:table-row>
        <table:table-row table:style-name="ro1" table:visibility="filter">
          <table:table-cell office:value-type="string" calcext:value-type="string">
            <text:p>Wilk</text:p>
          </table:table-cell>
          <table:table-cell office:value-type="string" calcext:value-type="string">
            <text:p>Sabrina</text:p>
          </table:table-cell>
          <table:table-cell office:value-type="string" calcext:value-type="string">
            <text:p>13-12-5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pakowacz</text:p>
          </table:table-cell>
        </table:table-row>
        <table:table-row table:style-name="ro1" table:visibility="filter">
          <table:table-cell office:value-type="string" calcext:value-type="string">
            <text:p>Pacz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16-03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Galazka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03-02-61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prezes</text:p>
          </table:table-cell>
        </table:table-row>
        <table:table-row table:style-name="ro1" table:visibility="filter">
          <table:table-cell office:value-type="string" calcext:value-type="string">
            <text:p>Karpowicz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05-05-55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konserwator</text:p>
          </table:table-cell>
        </table:table-row>
        <table:table-row table:style-name="ro1" table:visibility="filter">
          <table:table-cell office:value-type="string" calcext:value-type="string">
            <text:p>Mat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09-07-6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pakowacz</text:p>
          </table:table-cell>
        </table:table-row>
        <table:table-row table:style-name="ro1" table:visibility="filter">
          <table:table-cell office:value-type="string" calcext:value-type="string">
            <text:p>Kulak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21-07-5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rzadkowy</text:p>
          </table:table-cell>
        </table:table-row>
        <table:table-row table:style-name="ro1" table:visibility="filter"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7-04-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kladacz</text:p>
          </table:table-cell>
        </table:table-row>
        <table:table-row table:style-name="ro1" table:visibility="filter">
          <table:table-cell office:value-type="string" calcext:value-type="string">
            <text:p>Busz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4-05-65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pakowacz</text:p>
          </table:table-cell>
        </table:table-row>
        <table:table-row table:style-name="ro1" table:visibility="filter">
          <table:table-cell office:value-type="string" calcext:value-type="string">
            <text:p>Hub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22-03-62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skladacz</text:p>
          </table:table-cell>
        </table:table-row>
        <table:table-row table:style-name="ro1" table:visibility="filter">
          <table:table-cell office:value-type="string" calcext:value-type="string">
            <text:p>Szum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06-10-61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administracja</text:p>
          </table:table-cell>
        </table:table-row>
        <table:table-row table:style-name="ro1" table:visibility="filter">
          <table:table-cell office:value-type="string" calcext:value-type="string">
            <text:p>Karp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9-11-53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yk</text:p>
          </table:table-cell>
        </table:table-row>
        <table:table-row table:style-name="ro1" table:visibility="filter">
          <table:table-cell office:value-type="string" calcext:value-type="string">
            <text:p>Kilarski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15-07-68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Waz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14-05-59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kierowca</text:p>
          </table:table-cell>
        </table:table-row>
        <table:table-row table:style-name="ro1" table:visibility="filter">
          <table:table-cell office:value-type="string" calcext:value-type="string">
            <text:p>Kamins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1-11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systent</text:p>
          </table:table-cell>
        </table:table-row>
        <table:table-row table:style-name="ro1" table:visibility="filter">
          <table:table-cell office:value-type="string" calcext:value-type="string">
            <text:p>Jar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7-01-5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techniczny</text:p>
          </table:table-cell>
        </table:table-row>
        <table:table-row table:style-name="ro1" table:visibility="filter">
          <table:table-cell office:value-type="string" calcext:value-type="string">
            <text:p>Wanik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27-03-60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Lisowski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28-12-64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nadzer</text:p>
          </table:table-cell>
        </table:table-row>
        <table:table-row table:style-name="ro1" table:visibility="filter">
          <table:table-cell office:value-type="string" calcext:value-type="string">
            <text:p>Lapa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26-02-63</text:p>
          </table:table-cell>
          <table:table-cell office:value-type="string" calcext:value-type="string">
            <text:p>Walbrzych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Miturski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30-10-6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Lysiak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10-05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sekretarka</text:p>
          </table:table-cell>
        </table:table-row>
        <table:table-row table:style-name="ro1" table:visibility="filter">
          <table:table-cell office:value-type="string" calcext:value-type="string">
            <text:p>Wnu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0-07-6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menadzer</text:p>
          </table:table-cell>
        </table:table-row>
        <table:table-row table:style-name="ro1" table:visibility="filter">
          <table:table-cell office:value-type="string" calcext:value-type="string">
            <text:p>Mazur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10-06-57</text:p>
          </table:table-cell>
          <table:table-cell office:value-type="string" calcext:value-type="string">
            <text:p>Klodzko</text:p>
          </table:table-cell>
          <table:table-cell office:value-type="string" calcext:value-type="string">
            <text:p>menadzer</text:p>
          </table:table-cell>
        </table:table-row>
        <table:table-row table:style-name="ro1" table:visibility="filter">
          <table:table-cell office:value-type="string" calcext:value-type="string">
            <text:p>Bod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1-05-6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Inglot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02-09-6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kladacz</text:p>
          </table:table-cell>
        </table:table-row>
        <table:table-row table:style-name="ro1" table:visibility="filter">
          <table:table-cell office:value-type="string" calcext:value-type="string">
            <text:p>Magierowicz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2-01-63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akowacz</text:p>
          </table:table-cell>
        </table:table-row>
        <table:table-row table:style-name="ro1">
          <table:table-cell office:value-type="string" calcext:value-type="string">
            <text:p>Myslicki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1-08-62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zadkowy</text:p>
          </table:table-cell>
        </table:table-row>
        <table:table-row table:style-name="ro1" table:visibility="filter">
          <table:table-cell office:value-type="string" calcext:value-type="string">
            <text:p>Rengifo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30-04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grafik</text:p>
          </table:table-cell>
        </table:table-row>
        <table:table-row table:style-name="ro1" table:visibility="filter">
          <table:table-cell office:value-type="string" calcext:value-type="string">
            <text:p>Sasim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25-12-65</text:p>
          </table:table-cell>
          <table:table-cell office:value-type="string" calcext:value-type="string">
            <text:p>Czernica</text:p>
          </table:table-cell>
          <table:table-cell office:value-type="string" calcext:value-type="string">
            <text:p>administracja</text:p>
          </table:table-cell>
        </table:table-row>
        <table:table-row table:style-name="ro1" table:visibility="filter">
          <table:table-cell office:value-type="string" calcext:value-type="string">
            <text:p>Stopyr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26-11-5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dministracja</text:p>
          </table:table-cell>
        </table:table-row>
        <table:table-row table:style-name="ro1" table:visibility="filter">
          <table:table-cell office:value-type="string" calcext:value-type="string">
            <text:p>Golanczy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27-03-59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techniczny</text:p>
          </table:table-cell>
        </table:table-row>
        <table:table-row table:style-name="ro1" table:visibility="filter">
          <table:table-cell office:value-type="string" calcext:value-type="string">
            <text:p>Ludziejewsk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28-12-65</text:p>
          </table:table-cell>
          <table:table-cell office:value-type="string" calcext:value-type="string">
            <text:p>Kamieniec</text:p>
          </table:table-cell>
          <table:table-cell office:value-type="string" calcext:value-type="string">
            <text:p>ksiegowy</text:p>
          </table:table-cell>
        </table:table-row>
        <table:table-row table:style-name="ro1" table:visibility="filter">
          <table:table-cell office:value-type="string" calcext:value-type="string">
            <text:p>Iwaszko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26-02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konserwator</text:p>
          </table:table-cell>
        </table:table-row>
        <table:table-row table:style-name="ro1" table:visibility="filter">
          <table:table-cell office:value-type="string" calcext:value-type="string">
            <text:p>Muraszkowsk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30-10-60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kierowca</text:p>
          </table:table-cell>
        </table:table-row>
        <table:table-row table:style-name="ro1" table:visibility="filter">
          <table:table-cell office:value-type="string" calcext:value-type="string">
            <text:p>Grzegorczy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10-05-70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tatystyk</text:p>
          </table:table-cell>
        </table:table-row>
        <table:table-row table:style-name="ro1" table:visibility="filter">
          <table:table-cell office:value-type="string" calcext:value-type="string">
            <text:p>Kurylek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20-07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dministracja</text:p>
          </table:table-cell>
        </table:table-row>
        <table:table-row table:style-name="ro1" table:visibility="filter">
          <table:table-cell office:value-type="string" calcext:value-type="string">
            <text:p>Aba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10-06-57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grafik</text:p>
          </table:table-cell>
        </table:table-row>
        <table:table-row table:style-name="ro1" table:visibility="filter">
          <table:table-cell office:value-type="string" calcext:value-type="string">
            <text:p>Susel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13-05-67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skladacz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01-01-7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tier</text:p>
          </table:table-cell>
        </table:table-row>
        <table:table-row table:style-name="ro1" table:visibility="filter">
          <table:table-cell office:value-type="string" calcext:value-type="string">
            <text:p>Boss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26-03-66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ksiegowy</text:p>
          </table:table-cell>
        </table:table-row>
        <table:table-row table:style-name="ro1" table:visibility="filter">
          <table:table-cell office:value-type="string" calcext:value-type="string">
            <text:p>Kildare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7-02-68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onik</text:p>
          </table:table-cell>
        </table:table-row>
        <table:table-row table:style-name="ro1" table:visibility="filter">
          <table:table-cell office:value-type="string" calcext:value-type="string">
            <text:p>Gigant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16-11-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elektronik</text:p>
          </table:table-cell>
        </table:table-row>
        <table:table-row table:style-name="ro1" table:visibility="filter">
          <table:table-cell office:value-type="string" calcext:value-type="string">
            <text:p>Potoc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2-12-63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akwizytor</text:p>
          </table:table-cell>
        </table:table-row>
        <table:table-row table:style-name="ro1" table:visibility="filter">
          <table:table-cell office:value-type="string" calcext:value-type="string">
            <text:p>Holmes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30-06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statystyk</text:p>
          </table:table-cell>
        </table:table-row>
        <table:table-row table:style-name="ro1" table:visibility="filter">
          <table:table-cell office:value-type="string" calcext:value-type="string">
            <text:p>Kmicic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10-08-66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Rozny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22-01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Inny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07-06-66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grafik</text:p>
          </table:table-cell>
        </table:table-row>
        <table:table-row table:style-name="ro1" table:visibility="filter">
          <table:table-cell office:value-type="string" calcext:value-type="string">
            <text:p>Adaszyn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01-03-73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sekretarka</text:p>
          </table:table-cell>
        </table:table-row>
        <table:table-row table:style-name="ro1" table:visibility="filter">
          <table:table-cell office:value-type="string" calcext:value-type="string">
            <text:p>Cebula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11-02-75</text:p>
          </table:table-cell>
          <table:table-cell office:value-type="string" calcext:value-type="string">
            <text:p>Kamieniec</text:p>
          </table:table-cell>
          <table:table-cell office:value-type="string" calcext:value-type="string">
            <text:p>informatyk</text:p>
          </table:table-cell>
        </table:table-row>
      </table:table>
      <table:table table:name="Zadanie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azwisko</text:p>
          </table:table-cell>
          <table:table-cell office:value-type="string" calcext:value-type="string">
            <text:p>Imię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escowość</text:p>
          </table:table-cell>
          <table:table-cell office:value-type="string" calcext:value-type="string">
            <text:p>Stanowisko</text:p>
          </table:table-cell>
          <table:table-cell table:style-name="ce1" office:value-type="string" calcext:value-type="string">
            <text:p>Kod</text:p>
          </table:table-cell>
          <table:table-cell table:style-name="ce2" office:value-type="string" calcext:value-type="string">
            <text:p>Zestawienie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2-01-71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prawnik</text:p>
          </table:table-cell>
          <table:table-cell table:formula="of:=LOWER(COM.MICROSOFT.CONCAT(MID([.A2];1;1); MID([.B2];1;1); MID([.C2];7;2)))" office:value-type="string" office:string-value="sj71" calcext:value-type="string">
            <text:p>sj71</text:p>
          </table:table-cell>
          <table:table-cell table:formula="of:=COM.MICROSOFT.TEXTJOIN(&quot; &quot;; 0; [.B2];[.A2];[.C2];[.F2])" office:value-type="string" office:string-value="Jan Smith 22-01-71 sj71" calcext:value-type="string">
            <text:p>Jan Smith 22-01-71 sj71</text:p>
          </table:table-cell>
        </table:table-row>
        <table:table-row table:style-name="ro1">
          <table:table-cell office:value-type="string" calcext:value-type="string">
            <text:p>Kowal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02-12-6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ekretarka</text:p>
          </table:table-cell>
          <table:table-cell table:formula="of:=LOWER(COM.MICROSOFT.CONCAT(MID([.A3];1;1); MID([.B3];1;1); MID([.C3];7;2)))" office:value-type="string" office:string-value="km69" calcext:value-type="string">
            <text:p>km69</text:p>
          </table:table-cell>
          <table:table-cell table:formula="of:=COM.MICROSOFT.TEXTJOIN(&quot; &quot;; 0; [.B3];[.A3];[.C3];[.F3])" office:value-type="string" office:string-value="Michal Kowal 02-12-69 km69" calcext:value-type="string">
            <text:p>Michal Kowal 02-12-69 km69</text:p>
          </table:table-cell>
        </table:table-row>
        <table:table-row table:style-name="ro1">
          <table:table-cell office:value-type="string" calcext:value-type="string">
            <text:p>Anus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2-08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informatyk</text:p>
          </table:table-cell>
          <table:table-cell table:formula="of:=LOWER(COM.MICROSOFT.CONCAT(MID([.A4];1;1); MID([.B4];1;1); MID([.C4];7;2)))" office:value-type="string" office:string-value="aa64" calcext:value-type="string">
            <text:p>aa64</text:p>
          </table:table-cell>
          <table:table-cell table:formula="of:=COM.MICROSOFT.TEXTJOIN(&quot; &quot;; 0; [.B4];[.A4];[.C4];[.F4])" office:value-type="string" office:string-value="Anna Anusz 22-08-64 aa64" calcext:value-type="string">
            <text:p>Anna Anusz 22-08-64 aa64</text:p>
          </table:table-cell>
        </table:table-row>
        <table:table-row table:style-name="ro1">
          <table:table-cell office:value-type="string" calcext:value-type="string">
            <text:p>Chin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14-11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  <table:table-cell table:formula="of:=LOWER(COM.MICROSOFT.CONCAT(MID([.A5];1;1); MID([.B5];1;1); MID([.C5];7;2)))" office:value-type="string" office:string-value="cm68" calcext:value-type="string">
            <text:p>cm68</text:p>
          </table:table-cell>
          <table:table-cell table:formula="of:=COM.MICROSOFT.TEXTJOIN(&quot; &quot;; 0; [.B5];[.A5];[.C5];[.F5])" office:value-type="string" office:string-value="Marek Chinski 14-11-68 cm68" calcext:value-type="string">
            <text:p>Marek Chinski 14-11-68 cm68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17-03-63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grafik</text:p>
          </table:table-cell>
          <table:table-cell table:formula="of:=LOWER(COM.MICROSOFT.CONCAT(MID([.A6];1;1); MID([.B6];1;1); MID([.C6];7;2)))" office:value-type="string" office:string-value="mr63" calcext:value-type="string">
            <text:p>mr63</text:p>
          </table:table-cell>
          <table:table-cell table:formula="of:=COM.MICROSOFT.TEXTJOIN(&quot; &quot;; 0; [.B6];[.A6];[.C6];[.F6])" office:value-type="string" office:string-value="Roman Mieta 17-03-63 mr63" calcext:value-type="string">
            <text:p>Roman Mieta 17-03-63 mr63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8-05-67</text:p>
          </table:table-cell>
          <table:table-cell office:value-type="string" calcext:value-type="string">
            <text:p>Wachock</text:p>
          </table:table-cell>
          <table:table-cell office:value-type="string" calcext:value-type="string">
            <text:p>akwizytor</text:p>
          </table:table-cell>
          <table:table-cell table:formula="of:=LOWER(COM.MICROSOFT.CONCAT(MID([.A7];1;1); MID([.B7];1;1); MID([.C7];7;2)))" office:value-type="string" office:string-value="gk67" calcext:value-type="string">
            <text:p>gk67</text:p>
          </table:table-cell>
          <table:table-cell table:formula="of:=COM.MICROSOFT.TEXTJOIN(&quot; &quot;; 0; [.B7];[.A7];[.C7];[.F7])" office:value-type="string" office:string-value="Karol Gates 18-05-67 gk67" calcext:value-type="string">
            <text:p>Karol Gates 18-05-67 gk67</text:p>
          </table:table-cell>
        </table:table-row>
        <table:table-row table:style-name="ro1">
          <table:table-cell office:value-type="string" calcext:value-type="string">
            <text:p>Janasik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21-01-68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menadzer</text:p>
          </table:table-cell>
          <table:table-cell table:formula="of:=LOWER(COM.MICROSOFT.CONCAT(MID([.A8];1;1); MID([.B8];1;1); MID([.C8];7;2)))" office:value-type="string" office:string-value="ja68" calcext:value-type="string">
            <text:p>ja68</text:p>
          </table:table-cell>
          <table:table-cell table:formula="of:=COM.MICROSOFT.TEXTJOIN(&quot; &quot;; 0; [.B8];[.A8];[.C8];[.F8])" office:value-type="string" office:string-value="Anatol Janasik 21-01-68 ja68" calcext:value-type="string">
            <text:p>Anatol Janasik 21-01-68 ja68</text:p>
          </table:table-cell>
        </table:table-row>
        <table:table-row table:style-name="ro1">
          <table:table-cell office:value-type="string" calcext:value-type="string">
            <text:p>Milion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14-02-63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radca</text:p>
          </table:table-cell>
          <table:table-cell table:formula="of:=LOWER(COM.MICROSOFT.CONCAT(MID([.A9];1;1); MID([.B9];1;1); MID([.C9];7;2)))" office:value-type="string" office:string-value="me63" calcext:value-type="string">
            <text:p>me63</text:p>
          </table:table-cell>
          <table:table-cell table:formula="of:=COM.MICROSOFT.TEXTJOIN(&quot; &quot;; 0; [.B9];[.A9];[.C9];[.F9])" office:value-type="string" office:string-value="Ewa Milion 14-02-63 me63" calcext:value-type="string">
            <text:p>Ewa Milion 14-02-63 me63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01-01-70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ortier</text:p>
          </table:table-cell>
          <table:table-cell table:formula="of:=LOWER(COM.MICROSOFT.CONCAT(MID([.A10];1;1); MID([.B10];1;1); MID([.C10];7;2)))" office:value-type="string" office:string-value="bb70" calcext:value-type="string">
            <text:p>bb70</text:p>
          </table:table-cell>
          <table:table-cell table:formula="of:=COM.MICROSOFT.TEXTJOIN(&quot; &quot;; 0; [.B10];[.A10];[.C10];[.F10])" office:value-type="string" office:string-value="Bogdan Bosman 01-01-70 bb70" calcext:value-type="string">
            <text:p>Bogdan Bosman 01-01-70 bb70</text:p>
          </table:table-cell>
        </table:table-row>
        <table:table-row table:style-name="ro1">
          <table:table-cell office:value-type="string" calcext:value-type="string">
            <text:p>Kildare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27-02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elektronik</text:p>
          </table:table-cell>
          <table:table-cell table:formula="of:=LOWER(COM.MICROSOFT.CONCAT(MID([.A11];1;1); MID([.B11];1;1); MID([.C11];7;2)))" office:value-type="string" office:string-value="kd68" calcext:value-type="string">
            <text:p>kd68</text:p>
          </table:table-cell>
          <table:table-cell table:formula="of:=COM.MICROSOFT.TEXTJOIN(&quot; &quot;; 0; [.B11];[.A11];[.C11];[.F11])" office:value-type="string" office:string-value="Dariusz Kildare 27-02-68 kd68" calcext:value-type="string">
            <text:p>Dariusz Kildare 27-02-68 kd68</text:p>
          </table:table-cell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30-06-68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statystyk</text:p>
          </table:table-cell>
          <table:table-cell table:formula="of:=LOWER(COM.MICROSOFT.CONCAT(MID([.A12];1;1); MID([.B12];1;1); MID([.C12];7;2)))" office:value-type="string" office:string-value="hj68" calcext:value-type="string">
            <text:p>hj68</text:p>
          </table:table-cell>
          <table:table-cell table:formula="of:=COM.MICROSOFT.TEXTJOIN(&quot; &quot;; 0; [.B12];[.A12];[.C12];[.F12])" office:value-type="string" office:string-value="Jakub Holmes 30-06-68 hj68" calcext:value-type="string">
            <text:p>Jakub Holmes 30-06-68 hj68</text:p>
          </table:table-cell>
        </table:table-row>
        <table:table-row table:style-name="ro1">
          <table:table-cell office:value-type="string" calcext:value-type="string">
            <text:p>Kmici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10-08-66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  <table:table-cell table:formula="of:=LOWER(COM.MICROSOFT.CONCAT(MID([.A13];1;1); MID([.B13];1;1); MID([.C13];7;2)))" office:value-type="string" office:string-value="kj66" calcext:value-type="string">
            <text:p>kj66</text:p>
          </table:table-cell>
          <table:table-cell table:formula="of:=COM.MICROSOFT.TEXTJOIN(&quot; &quot;; 0; [.B13];[.A13];[.C13];[.F13])" office:value-type="string" office:string-value="Jan Kmicic 10-08-66 kj66" calcext:value-type="string">
            <text:p>Jan Kmicic 10-08-66 kj66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2-12-63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akwizytor</text:p>
          </table:table-cell>
          <table:table-cell table:formula="of:=LOWER(COM.MICROSOFT.CONCAT(MID([.A14];1;1); MID([.B14];1;1); MID([.C14];7;2)))" office:value-type="string" office:string-value="pg63" calcext:value-type="string">
            <text:p>pg63</text:p>
          </table:table-cell>
          <table:table-cell table:formula="of:=COM.MICROSOFT.TEXTJOIN(&quot; &quot;; 0; [.B14];[.A14];[.C14];[.F14])" office:value-type="string" office:string-value="Grzegorz Potocki 22-12-63 pg63" calcext:value-type="string">
            <text:p>Grzegorz Potocki 22-12-63 pg63</text:p>
          </table:table-cell>
        </table:table-row>
        <table:table-row table:style-name="ro1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16-11-66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onik</text:p>
          </table:table-cell>
          <table:table-cell table:formula="of:=LOWER(COM.MICROSOFT.CONCAT(MID([.A15];1;1); MID([.B15];1;1); MID([.C15];7;2)))" office:value-type="string" office:string-value="gg66" calcext:value-type="string">
            <text:p>gg66</text:p>
          </table:table-cell>
          <table:table-cell table:formula="of:=COM.MICROSOFT.TEXTJOIN(&quot; &quot;; 0; [.B15];[.A15];[.C15];[.F15])" office:value-type="string" office:string-value="Grzegorz Gigant 16-11-66 gg66" calcext:value-type="string">
            <text:p>Grzegorz Gigant 16-11-66 gg66</text:p>
          </table:table-cell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07-06-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grafik</text:p>
          </table:table-cell>
          <table:table-cell table:formula="of:=LOWER(COM.MICROSOFT.CONCAT(MID([.A16];1;1); MID([.B16];1;1); MID([.C16];7;2)))" office:value-type="string" office:string-value="is66" calcext:value-type="string">
            <text:p>is66</text:p>
          </table:table-cell>
          <table:table-cell table:formula="of:=COM.MICROSOFT.TEXTJOIN(&quot; &quot;; 0; [.B16];[.A16];[.C16];[.F16])" office:value-type="string" office:string-value="Stefan Inny 07-06-66 is66" calcext:value-type="string">
            <text:p>Stefan Inny 07-06-66 is66</text:p>
          </table:table-cell>
        </table:table-row>
        <table:table-row table:style-name="ro1">
          <table:table-cell office:value-type="string" calcext:value-type="string">
            <text:p>Rozny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22-01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  <table:table-cell table:formula="of:=LOWER(COM.MICROSOFT.CONCAT(MID([.A17];1;1); MID([.B17];1;1); MID([.C17];7;2)))" office:value-type="string" office:string-value="rs68" calcext:value-type="string">
            <text:p>rs68</text:p>
          </table:table-cell>
          <table:table-cell table:formula="of:=COM.MICROSOFT.TEXTJOIN(&quot; &quot;; 0; [.B17];[.A17];[.C17];[.F17])" office:value-type="string" office:string-value="Stanislaw Rozny 22-01-68 rs68" calcext:value-type="string">
            <text:p>Stanislaw Rozny 22-01-68 rs68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26-03-66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  <table:table-cell table:formula="of:=LOWER(COM.MICROSOFT.CONCAT(MID([.A18];1;1); MID([.B18];1;1); MID([.C18];7;2)))" office:value-type="string" office:string-value="bb66" calcext:value-type="string">
            <text:p>bb66</text:p>
          </table:table-cell>
          <table:table-cell table:formula="of:=COM.MICROSOFT.TEXTJOIN(&quot; &quot;; 0; [.B18];[.A18];[.C18];[.F18])" office:value-type="string" office:string-value="Bohdan Boss 26-03-66 bb66" calcext:value-type="string">
            <text:p>Bohdan Boss 26-03-66 bb66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3-07-70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menadzer</text:p>
          </table:table-cell>
          <table:table-cell table:formula="of:=LOWER(COM.MICROSOFT.CONCAT(MID([.A19];1;1); MID([.B19];1;1); MID([.C19];7;2)))" office:value-type="string" office:string-value="ga70" calcext:value-type="string">
            <text:p>ga70</text:p>
          </table:table-cell>
          <table:table-cell table:formula="of:=COM.MICROSOFT.TEXTJOIN(&quot; &quot;; 0; [.B19];[.A19];[.C19];[.F19])" office:value-type="string" office:string-value="Anna Gates 03-07-70 ga70" calcext:value-type="string">
            <text:p>Anna Gates 03-07-70 ga70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1-09-65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portier</text:p>
          </table:table-cell>
          <table:table-cell table:formula="of:=LOWER(COM.MICROSOFT.CONCAT(MID([.A20];1;1); MID([.B20];1;1); MID([.C20];7;2)))" office:value-type="string" office:string-value="ps65" calcext:value-type="string">
            <text:p>ps65</text:p>
          </table:table-cell>
          <table:table-cell table:formula="of:=COM.MICROSOFT.TEXTJOIN(&quot; &quot;; 0; [.B20];[.A20];[.C20];[.F20])" office:value-type="string" office:string-value="Stanislaw Potocki 01-09-65 ps65" calcext:value-type="string">
            <text:p>Stanislaw Potocki 01-09-65 ps65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04-05-65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radca</text:p>
          </table:table-cell>
          <table:table-cell table:formula="of:=LOWER(COM.MICROSOFT.CONCAT(MID([.A21];1;1); MID([.B21];1;1); MID([.C21];7;2)))" office:value-type="string" office:string-value="mk65" calcext:value-type="string">
            <text:p>mk65</text:p>
          </table:table-cell>
          <table:table-cell table:formula="of:=COM.MICROSOFT.TEXTJOIN(&quot; &quot;; 0; [.B21];[.A21];[.C21];[.F21])" office:value-type="string" office:string-value="Karol Mieta 04-05-65 mk65" calcext:value-type="string">
            <text:p>Karol Mieta 04-05-65 mk65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04-05-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ekretarka</text:p>
          </table:table-cell>
          <table:table-cell table:formula="of:=LOWER(COM.MICROSOFT.CONCAT(MID([.A22];1;1); MID([.B22];1;1); MID([.C22];7;2)))" office:value-type="string" office:string-value="bj67" calcext:value-type="string">
            <text:p>bj67</text:p>
          </table:table-cell>
          <table:table-cell table:formula="of:=COM.MICROSOFT.TEXTJOIN(&quot; &quot;; 0; [.B22];[.A22];[.C22];[.F22])" office:value-type="string" office:string-value="Jan Bosman 04-05-67 bj67" calcext:value-type="string">
            <text:p>Jan Bosman 04-05-67 bj67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5-04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statystyk</text:p>
          </table:table-cell>
          <table:table-cell table:formula="of:=LOWER(COM.MICROSOFT.CONCAT(MID([.A23];1;1); MID([.B23];1;1); MID([.C23];7;2)))" office:value-type="string" office:string-value="sj65" calcext:value-type="string">
            <text:p>sj65</text:p>
          </table:table-cell>
          <table:table-cell table:formula="of:=COM.MICROSOFT.TEXTJOIN(&quot; &quot;; 0; [.B23];[.A23];[.C23];[.F23])" office:value-type="string" office:string-value="Jan Smith 25-04-65 sj65" calcext:value-type="string">
            <text:p>Jan Smith 25-04-65 sj65</text:p>
          </table:table-cell>
        </table:table-row>
        <table:table-row table:style-name="ro1">
          <table:table-cell office:value-type="string" calcext:value-type="string">
            <text:p>Rozny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22-05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sekretarka</text:p>
          </table:table-cell>
          <table:table-cell table:formula="of:=LOWER(COM.MICROSOFT.CONCAT(MID([.A24];1;1); MID([.B24];1;1); MID([.C24];7;2)))" office:value-type="string" office:string-value="rm65" calcext:value-type="string">
            <text:p>rm65</text:p>
          </table:table-cell>
          <table:table-cell table:formula="of:=COM.MICROSOFT.TEXTJOIN(&quot; &quot;; 0; [.B24];[.A24];[.C24];[.F24])" office:value-type="string" office:string-value="Michal Rozny 22-05-65 rm65" calcext:value-type="string">
            <text:p>Michal Rozny 22-05-65 rm65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1-10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radca</text:p>
          </table:table-cell>
          <table:table-cell table:formula="of:=LOWER(COM.MICROSOFT.CONCAT(MID([.A25];1;1); MID([.B25];1;1); MID([.C25];7;2)))" office:value-type="string" office:string-value="pa65" calcext:value-type="string">
            <text:p>pa65</text:p>
          </table:table-cell>
          <table:table-cell table:formula="of:=COM.MICROSOFT.TEXTJOIN(&quot; &quot;; 0; [.B25];[.A25];[.C25];[.F25])" office:value-type="string" office:string-value="Anna Potocki 01-10-65 pa65" calcext:value-type="string">
            <text:p>Anna Potocki 01-10-65 pa65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3-01-6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nformatyk</text:p>
          </table:table-cell>
          <table:table-cell table:formula="of:=LOWER(COM.MICROSOFT.CONCAT(MID([.A26];1;1); MID([.B26];1;1); MID([.C26];7;2)))" office:value-type="string" office:string-value="pk65" calcext:value-type="string">
            <text:p>pk65</text:p>
          </table:table-cell>
          <table:table-cell table:formula="of:=COM.MICROSOFT.TEXTJOIN(&quot; &quot;; 0; [.B26];[.A26];[.C26];[.F26])" office:value-type="string" office:string-value="Karol Potocki 13-01-65 pk65" calcext:value-type="string">
            <text:p>Karol Potocki 13-01-65 pk65</text:p>
          </table:table-cell>
        </table:table-row>
        <table:table-row table:style-name="ro1">
          <table:table-cell office:value-type="string" calcext:value-type="string">
            <text:p>Milion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02-10-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rtier</text:p>
          </table:table-cell>
          <table:table-cell table:formula="of:=LOWER(COM.MICROSOFT.CONCAT(MID([.A27];1;1); MID([.B27];1;1); MID([.C27];7;2)))" office:value-type="string" office:string-value="mr66" calcext:value-type="string">
            <text:p>mr66</text:p>
          </table:table-cell>
          <table:table-cell table:formula="of:=COM.MICROSOFT.TEXTJOIN(&quot; &quot;; 0; [.B27];[.A27];[.C27];[.F27])" office:value-type="string" office:string-value="Roman Milion 02-10-66 mr66" calcext:value-type="string">
            <text:p>Roman Milion 02-10-66 mr66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6-05-65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menadzer</text:p>
          </table:table-cell>
          <table:table-cell table:formula="of:=LOWER(COM.MICROSOFT.CONCAT(MID([.A28];1;1); MID([.B28];1;1); MID([.C28];7;2)))" office:value-type="string" office:string-value="mk65" calcext:value-type="string">
            <text:p>mk65</text:p>
          </table:table-cell>
          <table:table-cell table:formula="of:=COM.MICROSOFT.TEXTJOIN(&quot; &quot;; 0; [.B28];[.A28];[.C28];[.F28])" office:value-type="string" office:string-value="Karol Mieta 16-05-65 mk65" calcext:value-type="string">
            <text:p>Karol Mieta 16-05-65 mk65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05-07-70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ksiegowy</text:p>
          </table:table-cell>
          <table:table-cell table:formula="of:=LOWER(COM.MICROSOFT.CONCAT(MID([.A29];1;1); MID([.B29];1;1); MID([.C29];7;2)))" office:value-type="string" office:string-value="ma70" calcext:value-type="string">
            <text:p>ma70</text:p>
          </table:table-cell>
          <table:table-cell table:formula="of:=COM.MICROSOFT.TEXTJOIN(&quot; &quot;; 0; [.B29];[.A29];[.C29];[.F29])" office:value-type="string" office:string-value="Anatol Mieta 05-07-70 ma70" calcext:value-type="string">
            <text:p>Anatol Mieta 05-07-70 ma70</text:p>
          </table:table-cell>
        </table:table-row>
        <table:table-row table:style-name="ro1">
          <table:table-cell office:value-type="string" calcext:value-type="string">
            <text:p>Kowa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12-01-70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informatyk</text:p>
          </table:table-cell>
          <table:table-cell table:formula="of:=LOWER(COM.MICROSOFT.CONCAT(MID([.A30];1;1); MID([.B30];1;1); MID([.C30];7;2)))" office:value-type="string" office:string-value="ke70" calcext:value-type="string">
            <text:p>ke70</text:p>
          </table:table-cell>
          <table:table-cell table:formula="of:=COM.MICROSOFT.TEXTJOIN(&quot; &quot;; 0; [.B30];[.A30];[.C30];[.F30])" office:value-type="string" office:string-value="Ewa Kowal 12-01-70 ke70" calcext:value-type="string">
            <text:p>Ewa Kowal 12-01-70 ke70</text:p>
          </table:table-cell>
        </table:table-row>
        <table:table-row table:style-name="ro1">
          <table:table-cell office:value-type="string" calcext:value-type="string">
            <text:p>Kmicic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13-06-64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grafik</text:p>
          </table:table-cell>
          <table:table-cell table:formula="of:=LOWER(COM.MICROSOFT.CONCAT(MID([.A31];1;1); MID([.B31];1;1); MID([.C31];7;2)))" office:value-type="string" office:string-value="kb64" calcext:value-type="string">
            <text:p>kb64</text:p>
          </table:table-cell>
          <table:table-cell table:formula="of:=COM.MICROSOFT.TEXTJOIN(&quot; &quot;; 0; [.B31];[.A31];[.C31];[.F31])" office:value-type="string" office:string-value="Bogdan Kmicic 13-06-64 kb64" calcext:value-type="string">
            <text:p>Bogdan Kmicic 13-06-64 kb64</text:p>
          </table:table-cell>
        </table:table-row>
        <table:table-row table:style-name="ro1">
          <table:table-cell office:value-type="string" calcext:value-type="string">
            <text:p>Kop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15-10-70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elektronik</text:p>
          </table:table-cell>
          <table:table-cell table:formula="of:=LOWER(COM.MICROSOFT.CONCAT(MID([.A32];1;1); MID([.B32];1;1); MID([.C32];7;2)))" office:value-type="string" office:string-value="ka70" calcext:value-type="string">
            <text:p>ka70</text:p>
          </table:table-cell>
          <table:table-cell table:formula="of:=COM.MICROSOFT.TEXTJOIN(&quot; &quot;; 0; [.B32];[.A32];[.C32];[.F32])" office:value-type="string" office:string-value="Anna Kopec 15-10-70 ka70" calcext:value-type="string">
            <text:p>Anna Kopec 15-10-70 ka70</text:p>
          </table:table-cell>
        </table:table-row>
        <table:table-row table:style-name="ro1">
          <table:table-cell office:value-type="string" calcext:value-type="string">
            <text:p>Janasik</text:p>
          </table:table-cell>
          <table:table-cell office:value-type="string" calcext:value-type="string">
            <text:p>Iza</text:p>
          </table:table-cell>
          <table:table-cell office:value-type="string" calcext:value-type="string">
            <text:p>24-02-69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elektronik</text:p>
          </table:table-cell>
          <table:table-cell table:formula="of:=LOWER(COM.MICROSOFT.CONCAT(MID([.A33];1;1); MID([.B33];1;1); MID([.C33];7;2)))" office:value-type="string" office:string-value="ji69" calcext:value-type="string">
            <text:p>ji69</text:p>
          </table:table-cell>
          <table:table-cell table:formula="of:=COM.MICROSOFT.TEXTJOIN(&quot; &quot;; 0; [.B33];[.A33];[.C33];[.F33])" office:value-type="string" office:string-value="Iza Janasik 24-02-69 ji69" calcext:value-type="string">
            <text:p>Iza Janasik 24-02-69 ji69</text:p>
          </table:table-cell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8-02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akwizytor</text:p>
          </table:table-cell>
          <table:table-cell table:formula="of:=LOWER(COM.MICROSOFT.CONCAT(MID([.A34];1;1); MID([.B34];1;1); MID([.C34];7;2)))" office:value-type="string" office:string-value="ij68" calcext:value-type="string">
            <text:p>ij68</text:p>
          </table:table-cell>
          <table:table-cell table:formula="of:=COM.MICROSOFT.TEXTJOIN(&quot; &quot;; 0; [.B34];[.A34];[.C34];[.F34])" office:value-type="string" office:string-value="Jan Inny 28-02-68 ij68" calcext:value-type="string">
            <text:p>Jan Inny 28-02-68 ij68</text:p>
          </table:table-cell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25-12-7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akwizytor</text:p>
          </table:table-cell>
          <table:table-cell table:formula="of:=LOWER(COM.MICROSOFT.CONCAT(MID([.A35];1;1); MID([.B35];1;1); MID([.C35];7;2)))" office:value-type="string" office:string-value="ha70" calcext:value-type="string">
            <text:p>ha70</text:p>
          </table:table-cell>
          <table:table-cell table:formula="of:=COM.MICROSOFT.TEXTJOIN(&quot; &quot;; 0; [.B35];[.A35];[.C35];[.F35])" office:value-type="string" office:string-value="Adam Holmes 25-12-70 ha70" calcext:value-type="string">
            <text:p>Adam Holmes 25-12-70 ha70</text:p>
          </table:table-cell>
        </table:table-row>
        <table:table-row table:style-name="ro1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5-02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ksiegowy</text:p>
          </table:table-cell>
          <table:table-cell table:formula="of:=LOWER(COM.MICROSOFT.CONCAT(MID([.A36];1;1); MID([.B36];1;1); MID([.C36];7;2)))" office:value-type="string" office:string-value="gg68" calcext:value-type="string">
            <text:p>gg68</text:p>
          </table:table-cell>
          <table:table-cell table:formula="of:=COM.MICROSOFT.TEXTJOIN(&quot; &quot;; 0; [.B36];[.A36];[.C36];[.F36])" office:value-type="string" office:string-value="Grzegorz Gigant 25-02-68 gg68" calcext:value-type="string">
            <text:p>Grzegorz Gigant 25-02-68 gg68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18-11-6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menadzer</text:p>
          </table:table-cell>
          <table:table-cell table:formula="of:=LOWER(COM.MICROSOFT.CONCAT(MID([.A37];1;1); MID([.B37];1;1); MID([.C37];7;2)))" office:value-type="string" office:string-value="gs65" calcext:value-type="string">
            <text:p>gs65</text:p>
          </table:table-cell>
          <table:table-cell table:formula="of:=COM.MICROSOFT.TEXTJOIN(&quot; &quot;; 0; [.B37];[.A37];[.C37];[.F37])" office:value-type="string" office:string-value="Stefan Gates 18-11-65 gs65" calcext:value-type="string">
            <text:p>Stefan Gates 18-11-65 gs65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5-01-68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ortier</text:p>
          </table:table-cell>
          <table:table-cell table:formula="of:=LOWER(COM.MICROSOFT.CONCAT(MID([.A38];1;1); MID([.B38];1;1); MID([.C38];7;2)))" office:value-type="string" office:string-value="gs68" calcext:value-type="string">
            <text:p>gs68</text:p>
          </table:table-cell>
          <table:table-cell table:formula="of:=COM.MICROSOFT.TEXTJOIN(&quot; &quot;; 0; [.B38];[.A38];[.C38];[.F38])" office:value-type="string" office:string-value="Stanislaw Gates 05-01-68 gs68" calcext:value-type="string">
            <text:p>Stanislaw Gates 05-01-68 gs68</text:p>
          </table:table-cell>
        </table:table-row>
        <table:table-row table:style-name="ro1">
          <table:table-cell office:value-type="string" calcext:value-type="string">
            <text:p>Chinski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04-05-69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  <table:table-cell table:formula="of:=LOWER(COM.MICROSOFT.CONCAT(MID([.A39];1;1); MID([.B39];1;1); MID([.C39];7;2)))" office:value-type="string" office:string-value="cb69" calcext:value-type="string">
            <text:p>cb69</text:p>
          </table:table-cell>
          <table:table-cell table:formula="of:=COM.MICROSOFT.TEXTJOIN(&quot; &quot;; 0; [.B39];[.A39];[.C39];[.F39])" office:value-type="string" office:string-value="Bohdan Chinski 04-05-69 cb69" calcext:value-type="string">
            <text:p>Bohdan Chinski 04-05-69 cb69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5-04-65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ekretarka</text:p>
          </table:table-cell>
          <table:table-cell table:formula="of:=LOWER(COM.MICROSOFT.CONCAT(MID([.A40];1;1); MID([.B40];1;1); MID([.C40];7;2)))" office:value-type="string" office:string-value="ba65" calcext:value-type="string">
            <text:p>ba65</text:p>
          </table:table-cell>
          <table:table-cell table:formula="of:=COM.MICROSOFT.TEXTJOIN(&quot; &quot;; 0; [.B40];[.A40];[.C40];[.F40])" office:value-type="string" office:string-value="Anna Boss 25-04-65 ba65" calcext:value-type="string">
            <text:p>Anna Boss 25-04-65 ba65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8-09-69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tatystyk</text:p>
          </table:table-cell>
          <table:table-cell table:formula="of:=LOWER(COM.MICROSOFT.CONCAT(MID([.A41];1;1); MID([.B41];1;1); MID([.C41];7;2)))" office:value-type="string" office:string-value="bs69" calcext:value-type="string">
            <text:p>bs69</text:p>
          </table:table-cell>
          <table:table-cell table:formula="of:=COM.MICROSOFT.TEXTJOIN(&quot; &quot;; 0; [.B41];[.A41];[.C41];[.F41])" office:value-type="string" office:string-value="Stanislaw Bosman 18-09-69 bs69" calcext:value-type="string">
            <text:p>Stanislaw Bosman 18-09-69 bs69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29-09-70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ekretarka</text:p>
          </table:table-cell>
          <table:table-cell table:formula="of:=LOWER(COM.MICROSOFT.CONCAT(MID([.A42];1;1); MID([.B42];1;1); MID([.C42];7;2)))" office:value-type="string" office:string-value="bk70" calcext:value-type="string">
            <text:p>bk70</text:p>
          </table:table-cell>
          <table:table-cell table:formula="of:=COM.MICROSOFT.TEXTJOIN(&quot; &quot;; 0; [.B42];[.A42];[.C42];[.F42])" office:value-type="string" office:string-value="Karol Bosman 29-09-70 bk70" calcext:value-type="string">
            <text:p>Karol Bosman 29-09-70 bk70</text:p>
          </table:table-cell>
        </table:table-row>
        <table:table-row table:style-name="ro1">
          <table:table-cell office:value-type="string" calcext:value-type="string">
            <text:p>Aanus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02-02-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radca</text:p>
          </table:table-cell>
          <table:table-cell table:formula="of:=LOWER(COM.MICROSOFT.CONCAT(MID([.A43];1;1); MID([.B43];1;1); MID([.C43];7;2)))" office:value-type="string" office:string-value="aj65" calcext:value-type="string">
            <text:p>aj65</text:p>
          </table:table-cell>
          <table:table-cell table:formula="of:=COM.MICROSOFT.TEXTJOIN(&quot; &quot;; 0; [.B43];[.A43];[.C43];[.F43])" office:value-type="string" office:string-value="Jan Aanusz 02-02-65 aj65" calcext:value-type="string">
            <text:p>Jan Aanusz 02-02-65 aj65</text:p>
          </table:table-cell>
        </table:table-row>
        <table:table-row table:style-name="ro1">
          <table:table-cell office:value-type="string" calcext:value-type="string">
            <text:p>Kiel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05-09-7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  <table:table-cell table:formula="of:=LOWER(COM.MICROSOFT.CONCAT(MID([.A44];1;1); MID([.B44];1;1); MID([.C44];7;2)))" office:value-type="string" office:string-value="kb70" calcext:value-type="string">
            <text:p>kb70</text:p>
          </table:table-cell>
          <table:table-cell table:formula="of:=COM.MICROSOFT.TEXTJOIN(&quot; &quot;; 0; [.B44];[.A44];[.C44];[.F44])" office:value-type="string" office:string-value="Barbara Kiel 05-09-70 kb70" calcext:value-type="string">
            <text:p>Barbara Kiel 05-09-70 kb70</text:p>
          </table:table-cell>
        </table:table-row>
        <table:table-row table:style-name="ro1">
          <table:table-cell office:value-type="string" calcext:value-type="string">
            <text:p>Gagat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03-12-67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tier</text:p>
          </table:table-cell>
          <table:table-cell table:formula="of:=LOWER(COM.MICROSOFT.CONCAT(MID([.A45];1;1); MID([.B45];1;1); MID([.C45];7;2)))" office:value-type="string" office:string-value="gz67" calcext:value-type="string">
            <text:p>gz67</text:p>
          </table:table-cell>
          <table:table-cell table:formula="of:=COM.MICROSOFT.TEXTJOIN(&quot; &quot;; 0; [.B45];[.A45];[.C45];[.F45])" office:value-type="string" office:string-value="Zenon Gagatek 03-12-67 gz67" calcext:value-type="string">
            <text:p>Zenon Gagatek 03-12-67 gz67</text:p>
          </table:table-cell>
        </table:table-row>
        <table:table-row table:style-name="ro1">
          <table:table-cell office:value-type="string" calcext:value-type="string">
            <text:p>Borowik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10-12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menadzer</text:p>
          </table:table-cell>
          <table:table-cell table:formula="of:=LOWER(COM.MICROSOFT.CONCAT(MID([.A46];1;1); MID([.B46];1;1); MID([.C46];7;2)))" office:value-type="string" office:string-value="bm70" calcext:value-type="string">
            <text:p>bm70</text:p>
          </table:table-cell>
          <table:table-cell table:formula="of:=COM.MICROSOFT.TEXTJOIN(&quot; &quot;; 0; [.B46];[.A46];[.C46];[.F46])" office:value-type="string" office:string-value="Michal Borowik 10-12-70 bm70" calcext:value-type="string">
            <text:p>Michal Borowik 10-12-70 bm70</text:p>
          </table:table-cell>
        </table:table-row>
        <table:table-row table:style-name="ro1">
          <table:table-cell office:value-type="string" calcext:value-type="string">
            <text:p>Soski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26-07-68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ksiegowy</text:p>
          </table:table-cell>
          <table:table-cell table:formula="of:=LOWER(COM.MICROSOFT.CONCAT(MID([.A47];1;1); MID([.B47];1;1); MID([.C47];7;2)))" office:value-type="string" office:string-value="sr68" calcext:value-type="string">
            <text:p>sr68</text:p>
          </table:table-cell>
          <table:table-cell table:formula="of:=COM.MICROSOFT.TEXTJOIN(&quot; &quot;; 0; [.B47];[.A47];[.C47];[.F47])" office:value-type="string" office:string-value="Robert Soski 26-07-68 sr68" calcext:value-type="string">
            <text:p>Robert Soski 26-07-68 sr68</text:p>
          </table:table-cell>
        </table:table-row>
        <table:table-row table:style-name="ro1">
          <table:table-cell office:value-type="string" calcext:value-type="string">
            <text:p>Musial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30-08-67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informatyk</text:p>
          </table:table-cell>
          <table:table-cell table:formula="of:=LOWER(COM.MICROSOFT.CONCAT(MID([.A48];1;1); MID([.B48];1;1); MID([.C48];7;2)))" office:value-type="string" office:string-value="mj67" calcext:value-type="string">
            <text:p>mj67</text:p>
          </table:table-cell>
          <table:table-cell table:formula="of:=COM.MICROSOFT.TEXTJOIN(&quot; &quot;; 0; [.B48];[.A48];[.C48];[.F48])" office:value-type="string" office:string-value="Jacek Musial 30-08-67 mj67" calcext:value-type="string">
            <text:p>Jacek Musial 30-08-67 mj67</text:p>
          </table:table-cell>
        </table:table-row>
        <table:table-row table:style-name="ro1">
          <table:table-cell office:value-type="string" calcext:value-type="string">
            <text:p>Zysk</text:p>
          </table:table-cell>
          <table:table-cell office:value-type="string" calcext:value-type="string">
            <text:p>Maryla</text:p>
          </table:table-cell>
          <table:table-cell office:value-type="string" calcext:value-type="string">
            <text:p>11-04-65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grafik</text:p>
          </table:table-cell>
          <table:table-cell table:formula="of:=LOWER(COM.MICROSOFT.CONCAT(MID([.A49];1;1); MID([.B49];1;1); MID([.C49];7;2)))" office:value-type="string" office:string-value="zm65" calcext:value-type="string">
            <text:p>zm65</text:p>
          </table:table-cell>
          <table:table-cell table:formula="of:=COM.MICROSOFT.TEXTJOIN(&quot; &quot;; 0; [.B49];[.A49];[.C49];[.F49])" office:value-type="string" office:string-value="Maryla Zysk 11-04-65 zm65" calcext:value-type="string">
            <text:p>Maryla Zysk 11-04-65 zm65</text:p>
          </table:table-cell>
        </table:table-row>
        <table:table-row table:style-name="ro1">
          <table:table-cell office:value-type="string" calcext:value-type="string">
            <text:p>Robak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02-07-67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elektronik</text:p>
          </table:table-cell>
          <table:table-cell table:formula="of:=LOWER(COM.MICROSOFT.CONCAT(MID([.A50];1;1); MID([.B50];1;1); MID([.C50];7;2)))" office:value-type="string" office:string-value="rj67" calcext:value-type="string">
            <text:p>rj67</text:p>
          </table:table-cell>
          <table:table-cell table:formula="of:=COM.MICROSOFT.TEXTJOIN(&quot; &quot;; 0; [.B50];[.A50];[.C50];[.F50])" office:value-type="string" office:string-value="Jacek Robak 02-07-67 rj67" calcext:value-type="string">
            <text:p>Jacek Robak 02-07-67 rj67</text:p>
          </table:table-cell>
        </table:table-row>
        <table:table-row table:style-name="ro1">
          <table:table-cell office:value-type="string" calcext:value-type="string">
            <text:p>Soplica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01-01-63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elektronik</text:p>
          </table:table-cell>
          <table:table-cell table:formula="of:=LOWER(COM.MICROSOFT.CONCAT(MID([.A51];1;1); MID([.B51];1;1); MID([.C51];7;2)))" office:value-type="string" office:string-value="sj63" calcext:value-type="string">
            <text:p>sj63</text:p>
          </table:table-cell>
          <table:table-cell table:formula="of:=COM.MICROSOFT.TEXTJOIN(&quot; &quot;; 0; [.B51];[.A51];[.C51];[.F51])" office:value-type="string" office:string-value="Jacek Soplica 01-01-63 sj63" calcext:value-type="string">
            <text:p>Jacek Soplica 01-01-63 sj63</text:p>
          </table:table-cell>
        </table:table-row>
        <table:table-row table:style-name="ro1">
          <table:table-cell office:value-type="string" calcext:value-type="string">
            <text:p>Sawyer</text:p>
          </table:table-cell>
          <table:table-cell office:value-type="string" calcext:value-type="string">
            <text:p>Tomek</text:p>
          </table:table-cell>
          <table:table-cell office:value-type="string" calcext:value-type="string">
            <text:p>13-09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konom</text:p>
          </table:table-cell>
          <table:table-cell table:formula="of:=LOWER(COM.MICROSOFT.CONCAT(MID([.A52];1;1); MID([.B52];1;1); MID([.C52];7;2)))" office:value-type="string" office:string-value="st64" calcext:value-type="string">
            <text:p>st64</text:p>
          </table:table-cell>
          <table:table-cell table:formula="of:=COM.MICROSOFT.TEXTJOIN(&quot; &quot;; 0; [.B52];[.A52];[.C52];[.F52])" office:value-type="string" office:string-value="Tomek Sawyer 13-09-64 st64" calcext:value-type="string">
            <text:p>Tomek Sawyer 13-09-64 st64</text:p>
          </table:table-cell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10-03-64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ekonomista</text:p>
          </table:table-cell>
          <table:table-cell table:formula="of:=LOWER(COM.MICROSOFT.CONCAT(MID([.A53];1;1); MID([.B53];1;1); MID([.C53];7;2)))" office:value-type="string" office:string-value="ka64" calcext:value-type="string">
            <text:p>ka64</text:p>
          </table:table-cell>
          <table:table-cell table:formula="of:=COM.MICROSOFT.TEXTJOIN(&quot; &quot;; 0; [.B53];[.A53];[.C53];[.F53])" office:value-type="string" office:string-value="Anatol Kowalski 10-03-64 ka64" calcext:value-type="string">
            <text:p>Anatol Kowalski 10-03-64 ka64</text:p>
          </table:table-cell>
        </table:table-row>
        <table:table-row table:style-name="ro1">
          <table:table-cell office:value-type="string" calcext:value-type="string">
            <text:p>Grzeskowia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01-01-66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rchander</text:p>
          </table:table-cell>
          <table:table-cell table:formula="of:=LOWER(COM.MICROSOFT.CONCAT(MID([.A54];1;1); MID([.B54];1;1); MID([.C54];7;2)))" office:value-type="string" office:string-value="gs66" calcext:value-type="string">
            <text:p>gs66</text:p>
          </table:table-cell>
          <table:table-cell table:formula="of:=COM.MICROSOFT.TEXTJOIN(&quot; &quot;; 0; [.B54];[.A54];[.C54];[.F54])" office:value-type="string" office:string-value="Szymon Grzeskowia 01-01-66 gs66" calcext:value-type="string">
            <text:p>Szymon Grzeskowia 01-01-66 gs66</text:p>
          </table:table-cell>
        </table:table-row>
        <table:table-row table:style-name="ro1">
          <table:table-cell office:value-type="string" calcext:value-type="string">
            <text:p>Boruta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21-12-64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magazynier</text:p>
          </table:table-cell>
          <table:table-cell table:formula="of:=LOWER(COM.MICROSOFT.CONCAT(MID([.A55];1;1); MID([.B55];1;1); MID([.C55];7;2)))" office:value-type="string" office:string-value="bm64" calcext:value-type="string">
            <text:p>bm64</text:p>
          </table:table-cell>
          <table:table-cell table:formula="of:=COM.MICROSOFT.TEXTJOIN(&quot; &quot;; 0; [.B55];[.A55];[.C55];[.F55])" office:value-type="string" office:string-value="Michal Boruta 21-12-64 bm64" calcext:value-type="string">
            <text:p>Michal Boruta 21-12-64 bm64</text:p>
          </table:table-cell>
        </table:table-row>
        <table:table-row table:style-name="ro1">
          <table:table-cell office:value-type="string" calcext:value-type="string">
            <text:p>Jasiak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08-03-68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statystyk</text:p>
          </table:table-cell>
          <table:table-cell table:formula="of:=LOWER(COM.MICROSOFT.CONCAT(MID([.A56];1;1); MID([.B56];1;1); MID([.C56];7;2)))" office:value-type="string" office:string-value="jm68" calcext:value-type="string">
            <text:p>jm68</text:p>
          </table:table-cell>
          <table:table-cell table:formula="of:=COM.MICROSOFT.TEXTJOIN(&quot; &quot;; 0; [.B56];[.A56];[.C56];[.F56])" office:value-type="string" office:string-value="Monika Jasiak 08-03-68 jm68" calcext:value-type="string">
            <text:p>Monika Jasiak 08-03-68 jm68</text:p>
          </table:table-cell>
        </table:table-row>
        <table:table-row table:style-name="ro1">
          <table:table-cell office:value-type="string" calcext:value-type="string">
            <text:p>Zysk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07-03-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sekretarka</text:p>
          </table:table-cell>
          <table:table-cell table:formula="of:=LOWER(COM.MICROSOFT.CONCAT(MID([.A57];1;1); MID([.B57];1;1); MID([.C57];7;2)))" office:value-type="string" office:string-value="za66" calcext:value-type="string">
            <text:p>za66</text:p>
          </table:table-cell>
          <table:table-cell table:formula="of:=COM.MICROSOFT.TEXTJOIN(&quot; &quot;; 0; [.B57];[.A57];[.C57];[.F57])" office:value-type="string" office:string-value="Anatol Zysk 07-03-66 za66" calcext:value-type="string">
            <text:p>Anatol Zysk 07-03-66 za66</text:p>
          </table:table-cell>
        </table:table-row>
        <table:table-row table:style-name="ro1">
          <table:table-cell office:value-type="string" calcext:value-type="string">
            <text:p>Soplica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19-05-65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  <table:table-cell table:formula="of:=LOWER(COM.MICROSOFT.CONCAT(MID([.A58];1;1); MID([.B58];1;1); MID([.C58];7;2)))" office:value-type="string" office:string-value="sj65" calcext:value-type="string">
            <text:p>sj65</text:p>
          </table:table-cell>
          <table:table-cell table:formula="of:=COM.MICROSOFT.TEXTJOIN(&quot; &quot;; 0; [.B58];[.A58];[.C58];[.F58])" office:value-type="string" office:string-value="Jacek Soplica 19-05-65 sj65" calcext:value-type="string">
            <text:p>Jacek Soplica 19-05-65 sj65</text:p>
          </table:table-cell>
        </table:table-row>
        <table:table-row table:style-name="ro1">
          <table:table-cell office:value-type="string" calcext:value-type="string">
            <text:p>Sawyer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22-03-61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  <table:table-cell table:formula="of:=LOWER(COM.MICROSOFT.CONCAT(MID([.A59];1;1); MID([.B59];1;1); MID([.C59];7;2)))" office:value-type="string" office:string-value="sj61" calcext:value-type="string">
            <text:p>sj61</text:p>
          </table:table-cell>
          <table:table-cell table:formula="of:=COM.MICROSOFT.TEXTJOIN(&quot; &quot;; 0; [.B59];[.A59];[.C59];[.F59])" office:value-type="string" office:string-value="Jacek Sawyer 22-03-61 sj61" calcext:value-type="string">
            <text:p>Jacek Sawyer 22-03-61 sj61</text:p>
          </table:table-cell>
        </table:table-row>
        <table:table-row table:style-name="ro1">
          <table:table-cell office:value-type="string" calcext:value-type="string">
            <text:p>Robak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16-07-6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tier</text:p>
          </table:table-cell>
          <table:table-cell table:formula="of:=LOWER(COM.MICROSOFT.CONCAT(MID([.A60];1;1); MID([.B60];1;1); MID([.C60];7;2)))" office:value-type="string" office:string-value="rm65" calcext:value-type="string">
            <text:p>rm65</text:p>
          </table:table-cell>
          <table:table-cell table:formula="of:=COM.MICROSOFT.TEXTJOIN(&quot; &quot;; 0; [.B60];[.A60];[.C60];[.F60])" office:value-type="string" office:string-value="Marta Robak 16-07-65 rm65" calcext:value-type="string">
            <text:p>Marta Robak 16-07-65 rm65</text:p>
          </table:table-cell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09-11-63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menadzer</text:p>
          </table:table-cell>
          <table:table-cell table:formula="of:=LOWER(COM.MICROSOFT.CONCAT(MID([.A61];1;1); MID([.B61];1;1); MID([.C61];7;2)))" office:value-type="string" office:string-value="km63" calcext:value-type="string">
            <text:p>km63</text:p>
          </table:table-cell>
          <table:table-cell table:formula="of:=COM.MICROSOFT.TEXTJOIN(&quot; &quot;; 0; [.B61];[.A61];[.C61];[.F61])" office:value-type="string" office:string-value="Michal Kowalski 09-11-63 km63" calcext:value-type="string">
            <text:p>Michal Kowalski 09-11-63 km63</text:p>
          </table:table-cell>
        </table:table-row>
        <table:table-row table:style-name="ro1">
          <table:table-cell office:value-type="string" calcext:value-type="string">
            <text:p>Jasiak</text:p>
          </table:table-cell>
          <table:table-cell office:value-type="string" calcext:value-type="string">
            <text:p>Morus</text:p>
          </table:table-cell>
          <table:table-cell office:value-type="string" calcext:value-type="string">
            <text:p>15-07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  <table:table-cell table:formula="of:=LOWER(COM.MICROSOFT.CONCAT(MID([.A62];1;1); MID([.B62];1;1); MID([.C62];7;2)))" office:value-type="string" office:string-value="jm68" calcext:value-type="string">
            <text:p>jm68</text:p>
          </table:table-cell>
          <table:table-cell table:formula="of:=COM.MICROSOFT.TEXTJOIN(&quot; &quot;; 0; [.B62];[.A62];[.C62];[.F62])" office:value-type="string" office:string-value="Morus Jasiak 15-07-68 jm68" calcext:value-type="string">
            <text:p>Morus Jasiak 15-07-68 jm68</text:p>
          </table:table-cell>
        </table:table-row>
        <table:table-row table:style-name="ro1">
          <table:table-cell office:value-type="string" calcext:value-type="string">
            <text:p>Grzeskowiak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14-05-69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ochroniarz</text:p>
          </table:table-cell>
          <table:table-cell table:formula="of:=LOWER(COM.MICROSOFT.CONCAT(MID([.A63];1;1); MID([.B63];1;1); MID([.C63];7;2)))" office:value-type="string" office:string-value="gs69" calcext:value-type="string">
            <text:p>gs69</text:p>
          </table:table-cell>
          <table:table-cell table:formula="of:=COM.MICROSOFT.TEXTJOIN(&quot; &quot;; 0; [.B63];[.A63];[.C63];[.F63])" office:value-type="string" office:string-value="Szymon Grzeskowiak 14-05-69 gs69" calcext:value-type="string">
            <text:p>Szymon Grzeskowiak 14-05-69 gs69</text:p>
          </table:table-cell>
        </table:table-row>
        <table:table-row table:style-name="ro1">
          <table:table-cell office:value-type="string" calcext:value-type="string">
            <text:p>Boruta</text:p>
          </table:table-cell>
          <table:table-cell office:value-type="string" calcext:value-type="string">
            <text:p>Tomek</text:p>
          </table:table-cell>
          <table:table-cell office:value-type="string" calcext:value-type="string">
            <text:p>25-12-65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ochroniarz</text:p>
          </table:table-cell>
          <table:table-cell table:formula="of:=LOWER(COM.MICROSOFT.CONCAT(MID([.A64];1;1); MID([.B64];1;1); MID([.C64];7;2)))" office:value-type="string" office:string-value="bt65" calcext:value-type="string">
            <text:p>bt65</text:p>
          </table:table-cell>
          <table:table-cell table:formula="of:=COM.MICROSOFT.TEXTJOIN(&quot; &quot;; 0; [.B64];[.A64];[.C64];[.F64])" office:value-type="string" office:string-value="Tomek Boruta 25-12-65 bt65" calcext:value-type="string">
            <text:p>Tomek Boruta 25-12-65 bt65</text:p>
          </table:table-cell>
        </table:table-row>
        <table:table-row table:style-name="ro1">
          <table:table-cell office:value-type="string" calcext:value-type="string">
            <text:p>Szum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26-11-55</text:p>
          </table:table-cell>
          <table:table-cell office:value-type="string" calcext:value-type="string">
            <text:p>Krosno</text:p>
          </table:table-cell>
          <table:table-cell office:value-type="string" calcext:value-type="string">
            <text:p>akwizytor</text:p>
          </table:table-cell>
          <table:table-cell table:formula="of:=LOWER(COM.MICROSOFT.CONCAT(MID([.A65];1;1); MID([.B65];1;1); MID([.C65];7;2)))" office:value-type="string" office:string-value="sa55" calcext:value-type="string">
            <text:p>sa55</text:p>
          </table:table-cell>
          <table:table-cell table:formula="of:=COM.MICROSOFT.TEXTJOIN(&quot; &quot;; 0; [.B65];[.A65];[.C65];[.F65])" office:value-type="string" office:string-value="Andrzej Szumowski 26-11-55 sa55" calcext:value-type="string">
            <text:p>Andrzej Szumowski 26-11-55 sa55</text:p>
          </table:table-cell>
        </table:table-row>
        <table:table-row table:style-name="ro1">
          <table:table-cell office:value-type="string" calcext:value-type="string">
            <text:p>Karpo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27-03-59</text:p>
          </table:table-cell>
          <table:table-cell office:value-type="string" calcext:value-type="string">
            <text:p>Bialystok</text:p>
          </table:table-cell>
          <table:table-cell office:value-type="string" calcext:value-type="string">
            <text:p>rzecznik</text:p>
          </table:table-cell>
          <table:table-cell table:formula="of:=LOWER(COM.MICROSOFT.CONCAT(MID([.A66];1;1); MID([.B66];1;1); MID([.C66];7;2)))" office:value-type="string" office:string-value="kd59" calcext:value-type="string">
            <text:p>kd59</text:p>
          </table:table-cell>
          <table:table-cell table:formula="of:=COM.MICROSOFT.TEXTJOIN(&quot; &quot;; 0; [.B66];[.A66];[.C66];[.F66])" office:value-type="string" office:string-value="Dorota Karpowicz 27-03-59 kd59" calcext:value-type="string">
            <text:p>Dorota Karpowicz 27-03-59 kd59</text:p>
          </table:table-cell>
        </table:table-row>
        <table:table-row table:style-name="ro1">
          <table:table-cell office:value-type="string" calcext:value-type="string">
            <text:p>Kilarski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28-12-65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redaktor</text:p>
          </table:table-cell>
          <table:table-cell table:formula="of:=LOWER(COM.MICROSOFT.CONCAT(MID([.A67];1;1); MID([.B67];1;1); MID([.C67];7;2)))" office:value-type="string" office:string-value="ke65" calcext:value-type="string">
            <text:p>ke65</text:p>
          </table:table-cell>
          <table:table-cell table:formula="of:=COM.MICROSOFT.TEXTJOIN(&quot; &quot;; 0; [.B67];[.A67];[.C67];[.F67])" office:value-type="string" office:string-value="Ewa Kilarski 28-12-65 ke65" calcext:value-type="string">
            <text:p>Ewa Kilarski 28-12-65 ke65</text:p>
          </table:table-cell>
        </table:table-row>
        <table:table-row table:style-name="ro1">
          <table:table-cell office:value-type="string" calcext:value-type="string">
            <text:p>Waz</text:p>
          </table:table-cell>
          <table:table-cell office:value-type="string" calcext:value-type="string">
            <text:p>Fryderyk</text:p>
          </table:table-cell>
          <table:table-cell office:value-type="string" calcext:value-type="string">
            <text:p>26-02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ksiegowy</text:p>
          </table:table-cell>
          <table:table-cell table:formula="of:=LOWER(COM.MICROSOFT.CONCAT(MID([.A68];1;1); MID([.B68];1;1); MID([.C68];7;2)))" office:value-type="string" office:string-value="wf63" calcext:value-type="string">
            <text:p>wf63</text:p>
          </table:table-cell>
          <table:table-cell table:formula="of:=COM.MICROSOFT.TEXTJOIN(&quot; &quot;; 0; [.B68];[.A68];[.C68];[.F68])" office:value-type="string" office:string-value="Fryderyk Waz 26-02-63 wf63" calcext:value-type="string">
            <text:p>Fryderyk Waz 26-02-63 wf63</text:p>
          </table:table-cell>
        </table:table-row>
        <table:table-row table:style-name="ro1">
          <table:table-cell office:value-type="string" calcext:value-type="string">
            <text:p>Kamins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30-10-60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elektryk</text:p>
          </table:table-cell>
          <table:table-cell table:formula="of:=LOWER(COM.MICROSOFT.CONCAT(MID([.A69];1;1); MID([.B69];1;1); MID([.C69];7;2)))" office:value-type="string" office:string-value="kg60" calcext:value-type="string">
            <text:p>kg60</text:p>
          </table:table-cell>
          <table:table-cell table:formula="of:=COM.MICROSOFT.TEXTJOIN(&quot; &quot;; 0; [.B69];[.A69];[.C69];[.F69])" office:value-type="string" office:string-value="Grzegorz Kaminski 30-10-60 kg60" calcext:value-type="string">
            <text:p>Grzegorz Kaminski 30-10-60 kg60</text:p>
          </table:table-cell>
        </table:table-row>
        <table:table-row table:style-name="ro1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10-05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konserwator</text:p>
          </table:table-cell>
          <table:table-cell table:formula="of:=LOWER(COM.MICROSOFT.CONCAT(MID([.A70];1;1); MID([.B70];1;1); MID([.C70];7;2)))" office:value-type="string" office:string-value="gg70" calcext:value-type="string">
            <text:p>gg70</text:p>
          </table:table-cell>
          <table:table-cell table:formula="of:=COM.MICROSOFT.TEXTJOIN(&quot; &quot;; 0; [.B70];[.A70];[.C70];[.F70])" office:value-type="string" office:string-value="Grzegorz Gigant 10-05-70 gg70" calcext:value-type="string">
            <text:p>Grzegorz Gigant 10-05-70 gg70</text:p>
          </table:table-cell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20-07-63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operator</text:p>
          </table:table-cell>
          <table:table-cell table:formula="of:=LOWER(COM.MICROSOFT.CONCAT(MID([.A71];1;1); MID([.B71];1;1); MID([.C71];7;2)))" office:value-type="string" office:string-value="is63" calcext:value-type="string">
            <text:p>is63</text:p>
          </table:table-cell>
          <table:table-cell table:formula="of:=COM.MICROSOFT.TEXTJOIN(&quot; &quot;; 0; [.B71];[.A71];[.C71];[.F71])" office:value-type="string" office:string-value="Stefan Inny 20-07-63 is63" calcext:value-type="string">
            <text:p>Stefan Inny 20-07-63 is63</text:p>
          </table:table-cell>
        </table:table-row>
        <table:table-row table:style-name="ro1">
          <table:table-cell office:value-type="string" calcext:value-type="string">
            <text:p>Rozny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0-06-57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ochroniarz</text:p>
          </table:table-cell>
          <table:table-cell table:formula="of:=LOWER(COM.MICROSOFT.CONCAT(MID([.A72];1;1); MID([.B72];1;1); MID([.C72];7;2)))" office:value-type="string" office:string-value="rs57" calcext:value-type="string">
            <text:p>rs57</text:p>
          </table:table-cell>
          <table:table-cell table:formula="of:=COM.MICROSOFT.TEXTJOIN(&quot; &quot;; 0; [.B72];[.A72];[.C72];[.F72])" office:value-type="string" office:string-value="Stanislaw Rozny 10-06-57 rs57" calcext:value-type="string">
            <text:p>Stanislaw Rozny 10-06-57 rs57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11-04-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informatyk</text:p>
          </table:table-cell>
          <table:table-cell table:formula="of:=LOWER(COM.MICROSOFT.CONCAT(MID([.A73];1;1); MID([.B73];1;1); MID([.C73];7;2)))" office:value-type="string" office:string-value="bb65" calcext:value-type="string">
            <text:p>bb65</text:p>
          </table:table-cell>
          <table:table-cell table:formula="of:=COM.MICROSOFT.TEXTJOIN(&quot; &quot;; 0; [.B73];[.A73];[.C73];[.F73])" office:value-type="string" office:string-value="Bohdan Boss 11-04-65 bb65" calcext:value-type="string">
            <text:p>Bohdan Boss 11-04-65 bb65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2-07-6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grafik</text:p>
          </table:table-cell>
          <table:table-cell table:formula="of:=LOWER(COM.MICROSOFT.CONCAT(MID([.A74];1;1); MID([.B74];1;1); MID([.C74];7;2)))" office:value-type="string" office:string-value="ga67" calcext:value-type="string">
            <text:p>ga67</text:p>
          </table:table-cell>
          <table:table-cell table:formula="of:=COM.MICROSOFT.TEXTJOIN(&quot; &quot;; 0; [.B74];[.A74];[.C74];[.F74])" office:value-type="string" office:string-value="Anna Gates 02-07-67 ga67" calcext:value-type="string">
            <text:p>Anna Gates 02-07-67 ga67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2-01-63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radca</text:p>
          </table:table-cell>
          <table:table-cell table:formula="of:=LOWER(COM.MICROSOFT.CONCAT(MID([.A75];1;1); MID([.B75];1;1); MID([.C75];7;2)))" office:value-type="string" office:string-value="ps63" calcext:value-type="string">
            <text:p>ps63</text:p>
          </table:table-cell>
          <table:table-cell table:formula="of:=COM.MICROSOFT.TEXTJOIN(&quot; &quot;; 0; [.B75];[.A75];[.C75];[.F75])" office:value-type="string" office:string-value="Stanislaw Potocki 02-01-63 ps63" calcext:value-type="string">
            <text:p>Stanislaw Potocki 02-01-63 ps63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1-09-64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ksiegowy</text:p>
          </table:table-cell>
          <table:table-cell table:formula="of:=LOWER(COM.MICROSOFT.CONCAT(MID([.A76];1;1); MID([.B76];1;1); MID([.C76];7;2)))" office:value-type="string" office:string-value="mk64" calcext:value-type="string">
            <text:p>mk64</text:p>
          </table:table-cell>
          <table:table-cell table:formula="of:=COM.MICROSOFT.TEXTJOIN(&quot; &quot;; 0; [.B76];[.A76];[.C76];[.F76])" office:value-type="string" office:string-value="Karol Mieta 11-09-64 mk64" calcext:value-type="string">
            <text:p>Karol Mieta 11-09-64 mk64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0-04-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konserwator</text:p>
          </table:table-cell>
          <table:table-cell table:formula="of:=LOWER(COM.MICROSOFT.CONCAT(MID([.A77];1;1); MID([.B77];1;1); MID([.C77];7;2)))" office:value-type="string" office:string-value="bj64" calcext:value-type="string">
            <text:p>bj64</text:p>
          </table:table-cell>
          <table:table-cell table:formula="of:=COM.MICROSOFT.TEXTJOIN(&quot; &quot;; 0; [.B77];[.A77];[.C77];[.F77])" office:value-type="string" office:string-value="Jan Bosman 30-04-64 bj64" calcext:value-type="string">
            <text:p>Jan Bosman 30-04-64 bj64</text:p>
          </table:table-cell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8-02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ierowca</text:p>
          </table:table-cell>
          <table:table-cell table:formula="of:=LOWER(COM.MICROSOFT.CONCAT(MID([.A78];1;1); MID([.B78];1;1); MID([.C78];7;2)))" office:value-type="string" office:string-value="ia68" calcext:value-type="string">
            <text:p>ia68</text:p>
          </table:table-cell>
          <table:table-cell table:formula="of:=COM.MICROSOFT.TEXTJOIN(&quot; &quot;; 0; [.B78];[.A78];[.C78];[.F78])" office:value-type="string" office:string-value="Anna Inny 28-02-68 ia68" calcext:value-type="string">
            <text:p>Anna Inny 28-02-68 ia68</text:p>
          </table:table-cell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25-12-7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statystyk</text:p>
          </table:table-cell>
          <table:table-cell table:formula="of:=LOWER(COM.MICROSOFT.CONCAT(MID([.A79];1;1); MID([.B79];1;1); MID([.C79];7;2)))" office:value-type="string" office:string-value="hb70" calcext:value-type="string">
            <text:p>hb70</text:p>
          </table:table-cell>
          <table:table-cell table:formula="of:=COM.MICROSOFT.TEXTJOIN(&quot; &quot;; 0; [.B79];[.A79];[.C79];[.F79])" office:value-type="string" office:string-value="Barbara Holmes 25-12-70 hb70" calcext:value-type="string">
            <text:p>Barbara Holmes 25-12-70 hb70</text:p>
          </table:table-cell>
        </table:table-row>
        <table:table-row table:style-name="ro1">
          <table:table-cell office:value-type="string" calcext:value-type="string">
            <text:p>Gigant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25-02-68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ekretarka</text:p>
          </table:table-cell>
          <table:table-cell table:formula="of:=LOWER(COM.MICROSOFT.CONCAT(MID([.A80];1;1); MID([.B80];1;1); MID([.C80];7;2)))" office:value-type="string" office:string-value="gb68" calcext:value-type="string">
            <text:p>gb68</text:p>
          </table:table-cell>
          <table:table-cell table:formula="of:=COM.MICROSOFT.TEXTJOIN(&quot; &quot;; 0; [.B80];[.A80];[.C80];[.F80])" office:value-type="string" office:string-value="Bohdan Gigant 25-02-68 gb68" calcext:value-type="string">
            <text:p>Bohdan Gigant 25-02-68 gb68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9-09-70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techniczny</text:p>
          </table:table-cell>
          <table:table-cell table:formula="of:=LOWER(COM.MICROSOFT.CONCAT(MID([.A81];1;1); MID([.B81];1;1); MID([.C81];7;2)))" office:value-type="string" office:string-value="gg70" calcext:value-type="string">
            <text:p>gg70</text:p>
          </table:table-cell>
          <table:table-cell table:formula="of:=COM.MICROSOFT.TEXTJOIN(&quot; &quot;; 0; [.B81];[.A81];[.C81];[.F81])" office:value-type="string" office:string-value="Grzegorz Gates 29-09-70 gg70" calcext:value-type="string">
            <text:p>Grzegorz Gates 29-09-70 gg70</text:p>
          </table:table-cell>
        </table:table-row>
        <table:table-row table:style-name="ro1">
          <table:table-cell office:value-type="string" calcext:value-type="string">
            <text:p>Gat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18-09-67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radca</text:p>
          </table:table-cell>
          <table:table-cell table:formula="of:=LOWER(COM.MICROSOFT.CONCAT(MID([.A82];1;1); MID([.B82];1;1); MID([.C82];7;2)))" office:value-type="string" office:string-value="gj67" calcext:value-type="string">
            <text:p>gj67</text:p>
          </table:table-cell>
          <table:table-cell table:formula="of:=COM.MICROSOFT.TEXTJOIN(&quot; &quot;; 0; [.B82];[.A82];[.C82];[.F82])" office:value-type="string" office:string-value="Jan Gatek 18-09-67 gj67" calcext:value-type="string">
            <text:p>Jan Gatek 18-09-67 gj67</text:p>
          </table:table-cell>
        </table:table-row>
        <table:table-row table:style-name="ro1">
          <table:table-cell office:value-type="string" calcext:value-type="string">
            <text:p>Chrust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14-05-69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  <table:table-cell table:formula="of:=LOWER(COM.MICROSOFT.CONCAT(MID([.A83];1;1); MID([.B83];1;1); MID([.C83];7;2)))" office:value-type="string" office:string-value="cj69" calcext:value-type="string">
            <text:p>cj69</text:p>
          </table:table-cell>
          <table:table-cell table:formula="of:=COM.MICROSOFT.TEXTJOIN(&quot; &quot;; 0; [.B83];[.A83];[.C83];[.F83])" office:value-type="string" office:string-value="Jan Chrust 14-05-69 cj69" calcext:value-type="string">
            <text:p>Jan Chrust 14-05-69 cj69</text:p>
          </table:table-cell>
        </table:table-row>
        <table:table-row table:style-name="ro1">
          <table:table-cell office:value-type="string" calcext:value-type="string">
            <text:p>Bast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05-01-62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informatyk</text:p>
          </table:table-cell>
          <table:table-cell table:formula="of:=LOWER(COM.MICROSOFT.CONCAT(MID([.A84];1;1); MID([.B84];1;1); MID([.C84];7;2)))" office:value-type="string" office:string-value="bj62" calcext:value-type="string">
            <text:p>bj62</text:p>
          </table:table-cell>
          <table:table-cell table:formula="of:=COM.MICROSOFT.TEXTJOIN(&quot; &quot;; 0; [.B84];[.A84];[.C84];[.F84])" office:value-type="string" office:string-value="Janusz Bastek 05-01-62 bj62" calcext:value-type="string">
            <text:p>Janusz Bastek 05-01-62 bj62</text:p>
          </table:table-cell>
        </table:table-row>
        <table:table-row table:style-name="ro1">
          <table:table-cell office:value-type="string" calcext:value-type="string">
            <text:p>Boran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8-11-62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zadkowa</text:p>
          </table:table-cell>
          <table:table-cell table:formula="of:=LOWER(COM.MICROSOFT.CONCAT(MID([.A85];1;1); MID([.B85];1;1); MID([.C85];7;2)))" office:value-type="string" office:string-value="bk62" calcext:value-type="string">
            <text:p>bk62</text:p>
          </table:table-cell>
          <table:table-cell table:formula="of:=COM.MICROSOFT.TEXTJOIN(&quot; &quot;; 0; [.B85];[.A85];[.C85];[.F85])" office:value-type="string" office:string-value="Karol Boran 18-11-62 bk62" calcext:value-type="string">
            <text:p>Karol Boran 18-11-62 bk62</text:p>
          </table:table-cell>
        </table:table-row>
        <table:table-row table:style-name="ro1">
          <table:table-cell office:value-type="string" calcext:value-type="string">
            <text:p>Baran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25-04-60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zadkowa</text:p>
          </table:table-cell>
          <table:table-cell table:formula="of:=LOWER(COM.MICROSOFT.CONCAT(MID([.A86];1;1); MID([.B86];1;1); MID([.C86];7;2)))" office:value-type="string" office:string-value="bm60" calcext:value-type="string">
            <text:p>bm60</text:p>
          </table:table-cell>
          <table:table-cell table:formula="of:=COM.MICROSOFT.TEXTJOIN(&quot; &quot;; 0; [.B86];[.A86];[.C86];[.F86])" office:value-type="string" office:string-value="Michal Baran 25-04-60 bm60" calcext:value-type="string">
            <text:p>Michal Baran 25-04-60 bm60</text:p>
          </table:table-cell>
        </table:table-row>
        <table:table-row table:style-name="ro1">
          <table:table-cell office:value-type="string" calcext:value-type="string">
            <text:p>Anusz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2-02-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nadzer</text:p>
          </table:table-cell>
          <table:table-cell table:formula="of:=LOWER(COM.MICROSOFT.CONCAT(MID([.A87];1;1); MID([.B87];1;1); MID([.C87];7;2)))" office:value-type="string" office:string-value="as65" calcext:value-type="string">
            <text:p>as65</text:p>
          </table:table-cell>
          <table:table-cell table:formula="of:=COM.MICROSOFT.TEXTJOIN(&quot; &quot;; 0; [.B87];[.A87];[.C87];[.F87])" office:value-type="string" office:string-value="Stanislaw Anusz 02-02-65 as65" calcext:value-type="string">
            <text:p>Stanislaw Anusz 02-02-65 as65</text:p>
          </table:table-cell>
        </table:table-row>
        <table:table-row table:style-name="ro1">
          <table:table-cell office:value-type="string" calcext:value-type="string">
            <text:p>Kiel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5-10-71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menadzer</text:p>
          </table:table-cell>
          <table:table-cell table:formula="of:=LOWER(COM.MICROSOFT.CONCAT(MID([.A88];1;1); MID([.B88];1;1); MID([.C88];7;2)))" office:value-type="string" office:string-value="ks71" calcext:value-type="string">
            <text:p>ks71</text:p>
          </table:table-cell>
          <table:table-cell table:formula="of:=COM.MICROSOFT.TEXTJOIN(&quot; &quot;; 0; [.B88];[.A88];[.C88];[.F88])" office:value-type="string" office:string-value="Stanislaw Kiel 05-10-71 ks71" calcext:value-type="string">
            <text:p>Stanislaw Kiel 05-10-71 ks71</text:p>
          </table:table-cell>
        </table:table-row>
        <table:table-row table:style-name="ro1">
          <table:table-cell office:value-type="string" calcext:value-type="string">
            <text:p>Gagatek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03-11-67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ksiegowy</text:p>
          </table:table-cell>
          <table:table-cell table:formula="of:=LOWER(COM.MICROSOFT.CONCAT(MID([.A89];1;1); MID([.B89];1;1); MID([.C89];7;2)))" office:value-type="string" office:string-value="gs67" calcext:value-type="string">
            <text:p>gs67</text:p>
          </table:table-cell>
          <table:table-cell table:formula="of:=COM.MICROSOFT.TEXTJOIN(&quot; &quot;; 0; [.B89];[.A89];[.C89];[.F89])" office:value-type="string" office:string-value="Stefan Gagatek 03-11-67 gs67" calcext:value-type="string">
            <text:p>Stefan Gagatek 03-11-67 gs67</text:p>
          </table:table-cell>
        </table:table-row>
        <table:table-row table:style-name="ro1">
          <table:table-cell office:value-type="string" calcext:value-type="string">
            <text:p>Borowi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10-12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techniczny</text:p>
          </table:table-cell>
          <table:table-cell table:formula="of:=LOWER(COM.MICROSOFT.CONCAT(MID([.A90];1;1); MID([.B90];1;1); MID([.C90];7;2)))" office:value-type="string" office:string-value="bz70" calcext:value-type="string">
            <text:p>bz70</text:p>
          </table:table-cell>
          <table:table-cell table:formula="of:=COM.MICROSOFT.TEXTJOIN(&quot; &quot;; 0; [.B90];[.A90];[.C90];[.F90])" office:value-type="string" office:string-value="Zenon Borowik 10-12-70 bz70" calcext:value-type="string">
            <text:p>Zenon Borowik 10-12-70 bz70</text:p>
          </table:table-cell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02-01-6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kierowca</text:p>
          </table:table-cell>
          <table:table-cell table:formula="of:=LOWER(COM.MICROSOFT.CONCAT(MID([.A91];1;1); MID([.B91];1;1); MID([.C91];7;2)))" office:value-type="string" office:string-value="km63" calcext:value-type="string">
            <text:p>km63</text:p>
          </table:table-cell>
          <table:table-cell table:formula="of:=COM.MICROSOFT.TEXTJOIN(&quot; &quot;; 0; [.B91];[.A91];[.C91];[.F91])" office:value-type="string" office:string-value="Marzena Kowalski 02-01-63 km63" calcext:value-type="string">
            <text:p>Marzena Kowalski 02-01-63 km63</text:p>
          </table:table-cell>
        </table:table-row>
        <table:table-row table:style-name="ro1">
          <table:table-cell office:value-type="string" calcext:value-type="string">
            <text:p>Kaczan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11-09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yk</text:p>
          </table:table-cell>
          <table:table-cell table:formula="of:=LOWER(COM.MICROSOFT.CONCAT(MID([.A92];1;1); MID([.B92];1;1); MID([.C92];7;2)))" office:value-type="string" office:string-value="ke64" calcext:value-type="string">
            <text:p>ke64</text:p>
          </table:table-cell>
          <table:table-cell table:formula="of:=COM.MICROSOFT.TEXTJOIN(&quot; &quot;; 0; [.B92];[.A92];[.C92];[.F92])" office:value-type="string" office:string-value="Ewa Kaczan 11-09-64 ke64" calcext:value-type="string">
            <text:p>Ewa Kaczan 11-09-64 ke64</text:p>
          </table:table-cell>
        </table:table-row>
        <table:table-row table:style-name="ro1">
          <table:table-cell office:value-type="string" calcext:value-type="string">
            <text:p>Wiss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0-04-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malarz</text:p>
          </table:table-cell>
          <table:table-cell table:formula="of:=LOWER(COM.MICROSOFT.CONCAT(MID([.A93];1;1); MID([.B93];1;1); MID([.C93];7;2)))" office:value-type="string" office:string-value="wj64" calcext:value-type="string">
            <text:p>wj64</text:p>
          </table:table-cell>
          <table:table-cell table:formula="of:=COM.MICROSOFT.TEXTJOIN(&quot; &quot;; 0; [.B93];[.A93];[.C93];[.F93])" office:value-type="string" office:string-value="Jan Wiss 30-04-64 wj64" calcext:value-type="string">
            <text:p>Jan Wiss 30-04-64 wj64</text:p>
          </table:table-cell>
        </table:table-row>
        <table:table-row table:style-name="ro1">
          <table:table-cell office:value-type="string" calcext:value-type="string">
            <text:p>Wilk</text:p>
          </table:table-cell>
          <table:table-cell office:value-type="string" calcext:value-type="string">
            <text:p>Sabrina</text:p>
          </table:table-cell>
          <table:table-cell office:value-type="string" calcext:value-type="string">
            <text:p>13-12-5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pakowacz</text:p>
          </table:table-cell>
          <table:table-cell table:formula="of:=LOWER(COM.MICROSOFT.CONCAT(MID([.A94];1;1); MID([.B94];1;1); MID([.C94];7;2)))" office:value-type="string" office:string-value="ws57" calcext:value-type="string">
            <text:p>ws57</text:p>
          </table:table-cell>
          <table:table-cell table:formula="of:=COM.MICROSOFT.TEXTJOIN(&quot; &quot;; 0; [.B94];[.A94];[.C94];[.F94])" office:value-type="string" office:string-value="Sabrina Wilk 13-12-57 ws57" calcext:value-type="string">
            <text:p>Sabrina Wilk 13-12-57 ws57</text:p>
          </table:table-cell>
        </table:table-row>
        <table:table-row table:style-name="ro1">
          <table:table-cell office:value-type="string" calcext:value-type="string">
            <text:p>Pacz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16-03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nformatyk</text:p>
          </table:table-cell>
          <table:table-cell table:formula="of:=LOWER(COM.MICROSOFT.CONCAT(MID([.A95];1;1); MID([.B95];1;1); MID([.C95];7;2)))" office:value-type="string" office:string-value="pm63" calcext:value-type="string">
            <text:p>pm63</text:p>
          </table:table-cell>
          <table:table-cell table:formula="of:=COM.MICROSOFT.TEXTJOIN(&quot; &quot;; 0; [.B95];[.A95];[.C95];[.F95])" office:value-type="string" office:string-value="Magdalena Paczka 16-03-63 pm63" calcext:value-type="string">
            <text:p>Magdalena Paczka 16-03-63 pm63</text:p>
          </table:table-cell>
        </table:table-row>
        <table:table-row table:style-name="ro1">
          <table:table-cell office:value-type="string" calcext:value-type="string">
            <text:p>Galazka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03-02-61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prezes</text:p>
          </table:table-cell>
          <table:table-cell table:formula="of:=LOWER(COM.MICROSOFT.CONCAT(MID([.A96];1;1); MID([.B96];1;1); MID([.C96];7;2)))" office:value-type="string" office:string-value="gk61" calcext:value-type="string">
            <text:p>gk61</text:p>
          </table:table-cell>
          <table:table-cell table:formula="of:=COM.MICROSOFT.TEXTJOIN(&quot; &quot;; 0; [.B96];[.A96];[.C96];[.F96])" office:value-type="string" office:string-value="Katarzyna Galazka 03-02-61 gk61" calcext:value-type="string">
            <text:p>Katarzyna Galazka 03-02-61 gk61</text:p>
          </table:table-cell>
        </table:table-row>
        <table:table-row table:style-name="ro1">
          <table:table-cell office:value-type="string" calcext:value-type="string">
            <text:p>Karpowicz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05-05-55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konserwator</text:p>
          </table:table-cell>
          <table:table-cell table:formula="of:=LOWER(COM.MICROSOFT.CONCAT(MID([.A97];1;1); MID([.B97];1;1); MID([.C97];7;2)))" office:value-type="string" office:string-value="km55" calcext:value-type="string">
            <text:p>km55</text:p>
          </table:table-cell>
          <table:table-cell table:formula="of:=COM.MICROSOFT.TEXTJOIN(&quot; &quot;; 0; [.B97];[.A97];[.C97];[.F97])" office:value-type="string" office:string-value="Mateusz Karpowicz 05-05-55 km55" calcext:value-type="string">
            <text:p>Mateusz Karpowicz 05-05-55 km55</text:p>
          </table:table-cell>
        </table:table-row>
        <table:table-row table:style-name="ro1">
          <table:table-cell office:value-type="string" calcext:value-type="string">
            <text:p>Mat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09-07-6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pakowacz</text:p>
          </table:table-cell>
          <table:table-cell table:formula="of:=LOWER(COM.MICROSOFT.CONCAT(MID([.A98];1;1); MID([.B98];1;1); MID([.C98];7;2)))" office:value-type="string" office:string-value="mk60" calcext:value-type="string">
            <text:p>mk60</text:p>
          </table:table-cell>
          <table:table-cell table:formula="of:=COM.MICROSOFT.TEXTJOIN(&quot; &quot;; 0; [.B98];[.A98];[.C98];[.F98])" office:value-type="string" office:string-value="Krzysztof Mater 09-07-60 mk60" calcext:value-type="string">
            <text:p>Krzysztof Mater 09-07-60 mk60</text:p>
          </table:table-cell>
        </table:table-row>
        <table:table-row table:style-name="ro1">
          <table:table-cell office:value-type="string" calcext:value-type="string">
            <text:p>Kulak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21-07-5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rzadkowy</text:p>
          </table:table-cell>
          <table:table-cell table:formula="of:=LOWER(COM.MICROSOFT.CONCAT(MID([.A99];1;1); MID([.B99];1;1); MID([.C99];7;2)))" office:value-type="string" office:string-value="kj54" calcext:value-type="string">
            <text:p>kj54</text:p>
          </table:table-cell>
          <table:table-cell table:formula="of:=COM.MICROSOFT.TEXTJOIN(&quot; &quot;; 0; [.B99];[.A99];[.C99];[.F99])" office:value-type="string" office:string-value="Jozef Kulak 21-07-54 kj54" calcext:value-type="string">
            <text:p>Jozef Kulak 21-07-54 kj54</text:p>
          </table:table-cell>
        </table:table-row>
        <table:table-row table:style-name="ro1"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7-04-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kladacz</text:p>
          </table:table-cell>
          <table:table-cell table:formula="of:=LOWER(COM.MICROSOFT.CONCAT(MID([.A100];1;1); MID([.B100];1;1); MID([.C100];7;2)))" office:value-type="string" office:string-value="ba66" calcext:value-type="string">
            <text:p>ba66</text:p>
          </table:table-cell>
          <table:table-cell table:formula="of:=COM.MICROSOFT.TEXTJOIN(&quot; &quot;; 0; [.B100];[.A100];[.C100];[.F100])" office:value-type="string" office:string-value="Anna Babiarz 07-04-66 ba66" calcext:value-type="string">
            <text:p>Anna Babiarz 07-04-66 ba66</text:p>
          </table:table-cell>
        </table:table-row>
        <table:table-row table:style-name="ro1">
          <table:table-cell office:value-type="string" calcext:value-type="string">
            <text:p>Busz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4-05-65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pakowacz</text:p>
          </table:table-cell>
          <table:table-cell table:formula="of:=LOWER(COM.MICROSOFT.CONCAT(MID([.A101];1;1); MID([.B101];1;1); MID([.C101];7;2)))" office:value-type="string" office:string-value="bs65" calcext:value-type="string">
            <text:p>bs65</text:p>
          </table:table-cell>
          <table:table-cell table:formula="of:=COM.MICROSOFT.TEXTJOIN(&quot; &quot;; 0; [.B101];[.A101];[.C101];[.F101])" office:value-type="string" office:string-value="Stanislaw Busz 14-05-65 bs65" calcext:value-type="string">
            <text:p>Stanislaw Busz 14-05-65 bs65</text:p>
          </table:table-cell>
        </table:table-row>
        <table:table-row table:style-name="ro1">
          <table:table-cell office:value-type="string" calcext:value-type="string">
            <text:p>Hub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22-03-62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skladacz</text:p>
          </table:table-cell>
          <table:table-cell table:formula="of:=LOWER(COM.MICROSOFT.CONCAT(MID([.A102];1;1); MID([.B102];1;1); MID([.C102];7;2)))" office:value-type="string" office:string-value="hk62" calcext:value-type="string">
            <text:p>hk62</text:p>
          </table:table-cell>
          <table:table-cell table:formula="of:=COM.MICROSOFT.TEXTJOIN(&quot; &quot;; 0; [.B102];[.A102];[.C102];[.F102])" office:value-type="string" office:string-value="Karol Hubicki 22-03-62 hk62" calcext:value-type="string">
            <text:p>Karol Hubicki 22-03-62 hk62</text:p>
          </table:table-cell>
        </table:table-row>
        <table:table-row table:style-name="ro1">
          <table:table-cell office:value-type="string" calcext:value-type="string">
            <text:p>Szum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06-10-61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administracja</text:p>
          </table:table-cell>
          <table:table-cell table:formula="of:=LOWER(COM.MICROSOFT.CONCAT(MID([.A103];1;1); MID([.B103];1;1); MID([.C103];7;2)))" office:value-type="string" office:string-value="sj61" calcext:value-type="string">
            <text:p>sj61</text:p>
          </table:table-cell>
          <table:table-cell table:formula="of:=COM.MICROSOFT.TEXTJOIN(&quot; &quot;; 0; [.B103];[.A103];[.C103];[.F103])" office:value-type="string" office:string-value="Jan Szumowski 06-10-61 sj61" calcext:value-type="string">
            <text:p>Jan Szumowski 06-10-61 sj61</text:p>
          </table:table-cell>
        </table:table-row>
        <table:table-row table:style-name="ro1">
          <table:table-cell office:value-type="string" calcext:value-type="string">
            <text:p>Karp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9-11-53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yk</text:p>
          </table:table-cell>
          <table:table-cell table:formula="of:=LOWER(COM.MICROSOFT.CONCAT(MID([.A104];1;1); MID([.B104];1;1); MID([.C104];7;2)))" office:value-type="string" office:string-value="ka53" calcext:value-type="string">
            <text:p>ka53</text:p>
          </table:table-cell>
          <table:table-cell table:formula="of:=COM.MICROSOFT.TEXTJOIN(&quot; &quot;; 0; [.B104];[.A104];[.C104];[.F104])" office:value-type="string" office:string-value="Anna Karpowicz 09-11-53 ka53" calcext:value-type="string">
            <text:p>Anna Karpowicz 09-11-53 ka53</text:p>
          </table:table-cell>
        </table:table-row>
        <table:table-row table:style-name="ro1">
          <table:table-cell office:value-type="string" calcext:value-type="string">
            <text:p>Kilarski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15-07-68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nformatyk</text:p>
          </table:table-cell>
          <table:table-cell table:formula="of:=LOWER(COM.MICROSOFT.CONCAT(MID([.A105];1;1); MID([.B105];1;1); MID([.C105];7;2)))" office:value-type="string" office:string-value="kb68" calcext:value-type="string">
            <text:p>kb68</text:p>
          </table:table-cell>
          <table:table-cell table:formula="of:=COM.MICROSOFT.TEXTJOIN(&quot; &quot;; 0; [.B105];[.A105];[.C105];[.F105])" office:value-type="string" office:string-value="Barbara Kilarski 15-07-68 kb68" calcext:value-type="string">
            <text:p>Barbara Kilarski 15-07-68 kb68</text:p>
          </table:table-cell>
        </table:table-row>
        <table:table-row table:style-name="ro1">
          <table:table-cell office:value-type="string" calcext:value-type="string">
            <text:p>Waz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14-05-59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kierowca</text:p>
          </table:table-cell>
          <table:table-cell table:formula="of:=LOWER(COM.MICROSOFT.CONCAT(MID([.A106];1;1); MID([.B106];1;1); MID([.C106];7;2)))" office:value-type="string" office:string-value="wb59" calcext:value-type="string">
            <text:p>wb59</text:p>
          </table:table-cell>
          <table:table-cell table:formula="of:=COM.MICROSOFT.TEXTJOIN(&quot; &quot;; 0; [.B106];[.A106];[.C106];[.F106])" office:value-type="string" office:string-value="Bohdan Waz 14-05-59 wb59" calcext:value-type="string">
            <text:p>Bohdan Waz 14-05-59 wb59</text:p>
          </table:table-cell>
        </table:table-row>
        <table:table-row table:style-name="ro1">
          <table:table-cell office:value-type="string" calcext:value-type="string">
            <text:p>Kamins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1-11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systent</text:p>
          </table:table-cell>
          <table:table-cell table:formula="of:=LOWER(COM.MICROSOFT.CONCAT(MID([.A107];1;1); MID([.B107];1;1); MID([.C107];7;2)))" office:value-type="string" office:string-value="kg65" calcext:value-type="string">
            <text:p>kg65</text:p>
          </table:table-cell>
          <table:table-cell table:formula="of:=COM.MICROSOFT.TEXTJOIN(&quot; &quot;; 0; [.B107];[.A107];[.C107];[.F107])" office:value-type="string" office:string-value="Grzegorz Kaminski 21-11-65 kg65" calcext:value-type="string">
            <text:p>Grzegorz Kaminski 21-11-65 kg65</text:p>
          </table:table-cell>
        </table:table-row>
        <table:table-row table:style-name="ro1">
          <table:table-cell office:value-type="string" calcext:value-type="string">
            <text:p>Jar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7-01-5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techniczny</text:p>
          </table:table-cell>
          <table:table-cell table:formula="of:=LOWER(COM.MICROSOFT.CONCAT(MID([.A108];1;1); MID([.B108];1;1); MID([.C108];7;2)))" office:value-type="string" office:string-value="jj55" calcext:value-type="string">
            <text:p>jj55</text:p>
          </table:table-cell>
          <table:table-cell table:formula="of:=COM.MICROSOFT.TEXTJOIN(&quot; &quot;; 0; [.B108];[.A108];[.C108];[.F108])" office:value-type="string" office:string-value="Jan Jarek 27-01-55 jj55" calcext:value-type="string">
            <text:p>Jan Jarek 27-01-55 jj55</text:p>
          </table:table-cell>
        </table:table-row>
        <table:table-row table:style-name="ro1">
          <table:table-cell office:value-type="string" calcext:value-type="string">
            <text:p>Wanik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27-03-60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  <table:table-cell table:formula="of:=LOWER(COM.MICROSOFT.CONCAT(MID([.A109];1;1); MID([.B109];1;1); MID([.C109];7;2)))" office:value-type="string" office:string-value="wk60" calcext:value-type="string">
            <text:p>wk60</text:p>
          </table:table-cell>
          <table:table-cell table:formula="of:=COM.MICROSOFT.TEXTJOIN(&quot; &quot;; 0; [.B109];[.A109];[.C109];[.F109])" office:value-type="string" office:string-value="Kamil Wanik 27-03-60 wk60" calcext:value-type="string">
            <text:p>Kamil Wanik 27-03-60 wk60</text:p>
          </table:table-cell>
        </table:table-row>
        <table:table-row table:style-name="ro1">
          <table:table-cell office:value-type="string" calcext:value-type="string">
            <text:p>Lisowski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28-12-64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nadzer</text:p>
          </table:table-cell>
          <table:table-cell table:formula="of:=LOWER(COM.MICROSOFT.CONCAT(MID([.A110];1;1); MID([.B110];1;1); MID([.C110];7;2)))" office:value-type="string" office:string-value="lj64" calcext:value-type="string">
            <text:p>lj64</text:p>
          </table:table-cell>
          <table:table-cell table:formula="of:=COM.MICROSOFT.TEXTJOIN(&quot; &quot;; 0; [.B110];[.A110];[.C110];[.F110])" office:value-type="string" office:string-value="Julian Lisowski 28-12-64 lj64" calcext:value-type="string">
            <text:p>Julian Lisowski 28-12-64 lj64</text:p>
          </table:table-cell>
        </table:table-row>
        <table:table-row table:style-name="ro1">
          <table:table-cell office:value-type="string" calcext:value-type="string">
            <text:p>Lapa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26-02-63</text:p>
          </table:table-cell>
          <table:table-cell office:value-type="string" calcext:value-type="string">
            <text:p>Walbrzych</text:p>
          </table:table-cell>
          <table:table-cell office:value-type="string" calcext:value-type="string">
            <text:p>ksiegowy</text:p>
          </table:table-cell>
          <table:table-cell table:formula="of:=LOWER(COM.MICROSOFT.CONCAT(MID([.A111];1;1); MID([.B111];1;1); MID([.C111];7;2)))" office:value-type="string" office:string-value="lh63" calcext:value-type="string">
            <text:p>lh63</text:p>
          </table:table-cell>
          <table:table-cell table:formula="of:=COM.MICROSOFT.TEXTJOIN(&quot; &quot;; 0; [.B111];[.A111];[.C111];[.F111])" office:value-type="string" office:string-value="Henryk Lapa 26-02-63 lh63" calcext:value-type="string">
            <text:p>Henryk Lapa 26-02-63 lh63</text:p>
          </table:table-cell>
        </table:table-row>
        <table:table-row table:style-name="ro1">
          <table:table-cell office:value-type="string" calcext:value-type="string">
            <text:p>Miturski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30-10-6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  <table:table-cell table:formula="of:=LOWER(COM.MICROSOFT.CONCAT(MID([.A112];1;1); MID([.B112];1;1); MID([.C112];7;2)))" office:value-type="string" office:string-value="mm60" calcext:value-type="string">
            <text:p>mm60</text:p>
          </table:table-cell>
          <table:table-cell table:formula="of:=COM.MICROSOFT.TEXTJOIN(&quot; &quot;; 0; [.B112];[.A112];[.C112];[.F112])" office:value-type="string" office:string-value="Mateusz Miturski 30-10-60 mm60" calcext:value-type="string">
            <text:p>Mateusz Miturski 30-10-60 mm60</text:p>
          </table:table-cell>
        </table:table-row>
        <table:table-row table:style-name="ro1">
          <table:table-cell office:value-type="string" calcext:value-type="string">
            <text:p>Lysiak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10-05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sekretarka</text:p>
          </table:table-cell>
          <table:table-cell table:formula="of:=LOWER(COM.MICROSOFT.CONCAT(MID([.A113];1;1); MID([.B113];1;1); MID([.C113];7;2)))" office:value-type="string" office:string-value="lh70" calcext:value-type="string">
            <text:p>lh70</text:p>
          </table:table-cell>
          <table:table-cell table:formula="of:=COM.MICROSOFT.TEXTJOIN(&quot; &quot;; 0; [.B113];[.A113];[.C113];[.F113])" office:value-type="string" office:string-value="Helena Lysiak 10-05-70 lh70" calcext:value-type="string">
            <text:p>Helena Lysiak 10-05-70 lh70</text:p>
          </table:table-cell>
        </table:table-row>
        <table:table-row table:style-name="ro1">
          <table:table-cell office:value-type="string" calcext:value-type="string">
            <text:p>Wnu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0-07-6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menadzer</text:p>
          </table:table-cell>
          <table:table-cell table:formula="of:=LOWER(COM.MICROSOFT.CONCAT(MID([.A114];1;1); MID([.B114];1;1); MID([.C114];7;2)))" office:value-type="string" office:string-value="wj63" calcext:value-type="string">
            <text:p>wj63</text:p>
          </table:table-cell>
          <table:table-cell table:formula="of:=COM.MICROSOFT.TEXTJOIN(&quot; &quot;; 0; [.B114];[.A114];[.C114];[.F114])" office:value-type="string" office:string-value="Jan Wnuk 20-07-63 wj63" calcext:value-type="string">
            <text:p>Jan Wnuk 20-07-63 wj63</text:p>
          </table:table-cell>
        </table:table-row>
        <table:table-row table:style-name="ro1">
          <table:table-cell office:value-type="string" calcext:value-type="string">
            <text:p>Mazur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10-06-57</text:p>
          </table:table-cell>
          <table:table-cell office:value-type="string" calcext:value-type="string">
            <text:p>Klodzko</text:p>
          </table:table-cell>
          <table:table-cell office:value-type="string" calcext:value-type="string">
            <text:p>menadzer</text:p>
          </table:table-cell>
          <table:table-cell table:formula="of:=LOWER(COM.MICROSOFT.CONCAT(MID([.A115];1;1); MID([.B115];1;1); MID([.C115];7;2)))" office:value-type="string" office:string-value="mj57" calcext:value-type="string">
            <text:p>mj57</text:p>
          </table:table-cell>
          <table:table-cell table:formula="of:=COM.MICROSOFT.TEXTJOIN(&quot; &quot;; 0; [.B115];[.A115];[.C115];[.F115])" office:value-type="string" office:string-value="Janusz Mazurowski 10-06-57 mj57" calcext:value-type="string">
            <text:p>Janusz Mazurowski 10-06-57 mj57</text:p>
          </table:table-cell>
        </table:table-row>
        <table:table-row table:style-name="ro1">
          <table:table-cell office:value-type="string" calcext:value-type="string">
            <text:p>Bod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1-05-6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nformatyk</text:p>
          </table:table-cell>
          <table:table-cell table:formula="of:=LOWER(COM.MICROSOFT.CONCAT(MID([.A116];1;1); MID([.B116];1;1); MID([.C116];7;2)))" office:value-type="string" office:string-value="bk65" calcext:value-type="string">
            <text:p>bk65</text:p>
          </table:table-cell>
          <table:table-cell table:formula="of:=COM.MICROSOFT.TEXTJOIN(&quot; &quot;; 0; [.B116];[.A116];[.C116];[.F116])" office:value-type="string" office:string-value="Karol Bodek 11-05-65 bk65" calcext:value-type="string">
            <text:p>Karol Bodek 11-05-65 bk65</text:p>
          </table:table-cell>
        </table:table-row>
        <table:table-row table:style-name="ro1">
          <table:table-cell office:value-type="string" calcext:value-type="string">
            <text:p>Inglot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02-09-6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kladacz</text:p>
          </table:table-cell>
          <table:table-cell table:formula="of:=LOWER(COM.MICROSOFT.CONCAT(MID([.A117];1;1); MID([.B117];1;1); MID([.C117];7;2)))" office:value-type="string" office:string-value="im67" calcext:value-type="string">
            <text:p>im67</text:p>
          </table:table-cell>
          <table:table-cell table:formula="of:=COM.MICROSOFT.TEXTJOIN(&quot; &quot;; 0; [.B117];[.A117];[.C117];[.F117])" office:value-type="string" office:string-value="Michal Inglot 02-09-67 im67" calcext:value-type="string">
            <text:p>Michal Inglot 02-09-67 im67</text:p>
          </table:table-cell>
        </table:table-row>
        <table:table-row table:style-name="ro1">
          <table:table-cell office:value-type="string" calcext:value-type="string">
            <text:p>Magierowicz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2-01-63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akowacz</text:p>
          </table:table-cell>
          <table:table-cell table:formula="of:=LOWER(COM.MICROSOFT.CONCAT(MID([.A118];1;1); MID([.B118];1;1); MID([.C118];7;2)))" office:value-type="string" office:string-value="ms63" calcext:value-type="string">
            <text:p>ms63</text:p>
          </table:table-cell>
          <table:table-cell table:formula="of:=COM.MICROSOFT.TEXTJOIN(&quot; &quot;; 0; [.B118];[.A118];[.C118];[.F118])" office:value-type="string" office:string-value="Stanislaw Magierowicz 12-01-63 ms63" calcext:value-type="string">
            <text:p>Stanislaw Magierowicz 12-01-63 ms63</text:p>
          </table:table-cell>
        </table:table-row>
        <table:table-row table:style-name="ro1">
          <table:table-cell office:value-type="string" calcext:value-type="string">
            <text:p>Myslicki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1-08-62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zadkowy</text:p>
          </table:table-cell>
          <table:table-cell table:formula="of:=LOWER(COM.MICROSOFT.CONCAT(MID([.A119];1;1); MID([.B119];1;1); MID([.C119];7;2)))" office:value-type="string" office:string-value="ms62" calcext:value-type="string">
            <text:p>ms62</text:p>
          </table:table-cell>
          <table:table-cell table:formula="of:=COM.MICROSOFT.TEXTJOIN(&quot; &quot;; 0; [.B119];[.A119];[.C119];[.F119])" office:value-type="string" office:string-value="Stanislaw Myslicki 11-08-62 ms62" calcext:value-type="string">
            <text:p>Stanislaw Myslicki 11-08-62 ms62</text:p>
          </table:table-cell>
        </table:table-row>
        <table:table-row table:style-name="ro1">
          <table:table-cell office:value-type="string" calcext:value-type="string">
            <text:p>Rengifo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30-04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grafik</text:p>
          </table:table-cell>
          <table:table-cell table:formula="of:=LOWER(COM.MICROSOFT.CONCAT(MID([.A120];1;1); MID([.B120];1;1); MID([.C120];7;2)))" office:value-type="string" office:string-value="rs64" calcext:value-type="string">
            <text:p>rs64</text:p>
          </table:table-cell>
          <table:table-cell table:formula="of:=COM.MICROSOFT.TEXTJOIN(&quot; &quot;; 0; [.B120];[.A120];[.C120];[.F120])" office:value-type="string" office:string-value="Stefan Rengifo 30-04-64 rs64" calcext:value-type="string">
            <text:p>Stefan Rengifo 30-04-64 rs64</text:p>
          </table:table-cell>
        </table:table-row>
        <table:table-row table:style-name="ro1">
          <table:table-cell office:value-type="string" calcext:value-type="string">
            <text:p>Sasim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25-12-65</text:p>
          </table:table-cell>
          <table:table-cell office:value-type="string" calcext:value-type="string">
            <text:p>Czernica</text:p>
          </table:table-cell>
          <table:table-cell office:value-type="string" calcext:value-type="string">
            <text:p>administracja</text:p>
          </table:table-cell>
          <table:table-cell table:formula="of:=LOWER(COM.MICROSOFT.CONCAT(MID([.A121];1;1); MID([.B121];1;1); MID([.C121];7;2)))" office:value-type="string" office:string-value="sz65" calcext:value-type="string">
            <text:p>sz65</text:p>
          </table:table-cell>
          <table:table-cell table:formula="of:=COM.MICROSOFT.TEXTJOIN(&quot; &quot;; 0; [.B121];[.A121];[.C121];[.F121])" office:value-type="string" office:string-value="Zenon Sasim 25-12-65 sz65" calcext:value-type="string">
            <text:p>Zenon Sasim 25-12-65 sz65</text:p>
          </table:table-cell>
        </table:table-row>
        <table:table-row table:style-name="ro1">
          <table:table-cell office:value-type="string" calcext:value-type="string">
            <text:p>Stopyr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26-11-5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dministracja</text:p>
          </table:table-cell>
          <table:table-cell table:formula="of:=LOWER(COM.MICROSOFT.CONCAT(MID([.A122];1;1); MID([.B122];1;1); MID([.C122];7;2)))" office:value-type="string" office:string-value="sm55" calcext:value-type="string">
            <text:p>sm55</text:p>
          </table:table-cell>
          <table:table-cell table:formula="of:=COM.MICROSOFT.TEXTJOIN(&quot; &quot;; 0; [.B122];[.A122];[.C122];[.F122])" office:value-type="string" office:string-value="Marzena Stopyra 26-11-55 sm55" calcext:value-type="string">
            <text:p>Marzena Stopyra 26-11-55 sm55</text:p>
          </table:table-cell>
        </table:table-row>
        <table:table-row table:style-name="ro1">
          <table:table-cell office:value-type="string" calcext:value-type="string">
            <text:p>Golanczy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27-03-59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techniczny</text:p>
          </table:table-cell>
          <table:table-cell table:formula="of:=LOWER(COM.MICROSOFT.CONCAT(MID([.A123];1;1); MID([.B123];1;1); MID([.C123];7;2)))" office:value-type="string" office:string-value="gk59" calcext:value-type="string">
            <text:p>gk59</text:p>
          </table:table-cell>
          <table:table-cell table:formula="of:=COM.MICROSOFT.TEXTJOIN(&quot; &quot;; 0; [.B123];[.A123];[.C123];[.F123])" office:value-type="string" office:string-value="Karol Golanczyk 27-03-59 gk59" calcext:value-type="string">
            <text:p>Karol Golanczyk 27-03-59 gk59</text:p>
          </table:table-cell>
        </table:table-row>
        <table:table-row table:style-name="ro1">
          <table:table-cell office:value-type="string" calcext:value-type="string">
            <text:p>Ludziejewsk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28-12-65</text:p>
          </table:table-cell>
          <table:table-cell office:value-type="string" calcext:value-type="string">
            <text:p>Kamieniec</text:p>
          </table:table-cell>
          <table:table-cell office:value-type="string" calcext:value-type="string">
            <text:p>ksiegowy</text:p>
          </table:table-cell>
          <table:table-cell table:formula="of:=LOWER(COM.MICROSOFT.CONCAT(MID([.A124];1;1); MID([.B124];1;1); MID([.C124];7;2)))" office:value-type="string" office:string-value="lk65" calcext:value-type="string">
            <text:p>lk65</text:p>
          </table:table-cell>
          <table:table-cell table:formula="of:=COM.MICROSOFT.TEXTJOIN(&quot; &quot;; 0; [.B124];[.A124];[.C124];[.F124])" office:value-type="string" office:string-value="Kamil Ludziejewsk 28-12-65 lk65" calcext:value-type="string">
            <text:p>Kamil Ludziejewsk 28-12-65 lk65</text:p>
          </table:table-cell>
        </table:table-row>
        <table:table-row table:style-name="ro1">
          <table:table-cell office:value-type="string" calcext:value-type="string">
            <text:p>Iwaszko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26-02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konserwator</text:p>
          </table:table-cell>
          <table:table-cell table:formula="of:=LOWER(COM.MICROSOFT.CONCAT(MID([.A125];1;1); MID([.B125];1;1); MID([.C125];7;2)))" office:value-type="string" office:string-value="ik63" calcext:value-type="string">
            <text:p>ik63</text:p>
          </table:table-cell>
          <table:table-cell table:formula="of:=COM.MICROSOFT.TEXTJOIN(&quot; &quot;; 0; [.B125];[.A125];[.C125];[.F125])" office:value-type="string" office:string-value="Katarzyna Iwaszko 26-02-63 ik63" calcext:value-type="string">
            <text:p>Katarzyna Iwaszko 26-02-63 ik63</text:p>
          </table:table-cell>
        </table:table-row>
        <table:table-row table:style-name="ro1">
          <table:table-cell office:value-type="string" calcext:value-type="string">
            <text:p>Muraszkowsk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30-10-60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kierowca</text:p>
          </table:table-cell>
          <table:table-cell table:formula="of:=LOWER(COM.MICROSOFT.CONCAT(MID([.A126];1;1); MID([.B126];1;1); MID([.C126];7;2)))" office:value-type="string" office:string-value="mm60" calcext:value-type="string">
            <text:p>mm60</text:p>
          </table:table-cell>
          <table:table-cell table:formula="of:=COM.MICROSOFT.TEXTJOIN(&quot; &quot;; 0; [.B126];[.A126];[.C126];[.F126])" office:value-type="string" office:string-value="Michal Muraszkowsk 30-10-60 mm60" calcext:value-type="string">
            <text:p>Michal Muraszkowsk 30-10-60 mm60</text:p>
          </table:table-cell>
        </table:table-row>
        <table:table-row table:style-name="ro1">
          <table:table-cell office:value-type="string" calcext:value-type="string">
            <text:p>Grzegorczy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10-05-70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tatystyk</text:p>
          </table:table-cell>
          <table:table-cell table:formula="of:=LOWER(COM.MICROSOFT.CONCAT(MID([.A127];1;1); MID([.B127];1;1); MID([.C127];7;2)))" office:value-type="string" office:string-value="gk70" calcext:value-type="string">
            <text:p>gk70</text:p>
          </table:table-cell>
          <table:table-cell table:formula="of:=COM.MICROSOFT.TEXTJOIN(&quot; &quot;; 0; [.B127];[.A127];[.C127];[.F127])" office:value-type="string" office:string-value="Kazimierz Grzegorczyk 10-05-70 gk70" calcext:value-type="string">
            <text:p>Kazimierz Grzegorczyk 10-05-70 gk70</text:p>
          </table:table-cell>
        </table:table-row>
        <table:table-row table:style-name="ro1">
          <table:table-cell office:value-type="string" calcext:value-type="string">
            <text:p>Kurylek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20-07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dministracja</text:p>
          </table:table-cell>
          <table:table-cell table:formula="of:=LOWER(COM.MICROSOFT.CONCAT(MID([.A128];1;1); MID([.B128];1;1); MID([.C128];7;2)))" office:value-type="string" office:string-value="km63" calcext:value-type="string">
            <text:p>km63</text:p>
          </table:table-cell>
          <table:table-cell table:formula="of:=COM.MICROSOFT.TEXTJOIN(&quot; &quot;; 0; [.B128];[.A128];[.C128];[.F128])" office:value-type="string" office:string-value="Monika Kurylek 20-07-63 km63" calcext:value-type="string">
            <text:p>Monika Kurylek 20-07-63 km63</text:p>
          </table:table-cell>
        </table:table-row>
        <table:table-row table:style-name="ro1">
          <table:table-cell office:value-type="string" calcext:value-type="string">
            <text:p>Aba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10-06-57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grafik</text:p>
          </table:table-cell>
          <table:table-cell table:formula="of:=LOWER(COM.MICROSOFT.CONCAT(MID([.A129];1;1); MID([.B129];1;1); MID([.C129];7;2)))" office:value-type="string" office:string-value="ak57" calcext:value-type="string">
            <text:p>ak57</text:p>
          </table:table-cell>
          <table:table-cell table:formula="of:=COM.MICROSOFT.TEXTJOIN(&quot; &quot;; 0; [.B129];[.A129];[.C129];[.F129])" office:value-type="string" office:string-value="Karolina Abak 10-06-57 ak57" calcext:value-type="string">
            <text:p>Karolina Abak 10-06-57 ak57</text:p>
          </table:table-cell>
        </table:table-row>
        <table:table-row table:style-name="ro1">
          <table:table-cell office:value-type="string" calcext:value-type="string">
            <text:p>Susel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13-05-67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skladacz</text:p>
          </table:table-cell>
          <table:table-cell table:formula="of:=LOWER(COM.MICROSOFT.CONCAT(MID([.A130];1;1); MID([.B130];1;1); MID([.C130];7;2)))" office:value-type="string" office:string-value="sa67" calcext:value-type="string">
            <text:p>sa67</text:p>
          </table:table-cell>
          <table:table-cell table:formula="of:=COM.MICROSOFT.TEXTJOIN(&quot; &quot;; 0; [.B130];[.A130];[.C130];[.F130])" office:value-type="string" office:string-value="Adam Susel 13-05-67 sa67" calcext:value-type="string">
            <text:p>Adam Susel 13-05-67 sa67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01-01-7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tier</text:p>
          </table:table-cell>
          <table:table-cell table:formula="of:=LOWER(COM.MICROSOFT.CONCAT(MID([.A131];1;1); MID([.B131];1;1); MID([.C131];7;2)))" office:value-type="string" office:string-value="bs70" calcext:value-type="string">
            <text:p>bs70</text:p>
          </table:table-cell>
          <table:table-cell table:formula="of:=COM.MICROSOFT.TEXTJOIN(&quot; &quot;; 0; [.B131];[.A131];[.C131];[.F131])" office:value-type="string" office:string-value="Stefan Bosman 01-01-70 bs70" calcext:value-type="string">
            <text:p>Stefan Bosman 01-01-70 bs70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26-03-66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ksiegowy</text:p>
          </table:table-cell>
          <table:table-cell table:formula="of:=LOWER(COM.MICROSOFT.CONCAT(MID([.A132];1;1); MID([.B132];1;1); MID([.C132];7;2)))" office:value-type="string" office:string-value="bs66" calcext:value-type="string">
            <text:p>bs66</text:p>
          </table:table-cell>
          <table:table-cell table:formula="of:=COM.MICROSOFT.TEXTJOIN(&quot; &quot;; 0; [.B132];[.A132];[.C132];[.F132])" office:value-type="string" office:string-value="Stanislaw Boss 26-03-66 bs66" calcext:value-type="string">
            <text:p>Stanislaw Boss 26-03-66 bs66</text:p>
          </table:table-cell>
        </table:table-row>
        <table:table-row table:style-name="ro1">
          <table:table-cell office:value-type="string" calcext:value-type="string">
            <text:p>Kildare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7-02-68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onik</text:p>
          </table:table-cell>
          <table:table-cell table:formula="of:=LOWER(COM.MICROSOFT.CONCAT(MID([.A133];1;1); MID([.B133];1;1); MID([.C133];7;2)))" office:value-type="string" office:string-value="kj68" calcext:value-type="string">
            <text:p>kj68</text:p>
          </table:table-cell>
          <table:table-cell table:formula="of:=COM.MICROSOFT.TEXTJOIN(&quot; &quot;; 0; [.B133];[.A133];[.C133];[.F133])" office:value-type="string" office:string-value="Jan Kildare 27-02-68 kj68" calcext:value-type="string">
            <text:p>Jan Kildare 27-02-68 kj68</text:p>
          </table:table-cell>
        </table:table-row>
        <table:table-row table:style-name="ro1">
          <table:table-cell office:value-type="string" calcext:value-type="string">
            <text:p>Gigant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16-11-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elektronik</text:p>
          </table:table-cell>
          <table:table-cell table:formula="of:=LOWER(COM.MICROSOFT.CONCAT(MID([.A134];1;1); MID([.B134];1;1); MID([.C134];7;2)))" office:value-type="string" office:string-value="gj66" calcext:value-type="string">
            <text:p>gj66</text:p>
          </table:table-cell>
          <table:table-cell table:formula="of:=COM.MICROSOFT.TEXTJOIN(&quot; &quot;; 0; [.B134];[.A134];[.C134];[.F134])" office:value-type="string" office:string-value="Jakub Gigant 16-11-66 gj66" calcext:value-type="string">
            <text:p>Jakub Gigant 16-11-66 gj66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2-12-63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akwizytor</text:p>
          </table:table-cell>
          <table:table-cell table:formula="of:=LOWER(COM.MICROSOFT.CONCAT(MID([.A135];1;1); MID([.B135];1;1); MID([.C135];7;2)))" office:value-type="string" office:string-value="pg63" calcext:value-type="string">
            <text:p>pg63</text:p>
          </table:table-cell>
          <table:table-cell table:formula="of:=COM.MICROSOFT.TEXTJOIN(&quot; &quot;; 0; [.B135];[.A135];[.C135];[.F135])" office:value-type="string" office:string-value="Grzegorz Potocki 22-12-63 pg63" calcext:value-type="string">
            <text:p>Grzegorz Potocki 22-12-63 pg63</text:p>
          </table:table-cell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30-06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statystyk</text:p>
          </table:table-cell>
          <table:table-cell table:formula="of:=LOWER(COM.MICROSOFT.CONCAT(MID([.A136];1;1); MID([.B136];1;1); MID([.C136];7;2)))" office:value-type="string" office:string-value="hg68" calcext:value-type="string">
            <text:p>hg68</text:p>
          </table:table-cell>
          <table:table-cell table:formula="of:=COM.MICROSOFT.TEXTJOIN(&quot; &quot;; 0; [.B136];[.A136];[.C136];[.F136])" office:value-type="string" office:string-value="Grzegorz Holmes 30-06-68 hg68" calcext:value-type="string">
            <text:p>Grzegorz Holmes 30-06-68 hg68</text:p>
          </table:table-cell>
        </table:table-row>
        <table:table-row table:style-name="ro1">
          <table:table-cell office:value-type="string" calcext:value-type="string">
            <text:p>Kmicic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10-08-66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  <table:table-cell table:formula="of:=LOWER(COM.MICROSOFT.CONCAT(MID([.A137];1;1); MID([.B137];1;1); MID([.C137];7;2)))" office:value-type="string" office:string-value="kd66" calcext:value-type="string">
            <text:p>kd66</text:p>
          </table:table-cell>
          <table:table-cell table:formula="of:=COM.MICROSOFT.TEXTJOIN(&quot; &quot;; 0; [.B137];[.A137];[.C137];[.F137])" office:value-type="string" office:string-value="Dariusz Kmicic 10-08-66 kd66" calcext:value-type="string">
            <text:p>Dariusz Kmicic 10-08-66 kd66</text:p>
          </table:table-cell>
        </table:table-row>
        <table:table-row table:style-name="ro1">
          <table:table-cell office:value-type="string" calcext:value-type="string">
            <text:p>Rozny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22-01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informatyk</text:p>
          </table:table-cell>
          <table:table-cell table:formula="of:=LOWER(COM.MICROSOFT.CONCAT(MID([.A138];1;1); MID([.B138];1;1); MID([.C138];7;2)))" office:value-type="string" office:string-value="rb68" calcext:value-type="string">
            <text:p>rb68</text:p>
          </table:table-cell>
          <table:table-cell table:formula="of:=COM.MICROSOFT.TEXTJOIN(&quot; &quot;; 0; [.B138];[.A138];[.C138];[.F138])" office:value-type="string" office:string-value="Bohdan Rozny 22-01-68 rb68" calcext:value-type="string">
            <text:p>Bohdan Rozny 22-01-68 rb68</text:p>
          </table:table-cell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07-06-66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grafik</text:p>
          </table:table-cell>
          <table:table-cell table:formula="of:=LOWER(COM.MICROSOFT.CONCAT(MID([.A139];1;1); MID([.B139];1;1); MID([.C139];7;2)))" office:value-type="string" office:string-value="ib66" calcext:value-type="string">
            <text:p>ib66</text:p>
          </table:table-cell>
          <table:table-cell table:formula="of:=COM.MICROSOFT.TEXTJOIN(&quot; &quot;; 0; [.B139];[.A139];[.C139];[.F139])" office:value-type="string" office:string-value="Bogdan Inny 07-06-66 ib66" calcext:value-type="string">
            <text:p>Bogdan Inny 07-06-66 ib66</text:p>
          </table:table-cell>
        </table:table-row>
        <table:table-row table:style-name="ro1">
          <table:table-cell office:value-type="string" calcext:value-type="string">
            <text:p>Adaszyn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01-03-73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sekretarka</text:p>
          </table:table-cell>
          <table:table-cell table:formula="of:=LOWER(COM.MICROSOFT.CONCAT(MID([.A140];1;1); MID([.B140];1;1); MID([.C140];7;2)))" office:value-type="string" office:string-value="ab73" calcext:value-type="string">
            <text:p>ab73</text:p>
          </table:table-cell>
          <table:table-cell table:formula="of:=COM.MICROSOFT.TEXTJOIN(&quot; &quot;; 0; [.B140];[.A140];[.C140];[.F140])" office:value-type="string" office:string-value="Barbara Adaszynska 01-03-73 ab73" calcext:value-type="string">
            <text:p>Barbara Adaszynska 01-03-73 ab73</text:p>
          </table:table-cell>
        </table:table-row>
        <table:table-row table:style-name="ro1">
          <table:table-cell office:value-type="string" calcext:value-type="string">
            <text:p>Cebula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11-02-75</text:p>
          </table:table-cell>
          <table:table-cell office:value-type="string" calcext:value-type="string">
            <text:p>Kamieniec</text:p>
          </table:table-cell>
          <table:table-cell office:value-type="string" calcext:value-type="string">
            <text:p>informatyk</text:p>
          </table:table-cell>
          <table:table-cell table:formula="of:=LOWER(COM.MICROSOFT.CONCAT(MID([.A141];1;1); MID([.B141];1;1); MID([.C141];7;2)))" office:value-type="string" office:string-value="cs75" calcext:value-type="string">
            <text:p>cs75</text:p>
          </table:table-cell>
          <table:table-cell table:formula="of:=COM.MICROSOFT.TEXTJOIN(&quot; &quot;; 0; [.B141];[.A141];[.C141];[.F141])" office:value-type="string" office:string-value="Sebastian Cebula 11-02-75 cs75" calcext:value-type="string">
            <text:p>Sebastian Cebula 11-02-75 cs75</text:p>
          </table:table-cell>
        </table:table-row>
      </table:table>
      <table:table table:name="Zadanie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azwisko</text:p>
          </table:table-cell>
          <table:table-cell office:value-type="string" calcext:value-type="string">
            <text:p>Imię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escowość</text:p>
          </table:table-cell>
          <table:table-cell office:value-type="string" calcext:value-type="string">
            <text:p>Stanowisko</text:p>
          </table:table-cell>
          <table:table-cell office:value-type="string" calcext:value-type="string">
            <text:p>Imię i nazwisko</text:p>
          </table:table-cell>
        </table:table-row>
        <table:table-row table:style-name="ro1" table:visibility="filter">
          <table:table-cell office:value-type="string" calcext:value-type="string">
            <text:p>Smith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2-01-71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prawnik</text:p>
          </table:table-cell>
          <table:table-cell table:formula="of:=COM.MICROSOFT.TEXTJOIN(&quot; &quot;; 1; [.B2]; [.A2])" office:value-type="string" office:string-value="Jan Smith" calcext:value-type="string">
            <text:p>Jan Smith</text:p>
          </table:table-cell>
        </table:table-row>
        <table:table-row table:style-name="ro1" table:visibility="filter">
          <table:table-cell office:value-type="string" calcext:value-type="string">
            <text:p>Kowal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02-12-6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ekretarka</text:p>
          </table:table-cell>
          <table:table-cell table:formula="of:=COM.MICROSOFT.TEXTJOIN(&quot; &quot;; 1; [.B3]; [.A3])" office:value-type="string" office:string-value="Michal Kowal" calcext:value-type="string">
            <text:p>Michal Kowal</text:p>
          </table:table-cell>
        </table:table-row>
        <table:table-row table:style-name="ro1" table:visibility="filter">
          <table:table-cell office:value-type="string" calcext:value-type="string">
            <text:p>Anus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2-08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informatyk</text:p>
          </table:table-cell>
          <table:table-cell table:formula="of:=COM.MICROSOFT.TEXTJOIN(&quot; &quot;; 1; [.B4]; [.A4])" office:value-type="string" office:string-value="Anna Anusz" calcext:value-type="string">
            <text:p>Anna Anusz</text:p>
          </table:table-cell>
        </table:table-row>
        <table:table-row table:style-name="ro1" table:visibility="filter">
          <table:table-cell office:value-type="string" calcext:value-type="string">
            <text:p>Chin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14-11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  <table:table-cell table:formula="of:=COM.MICROSOFT.TEXTJOIN(&quot; &quot;; 1; [.B5]; [.A5])" office:value-type="string" office:string-value="Marek Chinski" calcext:value-type="string">
            <text:p>Marek Chinski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17-03-63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grafik</text:p>
          </table:table-cell>
          <table:table-cell table:formula="of:=COM.MICROSOFT.TEXTJOIN(&quot; &quot;; 1; [.B6]; [.A6])" office:value-type="string" office:string-value="Adam Mieta" calcext:value-type="string">
            <text:p>Adam Mieta</text:p>
          </table:table-cell>
        </table:table-row>
        <table:table-row table:style-name="ro1" table:visibility="filter">
          <table:table-cell office:value-type="string" calcext:value-type="string">
            <text:p>Gate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18-05-67</text:p>
          </table:table-cell>
          <table:table-cell office:value-type="string" calcext:value-type="string">
            <text:p>Wachock</text:p>
          </table:table-cell>
          <table:table-cell office:value-type="string" calcext:value-type="string">
            <text:p>akwizytor</text:p>
          </table:table-cell>
          <table:table-cell table:formula="of:=COM.MICROSOFT.TEXTJOIN(&quot; &quot;; 1; [.B7]; [.A7])" office:value-type="string" office:string-value="Adam Gates" calcext:value-type="string">
            <text:p>Adam Gates</text:p>
          </table:table-cell>
        </table:table-row>
        <table:table-row table:style-name="ro1" table:visibility="filter">
          <table:table-cell office:value-type="string" calcext:value-type="string">
            <text:p>Janasik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21-01-68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menadzer</text:p>
          </table:table-cell>
          <table:table-cell table:formula="of:=COM.MICROSOFT.TEXTJOIN(&quot; &quot;; 1; [.B8]; [.A8])" office:value-type="string" office:string-value="Anatol Janasik" calcext:value-type="string">
            <text:p>Anatol Janasik</text:p>
          </table:table-cell>
        </table:table-row>
        <table:table-row table:style-name="ro1" table:visibility="filter">
          <table:table-cell office:value-type="string" calcext:value-type="string">
            <text:p>Milion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14-02-63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radca</text:p>
          </table:table-cell>
          <table:table-cell table:formula="of:=COM.MICROSOFT.TEXTJOIN(&quot; &quot;; 1; [.B9]; [.A9])" office:value-type="string" office:string-value="Anatol Milion" calcext:value-type="string">
            <text:p>Anatol Milion</text:p>
          </table:table-cell>
        </table:table-row>
        <table:table-row table:style-name="ro1" table:visibility="filter">
          <table:table-cell office:value-type="string" calcext:value-type="string">
            <text:p>Bosman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01-01-70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ortier</text:p>
          </table:table-cell>
          <table:table-cell table:formula="of:=COM.MICROSOFT.TEXTJOIN(&quot; &quot;; 1; [.B10]; [.A10])" office:value-type="string" office:string-value="Anatol Bosman" calcext:value-type="string">
            <text:p>Anatol Bosman</text:p>
          </table:table-cell>
        </table:table-row>
        <table:table-row table:style-name="ro1" table:visibility="filter">
          <table:table-cell office:value-type="string" calcext:value-type="string">
            <text:p>Kildare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27-02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elektronik</text:p>
          </table:table-cell>
          <table:table-cell table:formula="of:=COM.MICROSOFT.TEXTJOIN(&quot; &quot;; 1; [.B11]; [.A11])" office:value-type="string" office:string-value="Anatol Kildare" calcext:value-type="string">
            <text:p>Anatol Kildare</text:p>
          </table:table-cell>
        </table:table-row>
        <table:table-row table:style-name="ro1" table:visibility="filter">
          <table:table-cell office:value-type="string" calcext:value-type="string">
            <text:p>Holmes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30-06-68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statystyk</text:p>
          </table:table-cell>
          <table:table-cell table:formula="of:=COM.MICROSOFT.TEXTJOIN(&quot; &quot;; 1; [.B12]; [.A12])" office:value-type="string" office:string-value="Andrzej Holmes" calcext:value-type="string">
            <text:p>Andrzej Holmes</text:p>
          </table:table-cell>
        </table:table-row>
        <table:table-row table:style-name="ro1" table:visibility="filter">
          <table:table-cell office:value-type="string" calcext:value-type="string">
            <text:p>Kmici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10-08-66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  <table:table-cell table:formula="of:=COM.MICROSOFT.TEXTJOIN(&quot; &quot;; 1; [.B13]; [.A13])" office:value-type="string" office:string-value="Anna Kmicic" calcext:value-type="string">
            <text:p>Anna Kmicic</text:p>
          </table:table-cell>
        </table:table-row>
        <table:table-row table:style-name="ro1" table:visibility="filter">
          <table:table-cell office:value-type="string" calcext:value-type="string">
            <text:p>Potocki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2-12-63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akwizytor</text:p>
          </table:table-cell>
          <table:table-cell table:formula="of:=COM.MICROSOFT.TEXTJOIN(&quot; &quot;; 1; [.B14]; [.A14])" office:value-type="string" office:string-value="Anna Potocki" calcext:value-type="string">
            <text:p>Anna Potocki</text:p>
          </table:table-cell>
        </table:table-row>
        <table:table-row table:style-name="ro1" table:visibility="filter">
          <table:table-cell office:value-type="string" calcext:value-type="string">
            <text:p>Gigant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16-11-66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onik</text:p>
          </table:table-cell>
          <table:table-cell table:formula="of:=COM.MICROSOFT.TEXTJOIN(&quot; &quot;; 1; [.B15]; [.A15])" office:value-type="string" office:string-value="Anna Gigant" calcext:value-type="string">
            <text:p>Anna Gigant</text:p>
          </table:table-cell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7-06-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grafik</text:p>
          </table:table-cell>
          <table:table-cell table:formula="of:=COM.MICROSOFT.TEXTJOIN(&quot; &quot;; 1; [.B16]; [.A16])" office:value-type="string" office:string-value="Anna Inny" calcext:value-type="string">
            <text:p>Anna Inny</text:p>
          </table:table-cell>
        </table:table-row>
        <table:table-row table:style-name="ro1" table:visibility="filter">
          <table:table-cell office:value-type="string" calcext:value-type="string">
            <text:p>Rozny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2-01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  <table:table-cell table:formula="of:=COM.MICROSOFT.TEXTJOIN(&quot; &quot;; 1; [.B17]; [.A17])" office:value-type="string" office:string-value="Anna Rozny" calcext:value-type="string">
            <text:p>Anna Rozny</text:p>
          </table:table-cell>
        </table:table-row>
        <table:table-row table:style-name="ro1" table:visibility="filter">
          <table:table-cell office:value-type="string" calcext:value-type="string">
            <text:p>Bos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6-03-66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  <table:table-cell table:formula="of:=COM.MICROSOFT.TEXTJOIN(&quot; &quot;; 1; [.B18]; [.A18])" office:value-type="string" office:string-value="Anna Boss" calcext:value-type="string">
            <text:p>Anna Boss</text:p>
          </table:table-cell>
        </table:table-row>
        <table:table-row table:style-name="ro1" table:visibility="filter">
          <table:table-cell office:value-type="string" calcext:value-type="string">
            <text:p>Gat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3-07-70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menadzer</text:p>
          </table:table-cell>
          <table:table-cell table:formula="of:=COM.MICROSOFT.TEXTJOIN(&quot; &quot;; 1; [.B19]; [.A19])" office:value-type="string" office:string-value="Anna Gates" calcext:value-type="string">
            <text:p>Anna Gates</text:p>
          </table:table-cell>
        </table:table-row>
        <table:table-row table:style-name="ro1" table:visibility="filter">
          <table:table-cell office:value-type="string" calcext:value-type="string">
            <text:p>Potocki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1-09-65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portier</text:p>
          </table:table-cell>
          <table:table-cell table:formula="of:=COM.MICROSOFT.TEXTJOIN(&quot; &quot;; 1; [.B20]; [.A20])" office:value-type="string" office:string-value="Anna Potocki" calcext:value-type="string">
            <text:p>Anna Potocki</text:p>
          </table:table-cell>
        </table:table-row>
        <table:table-row table:style-name="ro1" table:visibility="filter">
          <table:table-cell office:value-type="string" calcext:value-type="string">
            <text:p>Miet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04-05-65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radca</text:p>
          </table:table-cell>
          <table:table-cell table:formula="of:=COM.MICROSOFT.TEXTJOIN(&quot; &quot;; 1; [.B21]; [.A21])" office:value-type="string" office:string-value="Barbara Mieta" calcext:value-type="string">
            <text:p>Barbara Mieta</text:p>
          </table:table-cell>
        </table:table-row>
        <table:table-row table:style-name="ro1" table:visibility="filter">
          <table:table-cell office:value-type="string" calcext:value-type="string">
            <text:p>Bosman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04-05-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ekretarka</text:p>
          </table:table-cell>
          <table:table-cell table:formula="of:=COM.MICROSOFT.TEXTJOIN(&quot; &quot;; 1; [.B22]; [.A22])" office:value-type="string" office:string-value="Barbara Bosman" calcext:value-type="string">
            <text:p>Barbara Bosman</text:p>
          </table:table-cell>
        </table:table-row>
        <table:table-row table:style-name="ro1" table:visibility="filter">
          <table:table-cell office:value-type="string" calcext:value-type="string">
            <text:p>Smith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25-04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statystyk</text:p>
          </table:table-cell>
          <table:table-cell table:formula="of:=COM.MICROSOFT.TEXTJOIN(&quot; &quot;; 1; [.B23]; [.A23])" office:value-type="string" office:string-value="Barbara Smith" calcext:value-type="string">
            <text:p>Barbara Smith</text:p>
          </table:table-cell>
        </table:table-row>
        <table:table-row table:style-name="ro1" table:visibility="filter">
          <table:table-cell office:value-type="string" calcext:value-type="string">
            <text:p>Rozny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22-05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sekretarka</text:p>
          </table:table-cell>
          <table:table-cell table:formula="of:=COM.MICROSOFT.TEXTJOIN(&quot; &quot;; 1; [.B24]; [.A24])" office:value-type="string" office:string-value="Bogdan Rozny" calcext:value-type="string">
            <text:p>Bogdan Rozny</text:p>
          </table:table-cell>
        </table:table-row>
        <table:table-row table:style-name="ro1" table:visibility="filter">
          <table:table-cell office:value-type="string" calcext:value-type="string">
            <text:p>Potocki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01-10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radca</text:p>
          </table:table-cell>
          <table:table-cell table:formula="of:=COM.MICROSOFT.TEXTJOIN(&quot; &quot;; 1; [.B25]; [.A25])" office:value-type="string" office:string-value="Bogdan Potocki" calcext:value-type="string">
            <text:p>Bogdan Potocki</text:p>
          </table:table-cell>
        </table:table-row>
        <table:table-row table:style-name="ro1" table:visibility="filter">
          <table:table-cell office:value-type="string" calcext:value-type="string">
            <text:p>Potocki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13-01-6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nformatyk</text:p>
          </table:table-cell>
          <table:table-cell table:formula="of:=COM.MICROSOFT.TEXTJOIN(&quot; &quot;; 1; [.B26]; [.A26])" office:value-type="string" office:string-value="Bogdan Potocki" calcext:value-type="string">
            <text:p>Bogdan Potocki</text:p>
          </table:table-cell>
        </table:table-row>
        <table:table-row table:style-name="ro1" table:visibility="filter">
          <table:table-cell office:value-type="string" calcext:value-type="string">
            <text:p>Milion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02-10-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rtier</text:p>
          </table:table-cell>
          <table:table-cell table:formula="of:=COM.MICROSOFT.TEXTJOIN(&quot; &quot;; 1; [.B27]; [.A27])" office:value-type="string" office:string-value="Bohdan Milion" calcext:value-type="string">
            <text:p>Bohdan Milion</text:p>
          </table:table-cell>
        </table:table-row>
        <table:table-row table:style-name="ro1" table:visibility="filter">
          <table:table-cell office:value-type="string" calcext:value-type="string">
            <text:p>Mieta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16-05-65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menadzer</text:p>
          </table:table-cell>
          <table:table-cell table:formula="of:=COM.MICROSOFT.TEXTJOIN(&quot; &quot;; 1; [.B28]; [.A28])" office:value-type="string" office:string-value="Bohdan Mieta" calcext:value-type="string">
            <text:p>Bohdan Mieta</text:p>
          </table:table-cell>
        </table:table-row>
        <table:table-row table:style-name="ro1" table:visibility="filter">
          <table:table-cell office:value-type="string" calcext:value-type="string">
            <text:p>Mieta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05-07-70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ksiegowy</text:p>
          </table:table-cell>
          <table:table-cell table:formula="of:=COM.MICROSOFT.TEXTJOIN(&quot; &quot;; 1; [.B29]; [.A29])" office:value-type="string" office:string-value="Bohdan Mieta" calcext:value-type="string">
            <text:p>Bohdan Mieta</text:p>
          </table:table-cell>
        </table:table-row>
        <table:table-row table:style-name="ro1" table:visibility="filter">
          <table:table-cell office:value-type="string" calcext:value-type="string">
            <text:p>Kowal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12-01-70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informatyk</text:p>
          </table:table-cell>
          <table:table-cell table:formula="of:=COM.MICROSOFT.TEXTJOIN(&quot; &quot;; 1; [.B30]; [.A30])" office:value-type="string" office:string-value="Bohdan Kowal" calcext:value-type="string">
            <text:p>Bohdan Kowal</text:p>
          </table:table-cell>
        </table:table-row>
        <table:table-row table:style-name="ro1">
          <table:table-cell office:value-type="string" calcext:value-type="string">
            <text:p>Kmicic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13-06-64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grafik</text:p>
          </table:table-cell>
          <table:table-cell table:formula="of:=COM.MICROSOFT.TEXTJOIN(&quot; &quot;; 1; [.B31]; [.A31])" office:value-type="string" office:string-value="Bohdan Kmicic" calcext:value-type="string">
            <text:p>Bohdan Kmicic</text:p>
          </table:table-cell>
        </table:table-row>
        <table:table-row table:style-name="ro1" table:visibility="filter">
          <table:table-cell office:value-type="string" calcext:value-type="string">
            <text:p>Kopec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15-10-70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elektronik</text:p>
          </table:table-cell>
          <table:table-cell table:formula="of:=COM.MICROSOFT.TEXTJOIN(&quot; &quot;; 1; [.B32]; [.A32])" office:value-type="string" office:string-value="Bohdan Kopec" calcext:value-type="string">
            <text:p>Bohdan Kopec</text:p>
          </table:table-cell>
        </table:table-row>
        <table:table-row table:style-name="ro1" table:visibility="filter">
          <table:table-cell office:value-type="string" calcext:value-type="string">
            <text:p>Janasik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24-02-69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elektronik</text:p>
          </table:table-cell>
          <table:table-cell table:formula="of:=COM.MICROSOFT.TEXTJOIN(&quot; &quot;; 1; [.B33]; [.A33])" office:value-type="string" office:string-value="Dariusz Janasik" calcext:value-type="string">
            <text:p>Dariusz Janasik</text:p>
          </table:table-cell>
        </table:table-row>
        <table:table-row table:style-name="ro1" table:visibility="filter">
          <table:table-cell office:value-type="string" calcext:value-type="string">
            <text:p>Inny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28-02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akwizytor</text:p>
          </table:table-cell>
          <table:table-cell table:formula="of:=COM.MICROSOFT.TEXTJOIN(&quot; &quot;; 1; [.B34]; [.A34])" office:value-type="string" office:string-value="Dariusz Inny" calcext:value-type="string">
            <text:p>Dariusz Inny</text:p>
          </table:table-cell>
        </table:table-row>
        <table:table-row table:style-name="ro1" table:visibility="filter">
          <table:table-cell office:value-type="string" calcext:value-type="string">
            <text:p>Holmes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25-12-7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akwizytor</text:p>
          </table:table-cell>
          <table:table-cell table:formula="of:=COM.MICROSOFT.TEXTJOIN(&quot; &quot;; 1; [.B35]; [.A35])" office:value-type="string" office:string-value="Dorota Holmes" calcext:value-type="string">
            <text:p>Dorota Holmes</text:p>
          </table:table-cell>
        </table:table-row>
        <table:table-row table:style-name="ro1" table:visibility="filter">
          <table:table-cell office:value-type="string" calcext:value-type="string">
            <text:p>Gigant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25-02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ksiegowy</text:p>
          </table:table-cell>
          <table:table-cell table:formula="of:=COM.MICROSOFT.TEXTJOIN(&quot; &quot;; 1; [.B36]; [.A36])" office:value-type="string" office:string-value="Ewa Gigant" calcext:value-type="string">
            <text:p>Ewa Gigant</text:p>
          </table:table-cell>
        </table:table-row>
        <table:table-row table:style-name="ro1" table:visibility="filter">
          <table:table-cell office:value-type="string" calcext:value-type="string">
            <text:p>Gates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18-11-6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menadzer</text:p>
          </table:table-cell>
          <table:table-cell table:formula="of:=COM.MICROSOFT.TEXTJOIN(&quot; &quot;; 1; [.B37]; [.A37])" office:value-type="string" office:string-value="Ewa Gates" calcext:value-type="string">
            <text:p>Ewa Gates</text:p>
          </table:table-cell>
        </table:table-row>
        <table:table-row table:style-name="ro1" table:visibility="filter">
          <table:table-cell office:value-type="string" calcext:value-type="string">
            <text:p>Gates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05-01-68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ortier</text:p>
          </table:table-cell>
          <table:table-cell table:formula="of:=COM.MICROSOFT.TEXTJOIN(&quot; &quot;; 1; [.B38]; [.A38])" office:value-type="string" office:string-value="Ewa Gates" calcext:value-type="string">
            <text:p>Ewa Gates</text:p>
          </table:table-cell>
        </table:table-row>
        <table:table-row table:style-name="ro1" table:visibility="filter">
          <table:table-cell office:value-type="string" calcext:value-type="string">
            <text:p>Chinski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04-05-69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  <table:table-cell table:formula="of:=COM.MICROSOFT.TEXTJOIN(&quot; &quot;; 1; [.B39]; [.A39])" office:value-type="string" office:string-value="Ewa Chinski" calcext:value-type="string">
            <text:p>Ewa Chinski</text:p>
          </table:table-cell>
        </table:table-row>
        <table:table-row table:style-name="ro1" table:visibility="filter">
          <table:table-cell office:value-type="string" calcext:value-type="string">
            <text:p>Boss</text:p>
          </table:table-cell>
          <table:table-cell office:value-type="string" calcext:value-type="string">
            <text:p>Fryderyk</text:p>
          </table:table-cell>
          <table:table-cell office:value-type="string" calcext:value-type="string">
            <text:p>25-04-65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ekretarka</text:p>
          </table:table-cell>
          <table:table-cell table:formula="of:=COM.MICROSOFT.TEXTJOIN(&quot; &quot;; 1; [.B40]; [.A40])" office:value-type="string" office:string-value="Fryderyk Boss" calcext:value-type="string">
            <text:p>Fryderyk Boss</text:p>
          </table:table-cell>
        </table:table-row>
        <table:table-row table:style-name="ro1" table:visibility="filter">
          <table:table-cell office:value-type="string" calcext:value-type="string">
            <text:p>Bosman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18-09-69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tatystyk</text:p>
          </table:table-cell>
          <table:table-cell table:formula="of:=COM.MICROSOFT.TEXTJOIN(&quot; &quot;; 1; [.B41]; [.A41])" office:value-type="string" office:string-value="Grzegorz Bosman" calcext:value-type="string">
            <text:p>Grzegorz Bosman</text:p>
          </table:table-cell>
        </table:table-row>
        <table:table-row table:style-name="ro1" table:visibility="filter">
          <table:table-cell office:value-type="string" calcext:value-type="string">
            <text:p>Bosman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9-09-70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ekretarka</text:p>
          </table:table-cell>
          <table:table-cell table:formula="of:=COM.MICROSOFT.TEXTJOIN(&quot; &quot;; 1; [.B42]; [.A42])" office:value-type="string" office:string-value="Grzegorz Bosman" calcext:value-type="string">
            <text:p>Grzegorz Bosman</text:p>
          </table:table-cell>
        </table:table-row>
        <table:table-row table:style-name="ro1" table:visibility="filter">
          <table:table-cell office:value-type="string" calcext:value-type="string">
            <text:p>Aanusz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02-02-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radca</text:p>
          </table:table-cell>
          <table:table-cell table:formula="of:=COM.MICROSOFT.TEXTJOIN(&quot; &quot;; 1; [.B43]; [.A43])" office:value-type="string" office:string-value="Grzegorz Aanusz" calcext:value-type="string">
            <text:p>Grzegorz Aanusz</text:p>
          </table:table-cell>
        </table:table-row>
        <table:table-row table:style-name="ro1" table:visibility="filter">
          <table:table-cell office:value-type="string" calcext:value-type="string">
            <text:p>Kiel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05-09-7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  <table:table-cell table:formula="of:=COM.MICROSOFT.TEXTJOIN(&quot; &quot;; 1; [.B44]; [.A44])" office:value-type="string" office:string-value="Grzegorz Kiel" calcext:value-type="string">
            <text:p>Grzegorz Kiel</text:p>
          </table:table-cell>
        </table:table-row>
        <table:table-row table:style-name="ro1" table:visibility="filter">
          <table:table-cell office:value-type="string" calcext:value-type="string">
            <text:p>Gagate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03-12-67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tier</text:p>
          </table:table-cell>
          <table:table-cell table:formula="of:=COM.MICROSOFT.TEXTJOIN(&quot; &quot;; 1; [.B45]; [.A45])" office:value-type="string" office:string-value="Grzegorz Gagatek" calcext:value-type="string">
            <text:p>Grzegorz Gagatek</text:p>
          </table:table-cell>
        </table:table-row>
        <table:table-row table:style-name="ro1" table:visibility="filter">
          <table:table-cell office:value-type="string" calcext:value-type="string">
            <text:p>Borowi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10-12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menadzer</text:p>
          </table:table-cell>
          <table:table-cell table:formula="of:=COM.MICROSOFT.TEXTJOIN(&quot; &quot;; 1; [.B46]; [.A46])" office:value-type="string" office:string-value="Grzegorz Borowik" calcext:value-type="string">
            <text:p>Grzegorz Borowik</text:p>
          </table:table-cell>
        </table:table-row>
        <table:table-row table:style-name="ro1" table:visibility="filter">
          <table:table-cell office:value-type="string" calcext:value-type="string">
            <text:p>Sos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6-07-68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ksiegowy</text:p>
          </table:table-cell>
          <table:table-cell table:formula="of:=COM.MICROSOFT.TEXTJOIN(&quot; &quot;; 1; [.B47]; [.A47])" office:value-type="string" office:string-value="Grzegorz Soski" calcext:value-type="string">
            <text:p>Grzegorz Soski</text:p>
          </table:table-cell>
        </table:table-row>
        <table:table-row table:style-name="ro1" table:visibility="filter">
          <table:table-cell office:value-type="string" calcext:value-type="string">
            <text:p>Musial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30-08-67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informatyk</text:p>
          </table:table-cell>
          <table:table-cell table:formula="of:=COM.MICROSOFT.TEXTJOIN(&quot; &quot;; 1; [.B48]; [.A48])" office:value-type="string" office:string-value="Grzegorz Musial" calcext:value-type="string">
            <text:p>Grzegorz Musial</text:p>
          </table:table-cell>
        </table:table-row>
        <table:table-row table:style-name="ro1">
          <table:table-cell office:value-type="string" calcext:value-type="string">
            <text:p>Zys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11-04-65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grafik</text:p>
          </table:table-cell>
          <table:table-cell table:formula="of:=COM.MICROSOFT.TEXTJOIN(&quot; &quot;; 1; [.B49]; [.A49])" office:value-type="string" office:string-value="Grzegorz Zysk" calcext:value-type="string">
            <text:p>Grzegorz Zysk</text:p>
          </table:table-cell>
        </table:table-row>
        <table:table-row table:style-name="ro1" table:visibility="filter">
          <table:table-cell office:value-type="string" calcext:value-type="string">
            <text:p>Robak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02-07-67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elektronik</text:p>
          </table:table-cell>
          <table:table-cell table:formula="of:=COM.MICROSOFT.TEXTJOIN(&quot; &quot;; 1; [.B50]; [.A50])" office:value-type="string" office:string-value="Helena Robak" calcext:value-type="string">
            <text:p>Helena Robak</text:p>
          </table:table-cell>
        </table:table-row>
        <table:table-row table:style-name="ro1" table:visibility="filter">
          <table:table-cell office:value-type="string" calcext:value-type="string">
            <text:p>Soplica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01-01-63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elektronik</text:p>
          </table:table-cell>
          <table:table-cell table:formula="of:=COM.MICROSOFT.TEXTJOIN(&quot; &quot;; 1; [.B51]; [.A51])" office:value-type="string" office:string-value="Henryk Soplica" calcext:value-type="string">
            <text:p>Henryk Soplica</text:p>
          </table:table-cell>
        </table:table-row>
        <table:table-row table:style-name="ro1" table:visibility="filter">
          <table:table-cell office:value-type="string" calcext:value-type="string">
            <text:p>Sawyer</text:p>
          </table:table-cell>
          <table:table-cell office:value-type="string" calcext:value-type="string">
            <text:p>Iza</text:p>
          </table:table-cell>
          <table:table-cell office:value-type="string" calcext:value-type="string">
            <text:p>13-09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konom</text:p>
          </table:table-cell>
          <table:table-cell table:formula="of:=COM.MICROSOFT.TEXTJOIN(&quot; &quot;; 1; [.B52]; [.A52])" office:value-type="string" office:string-value="Iza Sawyer" calcext:value-type="string">
            <text:p>Iza Sawyer</text:p>
          </table:table-cell>
        </table:table-row>
        <table:table-row table:style-name="ro1" table:visibility="filter">
          <table:table-cell office:value-type="string" calcext:value-type="string">
            <text:p>Kowalski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10-03-64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ekonomista</text:p>
          </table:table-cell>
          <table:table-cell table:formula="of:=COM.MICROSOFT.TEXTJOIN(&quot; &quot;; 1; [.B53]; [.A53])" office:value-type="string" office:string-value="Jacek Kowalski" calcext:value-type="string">
            <text:p>Jacek Kowalski</text:p>
          </table:table-cell>
        </table:table-row>
        <table:table-row table:style-name="ro1" table:visibility="filter">
          <table:table-cell office:value-type="string" calcext:value-type="string">
            <text:p>Grzeskowia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01-01-66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rchander</text:p>
          </table:table-cell>
          <table:table-cell table:formula="of:=COM.MICROSOFT.TEXTJOIN(&quot; &quot;; 1; [.B54]; [.A54])" office:value-type="string" office:string-value="Jacek Grzeskowia" calcext:value-type="string">
            <text:p>Jacek Grzeskowia</text:p>
          </table:table-cell>
        </table:table-row>
        <table:table-row table:style-name="ro1" table:visibility="filter">
          <table:table-cell office:value-type="string" calcext:value-type="string">
            <text:p>Boruta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21-12-64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magazynier</text:p>
          </table:table-cell>
          <table:table-cell table:formula="of:=COM.MICROSOFT.TEXTJOIN(&quot; &quot;; 1; [.B55]; [.A55])" office:value-type="string" office:string-value="Jacek Boruta" calcext:value-type="string">
            <text:p>Jacek Boruta</text:p>
          </table:table-cell>
        </table:table-row>
        <table:table-row table:style-name="ro1" table:visibility="filter">
          <table:table-cell office:value-type="string" calcext:value-type="string">
            <text:p>Jasiak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08-03-68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statystyk</text:p>
          </table:table-cell>
          <table:table-cell table:formula="of:=COM.MICROSOFT.TEXTJOIN(&quot; &quot;; 1; [.B56]; [.A56])" office:value-type="string" office:string-value="Jacek Jasiak" calcext:value-type="string">
            <text:p>Jacek Jasiak</text:p>
          </table:table-cell>
        </table:table-row>
        <table:table-row table:style-name="ro1" table:visibility="filter">
          <table:table-cell office:value-type="string" calcext:value-type="string">
            <text:p>Zysk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07-03-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sekretarka</text:p>
          </table:table-cell>
          <table:table-cell table:formula="of:=COM.MICROSOFT.TEXTJOIN(&quot; &quot;; 1; [.B57]; [.A57])" office:value-type="string" office:string-value="Jacek Zysk" calcext:value-type="string">
            <text:p>Jacek Zysk</text:p>
          </table:table-cell>
        </table:table-row>
        <table:table-row table:style-name="ro1" table:visibility="filter">
          <table:table-cell office:value-type="string" calcext:value-type="string">
            <text:p>Soplica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19-05-65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  <table:table-cell table:formula="of:=COM.MICROSOFT.TEXTJOIN(&quot; &quot;; 1; [.B58]; [.A58])" office:value-type="string" office:string-value="Jakub Soplica" calcext:value-type="string">
            <text:p>Jakub Soplica</text:p>
          </table:table-cell>
        </table:table-row>
        <table:table-row table:style-name="ro1" table:visibility="filter">
          <table:table-cell office:value-type="string" calcext:value-type="string">
            <text:p>Sawyer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22-03-61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  <table:table-cell table:formula="of:=COM.MICROSOFT.TEXTJOIN(&quot; &quot;; 1; [.B59]; [.A59])" office:value-type="string" office:string-value="Jakub Sawyer" calcext:value-type="string">
            <text:p>Jakub Sawyer</text:p>
          </table:table-cell>
        </table:table-row>
        <table:table-row table:style-name="ro1" table:visibility="filter">
          <table:table-cell office:value-type="string" calcext:value-type="string">
            <text:p>Roba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16-07-6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tier</text:p>
          </table:table-cell>
          <table:table-cell table:formula="of:=COM.MICROSOFT.TEXTJOIN(&quot; &quot;; 1; [.B60]; [.A60])" office:value-type="string" office:string-value="Jan Robak" calcext:value-type="string">
            <text:p>Jan Robak</text:p>
          </table:table-cell>
        </table:table-row>
        <table:table-row table:style-name="ro1" table:visibility="filter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09-11-63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menadzer</text:p>
          </table:table-cell>
          <table:table-cell table:formula="of:=COM.MICROSOFT.TEXTJOIN(&quot; &quot;; 1; [.B61]; [.A61])" office:value-type="string" office:string-value="Jan Kowalski" calcext:value-type="string">
            <text:p>Jan Kowalski</text:p>
          </table:table-cell>
        </table:table-row>
        <table:table-row table:style-name="ro1" table:visibility="filter">
          <table:table-cell office:value-type="string" calcext:value-type="string">
            <text:p>Jasia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15-07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  <table:table-cell table:formula="of:=COM.MICROSOFT.TEXTJOIN(&quot; &quot;; 1; [.B62]; [.A62])" office:value-type="string" office:string-value="Jan Jasiak" calcext:value-type="string">
            <text:p>Jan Jasiak</text:p>
          </table:table-cell>
        </table:table-row>
        <table:table-row table:style-name="ro1" table:visibility="filter">
          <table:table-cell office:value-type="string" calcext:value-type="string">
            <text:p>Grzeskowia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14-05-69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ochroniarz</text:p>
          </table:table-cell>
          <table:table-cell table:formula="of:=COM.MICROSOFT.TEXTJOIN(&quot; &quot;; 1; [.B63]; [.A63])" office:value-type="string" office:string-value="Jan Grzeskowiak" calcext:value-type="string">
            <text:p>Jan Grzeskowiak</text:p>
          </table:table-cell>
        </table:table-row>
        <table:table-row table:style-name="ro1" table:visibility="filter">
          <table:table-cell office:value-type="string" calcext:value-type="string">
            <text:p>Borut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5-12-65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ochroniarz</text:p>
          </table:table-cell>
          <table:table-cell table:formula="of:=COM.MICROSOFT.TEXTJOIN(&quot; &quot;; 1; [.B64]; [.A64])" office:value-type="string" office:string-value="Jan Boruta" calcext:value-type="string">
            <text:p>Jan Boruta</text:p>
          </table:table-cell>
        </table:table-row>
        <table:table-row table:style-name="ro1" table:visibility="filter">
          <table:table-cell office:value-type="string" calcext:value-type="string">
            <text:p>Szum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6-11-55</text:p>
          </table:table-cell>
          <table:table-cell office:value-type="string" calcext:value-type="string">
            <text:p>Krosno</text:p>
          </table:table-cell>
          <table:table-cell office:value-type="string" calcext:value-type="string">
            <text:p>akwizytor</text:p>
          </table:table-cell>
          <table:table-cell table:formula="of:=COM.MICROSOFT.TEXTJOIN(&quot; &quot;; 1; [.B65]; [.A65])" office:value-type="string" office:string-value="Jan Szumowski" calcext:value-type="string">
            <text:p>Jan Szumowski</text:p>
          </table:table-cell>
        </table:table-row>
        <table:table-row table:style-name="ro1" table:visibility="filter">
          <table:table-cell office:value-type="string" calcext:value-type="string">
            <text:p>Karpowic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7-03-59</text:p>
          </table:table-cell>
          <table:table-cell office:value-type="string" calcext:value-type="string">
            <text:p>Bialystok</text:p>
          </table:table-cell>
          <table:table-cell office:value-type="string" calcext:value-type="string">
            <text:p>rzecznik</text:p>
          </table:table-cell>
          <table:table-cell table:formula="of:=COM.MICROSOFT.TEXTJOIN(&quot; &quot;; 1; [.B66]; [.A66])" office:value-type="string" office:string-value="Jan Karpowicz" calcext:value-type="string">
            <text:p>Jan Karpowicz</text:p>
          </table:table-cell>
        </table:table-row>
        <table:table-row table:style-name="ro1" table:visibility="filter">
          <table:table-cell office:value-type="string" calcext:value-type="string">
            <text:p>Kilar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8-12-65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redaktor</text:p>
          </table:table-cell>
          <table:table-cell table:formula="of:=COM.MICROSOFT.TEXTJOIN(&quot; &quot;; 1; [.B67]; [.A67])" office:value-type="string" office:string-value="Jan Kilarski" calcext:value-type="string">
            <text:p>Jan Kilarski</text:p>
          </table:table-cell>
        </table:table-row>
        <table:table-row table:style-name="ro1" table:visibility="filter">
          <table:table-cell office:value-type="string" calcext:value-type="string">
            <text:p>Wa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6-02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ksiegowy</text:p>
          </table:table-cell>
          <table:table-cell table:formula="of:=COM.MICROSOFT.TEXTJOIN(&quot; &quot;; 1; [.B68]; [.A68])" office:value-type="string" office:string-value="Jan Waz" calcext:value-type="string">
            <text:p>Jan Waz</text:p>
          </table:table-cell>
        </table:table-row>
        <table:table-row table:style-name="ro1" table:visibility="filter">
          <table:table-cell office:value-type="string" calcext:value-type="string">
            <text:p>Kamin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0-10-60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elektryk</text:p>
          </table:table-cell>
          <table:table-cell table:formula="of:=COM.MICROSOFT.TEXTJOIN(&quot; &quot;; 1; [.B69]; [.A69])" office:value-type="string" office:string-value="Jan Kaminski" calcext:value-type="string">
            <text:p>Jan Kaminski</text:p>
          </table:table-cell>
        </table:table-row>
        <table:table-row table:style-name="ro1" table:visibility="filter">
          <table:table-cell office:value-type="string" calcext:value-type="string">
            <text:p>Gigant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10-05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konserwator</text:p>
          </table:table-cell>
          <table:table-cell table:formula="of:=COM.MICROSOFT.TEXTJOIN(&quot; &quot;; 1; [.B70]; [.A70])" office:value-type="string" office:string-value="Jan Gigant" calcext:value-type="string">
            <text:p>Jan Gigant</text:p>
          </table:table-cell>
        </table:table-row>
        <table:table-row table:style-name="ro1" table:visibility="filter">
          <table:table-cell office:value-type="string" calcext:value-type="string">
            <text:p>Inny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0-07-63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operator</text:p>
          </table:table-cell>
          <table:table-cell table:formula="of:=COM.MICROSOFT.TEXTJOIN(&quot; &quot;; 1; [.B71]; [.A71])" office:value-type="string" office:string-value="Jan Inny" calcext:value-type="string">
            <text:p>Jan Inny</text:p>
          </table:table-cell>
        </table:table-row>
        <table:table-row table:style-name="ro1" table:visibility="filter">
          <table:table-cell office:value-type="string" calcext:value-type="string">
            <text:p>Rozny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10-06-57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ochroniarz</text:p>
          </table:table-cell>
          <table:table-cell table:formula="of:=COM.MICROSOFT.TEXTJOIN(&quot; &quot;; 1; [.B72]; [.A72])" office:value-type="string" office:string-value="Jan Rozny" calcext:value-type="string">
            <text:p>Jan Rozny</text:p>
          </table:table-cell>
        </table:table-row>
        <table:table-row table:style-name="ro1" table:visibility="filter">
          <table:table-cell office:value-type="string" calcext:value-type="string">
            <text:p>Boss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11-04-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informatyk</text:p>
          </table:table-cell>
          <table:table-cell table:formula="of:=COM.MICROSOFT.TEXTJOIN(&quot; &quot;; 1; [.B73]; [.A73])" office:value-type="string" office:string-value="Janusz Boss" calcext:value-type="string">
            <text:p>Janusz Boss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02-07-6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grafik</text:p>
          </table:table-cell>
          <table:table-cell table:formula="of:=COM.MICROSOFT.TEXTJOIN(&quot; &quot;; 1; [.B74]; [.A74])" office:value-type="string" office:string-value="Janusz Gates" calcext:value-type="string">
            <text:p>Janusz Gates</text:p>
          </table:table-cell>
        </table:table-row>
        <table:table-row table:style-name="ro1" table:visibility="filter">
          <table:table-cell office:value-type="string" calcext:value-type="string">
            <text:p>Potocki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02-01-63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radca</text:p>
          </table:table-cell>
          <table:table-cell table:formula="of:=COM.MICROSOFT.TEXTJOIN(&quot; &quot;; 1; [.B75]; [.A75])" office:value-type="string" office:string-value="Jozef Potocki" calcext:value-type="string">
            <text:p>Jozef Potocki</text:p>
          </table:table-cell>
        </table:table-row>
        <table:table-row table:style-name="ro1" table:visibility="filter">
          <table:table-cell office:value-type="string" calcext:value-type="string">
            <text:p>Mieta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11-09-64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ksiegowy</text:p>
          </table:table-cell>
          <table:table-cell table:formula="of:=COM.MICROSOFT.TEXTJOIN(&quot; &quot;; 1; [.B76]; [.A76])" office:value-type="string" office:string-value="Julian Mieta" calcext:value-type="string">
            <text:p>Julian Mieta</text:p>
          </table:table-cell>
        </table:table-row>
        <table:table-row table:style-name="ro1" table:visibility="filter">
          <table:table-cell office:value-type="string" calcext:value-type="string">
            <text:p>Bosman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30-04-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konserwator</text:p>
          </table:table-cell>
          <table:table-cell table:formula="of:=COM.MICROSOFT.TEXTJOIN(&quot; &quot;; 1; [.B77]; [.A77])" office:value-type="string" office:string-value="Kamil Bosman" calcext:value-type="string">
            <text:p>Kamil Bosman</text:p>
          </table:table-cell>
        </table:table-row>
        <table:table-row table:style-name="ro1" table:visibility="filter">
          <table:table-cell office:value-type="string" calcext:value-type="string">
            <text:p>Inny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28-02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ierowca</text:p>
          </table:table-cell>
          <table:table-cell table:formula="of:=COM.MICROSOFT.TEXTJOIN(&quot; &quot;; 1; [.B78]; [.A78])" office:value-type="string" office:string-value="Kamil Inny" calcext:value-type="string">
            <text:p>Kamil Inny</text:p>
          </table:table-cell>
        </table:table-row>
        <table:table-row table:style-name="ro1" table:visibility="filter">
          <table:table-cell office:value-type="string" calcext:value-type="string">
            <text:p>Holme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25-12-7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statystyk</text:p>
          </table:table-cell>
          <table:table-cell table:formula="of:=COM.MICROSOFT.TEXTJOIN(&quot; &quot;; 1; [.B79]; [.A79])" office:value-type="string" office:string-value="Karol Holmes" calcext:value-type="string">
            <text:p>Karol Holmes</text:p>
          </table:table-cell>
        </table:table-row>
        <table:table-row table:style-name="ro1" table:visibility="filter">
          <table:table-cell office:value-type="string" calcext:value-type="string">
            <text:p>Gigant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25-02-68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ekretarka</text:p>
          </table:table-cell>
          <table:table-cell table:formula="of:=COM.MICROSOFT.TEXTJOIN(&quot; &quot;; 1; [.B80]; [.A80])" office:value-type="string" office:string-value="Karol Gigant" calcext:value-type="string">
            <text:p>Karol Gigant</text:p>
          </table:table-cell>
        </table:table-row>
        <table:table-row table:style-name="ro1" table:visibility="filter">
          <table:table-cell office:value-type="string" calcext:value-type="string">
            <text:p>Gate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29-09-70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techniczny</text:p>
          </table:table-cell>
          <table:table-cell table:formula="of:=COM.MICROSOFT.TEXTJOIN(&quot; &quot;; 1; [.B81]; [.A81])" office:value-type="string" office:string-value="Karol Gates" calcext:value-type="string">
            <text:p>Karol Gates</text:p>
          </table:table-cell>
        </table:table-row>
        <table:table-row table:style-name="ro1" table:visibility="filter">
          <table:table-cell office:value-type="string" calcext:value-type="string">
            <text:p>Gat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8-09-67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radca</text:p>
          </table:table-cell>
          <table:table-cell table:formula="of:=COM.MICROSOFT.TEXTJOIN(&quot; &quot;; 1; [.B82]; [.A82])" office:value-type="string" office:string-value="Karol Gatek" calcext:value-type="string">
            <text:p>Karol Gatek</text:p>
          </table:table-cell>
        </table:table-row>
        <table:table-row table:style-name="ro1" table:visibility="filter">
          <table:table-cell office:value-type="string" calcext:value-type="string">
            <text:p>Chrust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4-05-69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  <table:table-cell table:formula="of:=COM.MICROSOFT.TEXTJOIN(&quot; &quot;; 1; [.B83]; [.A83])" office:value-type="string" office:string-value="Karol Chrust" calcext:value-type="string">
            <text:p>Karol Chrust</text:p>
          </table:table-cell>
        </table:table-row>
        <table:table-row table:style-name="ro1" table:visibility="filter">
          <table:table-cell office:value-type="string" calcext:value-type="string">
            <text:p>Bast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05-01-62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informatyk</text:p>
          </table:table-cell>
          <table:table-cell table:formula="of:=COM.MICROSOFT.TEXTJOIN(&quot; &quot;; 1; [.B84]; [.A84])" office:value-type="string" office:string-value="Karol Bastek" calcext:value-type="string">
            <text:p>Karol Bastek</text:p>
          </table:table-cell>
        </table:table-row>
        <table:table-row table:style-name="ro1" table:visibility="filter">
          <table:table-cell office:value-type="string" calcext:value-type="string">
            <text:p>Boran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8-11-62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zadkowa</text:p>
          </table:table-cell>
          <table:table-cell table:formula="of:=COM.MICROSOFT.TEXTJOIN(&quot; &quot;; 1; [.B85]; [.A85])" office:value-type="string" office:string-value="Karol Boran" calcext:value-type="string">
            <text:p>Karol Boran</text:p>
          </table:table-cell>
        </table:table-row>
        <table:table-row table:style-name="ro1" table:visibility="filter">
          <table:table-cell office:value-type="string" calcext:value-type="string">
            <text:p>Baran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25-04-60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zadkowa</text:p>
          </table:table-cell>
          <table:table-cell table:formula="of:=COM.MICROSOFT.TEXTJOIN(&quot; &quot;; 1; [.B86]; [.A86])" office:value-type="string" office:string-value="Karol Baran" calcext:value-type="string">
            <text:p>Karol Baran</text:p>
          </table:table-cell>
        </table:table-row>
        <table:table-row table:style-name="ro1" table:visibility="filter">
          <table:table-cell office:value-type="string" calcext:value-type="string">
            <text:p>Anusz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02-02-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nadzer</text:p>
          </table:table-cell>
          <table:table-cell table:formula="of:=COM.MICROSOFT.TEXTJOIN(&quot; &quot;; 1; [.B87]; [.A87])" office:value-type="string" office:string-value="Karol Anusz" calcext:value-type="string">
            <text:p>Karol Anusz</text:p>
          </table:table-cell>
        </table:table-row>
        <table:table-row table:style-name="ro1" table:visibility="filter">
          <table:table-cell office:value-type="string" calcext:value-type="string">
            <text:p>Kiel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05-10-71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menadzer</text:p>
          </table:table-cell>
          <table:table-cell table:formula="of:=COM.MICROSOFT.TEXTJOIN(&quot; &quot;; 1; [.B88]; [.A88])" office:value-type="string" office:string-value="Karol Kiel" calcext:value-type="string">
            <text:p>Karol Kiel</text:p>
          </table:table-cell>
        </table:table-row>
        <table:table-row table:style-name="ro1" table:visibility="filter">
          <table:table-cell office:value-type="string" calcext:value-type="string">
            <text:p>Gagate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03-11-67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ksiegowy</text:p>
          </table:table-cell>
          <table:table-cell table:formula="of:=COM.MICROSOFT.TEXTJOIN(&quot; &quot;; 1; [.B89]; [.A89])" office:value-type="string" office:string-value="Karolina Gagatek" calcext:value-type="string">
            <text:p>Karolina Gagatek</text:p>
          </table:table-cell>
        </table:table-row>
        <table:table-row table:style-name="ro1" table:visibility="filter">
          <table:table-cell office:value-type="string" calcext:value-type="string">
            <text:p>Borowi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10-12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techniczny</text:p>
          </table:table-cell>
          <table:table-cell table:formula="of:=COM.MICROSOFT.TEXTJOIN(&quot; &quot;; 1; [.B90]; [.A90])" office:value-type="string" office:string-value="Katarzyna Borowik" calcext:value-type="string">
            <text:p>Katarzyna Borowik</text:p>
          </table:table-cell>
        </table:table-row>
        <table:table-row table:style-name="ro1" table:visibility="filter">
          <table:table-cell office:value-type="string" calcext:value-type="string">
            <text:p>Kowalski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02-01-6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kierowca</text:p>
          </table:table-cell>
          <table:table-cell table:formula="of:=COM.MICROSOFT.TEXTJOIN(&quot; &quot;; 1; [.B91]; [.A91])" office:value-type="string" office:string-value="Katarzyna Kowalski" calcext:value-type="string">
            <text:p>Katarzyna Kowalski</text:p>
          </table:table-cell>
        </table:table-row>
        <table:table-row table:style-name="ro1" table:visibility="filter">
          <table:table-cell office:value-type="string" calcext:value-type="string">
            <text:p>Kaczan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11-09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yk</text:p>
          </table:table-cell>
          <table:table-cell table:formula="of:=COM.MICROSOFT.TEXTJOIN(&quot; &quot;; 1; [.B92]; [.A92])" office:value-type="string" office:string-value="Kazimierz Kaczan" calcext:value-type="string">
            <text:p>Kazimierz Kaczan</text:p>
          </table:table-cell>
        </table:table-row>
        <table:table-row table:style-name="ro1" table:visibility="filter">
          <table:table-cell office:value-type="string" calcext:value-type="string">
            <text:p>Wiss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30-04-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malarz</text:p>
          </table:table-cell>
          <table:table-cell table:formula="of:=COM.MICROSOFT.TEXTJOIN(&quot; &quot;; 1; [.B93]; [.A93])" office:value-type="string" office:string-value="Krzysztof Wiss" calcext:value-type="string">
            <text:p>Krzysztof Wiss</text:p>
          </table:table-cell>
        </table:table-row>
        <table:table-row table:style-name="ro1" table:visibility="filter">
          <table:table-cell office:value-type="string" calcext:value-type="string">
            <text:p>Wilk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13-12-5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pakowacz</text:p>
          </table:table-cell>
          <table:table-cell table:formula="of:=COM.MICROSOFT.TEXTJOIN(&quot; &quot;; 1; [.B94]; [.A94])" office:value-type="string" office:string-value="Magdalena Wilk" calcext:value-type="string">
            <text:p>Magdalena Wilk</text:p>
          </table:table-cell>
        </table:table-row>
        <table:table-row table:style-name="ro1" table:visibility="filter">
          <table:table-cell office:value-type="string" calcext:value-type="string">
            <text:p>Paczka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16-03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nformatyk</text:p>
          </table:table-cell>
          <table:table-cell table:formula="of:=COM.MICROSOFT.TEXTJOIN(&quot; &quot;; 1; [.B95]; [.A95])" office:value-type="string" office:string-value="Marta Paczka" calcext:value-type="string">
            <text:p>Marta Paczka</text:p>
          </table:table-cell>
        </table:table-row>
        <table:table-row table:style-name="ro1" table:visibility="filter">
          <table:table-cell office:value-type="string" calcext:value-type="string">
            <text:p>Galazka</text:p>
          </table:table-cell>
          <table:table-cell office:value-type="string" calcext:value-type="string">
            <text:p>Maryla</text:p>
          </table:table-cell>
          <table:table-cell office:value-type="string" calcext:value-type="string">
            <text:p>03-02-61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prezes</text:p>
          </table:table-cell>
          <table:table-cell table:formula="of:=COM.MICROSOFT.TEXTJOIN(&quot; &quot;; 1; [.B96]; [.A96])" office:value-type="string" office:string-value="Maryla Galazka" calcext:value-type="string">
            <text:p>Maryla Galazka</text:p>
          </table:table-cell>
        </table:table-row>
        <table:table-row table:style-name="ro1" table:visibility="filter">
          <table:table-cell office:value-type="string" calcext:value-type="string">
            <text:p>Karpowicz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05-05-55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konserwator</text:p>
          </table:table-cell>
          <table:table-cell table:formula="of:=COM.MICROSOFT.TEXTJOIN(&quot; &quot;; 1; [.B97]; [.A97])" office:value-type="string" office:string-value="Marzena Karpowicz" calcext:value-type="string">
            <text:p>Marzena Karpowicz</text:p>
          </table:table-cell>
        </table:table-row>
        <table:table-row table:style-name="ro1" table:visibility="filter">
          <table:table-cell office:value-type="string" calcext:value-type="string">
            <text:p>Mater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09-07-6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pakowacz</text:p>
          </table:table-cell>
          <table:table-cell table:formula="of:=COM.MICROSOFT.TEXTJOIN(&quot; &quot;; 1; [.B98]; [.A98])" office:value-type="string" office:string-value="Marzena Mater" calcext:value-type="string">
            <text:p>Marzena Mater</text:p>
          </table:table-cell>
        </table:table-row>
        <table:table-row table:style-name="ro1" table:visibility="filter">
          <table:table-cell office:value-type="string" calcext:value-type="string">
            <text:p>Kulak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21-07-5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rzadkowy</text:p>
          </table:table-cell>
          <table:table-cell table:formula="of:=COM.MICROSOFT.TEXTJOIN(&quot; &quot;; 1; [.B99]; [.A99])" office:value-type="string" office:string-value="Mateusz Kulak" calcext:value-type="string">
            <text:p>Mateusz Kulak</text:p>
          </table:table-cell>
        </table:table-row>
        <table:table-row table:style-name="ro1" table:visibility="filter">
          <table:table-cell office:value-type="string" calcext:value-type="string">
            <text:p>Babiarz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07-04-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kladacz</text:p>
          </table:table-cell>
          <table:table-cell table:formula="of:=COM.MICROSOFT.TEXTJOIN(&quot; &quot;; 1; [.B100]; [.A100])" office:value-type="string" office:string-value="Mateusz Babiarz" calcext:value-type="string">
            <text:p>Mateusz Babiarz</text:p>
          </table:table-cell>
        </table:table-row>
        <table:table-row table:style-name="ro1" table:visibility="filter">
          <table:table-cell office:value-type="string" calcext:value-type="string">
            <text:p>Busz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14-05-65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pakowacz</text:p>
          </table:table-cell>
          <table:table-cell table:formula="of:=COM.MICROSOFT.TEXTJOIN(&quot; &quot;; 1; [.B101]; [.A101])" office:value-type="string" office:string-value="Michal Busz" calcext:value-type="string">
            <text:p>Michal Busz</text:p>
          </table:table-cell>
        </table:table-row>
        <table:table-row table:style-name="ro1" table:visibility="filter">
          <table:table-cell office:value-type="string" calcext:value-type="string">
            <text:p>Hubicki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22-03-62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skladacz</text:p>
          </table:table-cell>
          <table:table-cell table:formula="of:=COM.MICROSOFT.TEXTJOIN(&quot; &quot;; 1; [.B102]; [.A102])" office:value-type="string" office:string-value="Michal Hubicki" calcext:value-type="string">
            <text:p>Michal Hubicki</text:p>
          </table:table-cell>
        </table:table-row>
        <table:table-row table:style-name="ro1" table:visibility="filter">
          <table:table-cell office:value-type="string" calcext:value-type="string">
            <text:p>Szumowski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06-10-61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administracja</text:p>
          </table:table-cell>
          <table:table-cell table:formula="of:=COM.MICROSOFT.TEXTJOIN(&quot; &quot;; 1; [.B103]; [.A103])" office:value-type="string" office:string-value="Michal Szumowski" calcext:value-type="string">
            <text:p>Michal Szumowski</text:p>
          </table:table-cell>
        </table:table-row>
        <table:table-row table:style-name="ro1" table:visibility="filter">
          <table:table-cell office:value-type="string" calcext:value-type="string">
            <text:p>Karpowicz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09-11-53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yk</text:p>
          </table:table-cell>
          <table:table-cell table:formula="of:=COM.MICROSOFT.TEXTJOIN(&quot; &quot;; 1; [.B104]; [.A104])" office:value-type="string" office:string-value="Michal Karpowicz" calcext:value-type="string">
            <text:p>Michal Karpowicz</text:p>
          </table:table-cell>
        </table:table-row>
        <table:table-row table:style-name="ro1" table:visibility="filter">
          <table:table-cell office:value-type="string" calcext:value-type="string">
            <text:p>Kilarski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15-07-68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nformatyk</text:p>
          </table:table-cell>
          <table:table-cell table:formula="of:=COM.MICROSOFT.TEXTJOIN(&quot; &quot;; 1; [.B105]; [.A105])" office:value-type="string" office:string-value="Michal Kilarski" calcext:value-type="string">
            <text:p>Michal Kilarski</text:p>
          </table:table-cell>
        </table:table-row>
        <table:table-row table:style-name="ro1" table:visibility="filter">
          <table:table-cell office:value-type="string" calcext:value-type="string">
            <text:p>Waz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14-05-59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kierowca</text:p>
          </table:table-cell>
          <table:table-cell table:formula="of:=COM.MICROSOFT.TEXTJOIN(&quot; &quot;; 1; [.B106]; [.A106])" office:value-type="string" office:string-value="Michal Waz" calcext:value-type="string">
            <text:p>Michal Waz</text:p>
          </table:table-cell>
        </table:table-row>
        <table:table-row table:style-name="ro1" table:visibility="filter">
          <table:table-cell office:value-type="string" calcext:value-type="string">
            <text:p>Kaminski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21-11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systent</text:p>
          </table:table-cell>
          <table:table-cell table:formula="of:=COM.MICROSOFT.TEXTJOIN(&quot; &quot;; 1; [.B107]; [.A107])" office:value-type="string" office:string-value="Michal Kaminski" calcext:value-type="string">
            <text:p>Michal Kaminski</text:p>
          </table:table-cell>
        </table:table-row>
        <table:table-row table:style-name="ro1" table:visibility="filter">
          <table:table-cell office:value-type="string" calcext:value-type="string">
            <text:p>Jarek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27-01-5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techniczny</text:p>
          </table:table-cell>
          <table:table-cell table:formula="of:=COM.MICROSOFT.TEXTJOIN(&quot; &quot;; 1; [.B108]; [.A108])" office:value-type="string" office:string-value="Monika Jarek" calcext:value-type="string">
            <text:p>Monika Jarek</text:p>
          </table:table-cell>
        </table:table-row>
        <table:table-row table:style-name="ro1" table:visibility="filter">
          <table:table-cell office:value-type="string" calcext:value-type="string">
            <text:p>Wanik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27-03-60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  <table:table-cell table:formula="of:=COM.MICROSOFT.TEXTJOIN(&quot; &quot;; 1; [.B109]; [.A109])" office:value-type="string" office:string-value="Monika Wanik" calcext:value-type="string">
            <text:p>Monika Wanik</text:p>
          </table:table-cell>
        </table:table-row>
        <table:table-row table:style-name="ro1" table:visibility="filter">
          <table:table-cell office:value-type="string" calcext:value-type="string">
            <text:p>Lisowski</text:p>
          </table:table-cell>
          <table:table-cell office:value-type="string" calcext:value-type="string">
            <text:p>Morus</text:p>
          </table:table-cell>
          <table:table-cell office:value-type="string" calcext:value-type="string">
            <text:p>28-12-64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nadzer</text:p>
          </table:table-cell>
          <table:table-cell table:formula="of:=COM.MICROSOFT.TEXTJOIN(&quot; &quot;; 1; [.B110]; [.A110])" office:value-type="string" office:string-value="Morus Lisowski" calcext:value-type="string">
            <text:p>Morus Lisowski</text:p>
          </table:table-cell>
        </table:table-row>
        <table:table-row table:style-name="ro1" table:visibility="filter">
          <table:table-cell office:value-type="string" calcext:value-type="string">
            <text:p>Lapa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26-02-63</text:p>
          </table:table-cell>
          <table:table-cell office:value-type="string" calcext:value-type="string">
            <text:p>Walbrzych</text:p>
          </table:table-cell>
          <table:table-cell office:value-type="string" calcext:value-type="string">
            <text:p>ksiegowy</text:p>
          </table:table-cell>
          <table:table-cell table:formula="of:=COM.MICROSOFT.TEXTJOIN(&quot; &quot;; 1; [.B111]; [.A111])" office:value-type="string" office:string-value="Robert Lapa" calcext:value-type="string">
            <text:p>Robert Lapa</text:p>
          </table:table-cell>
        </table:table-row>
        <table:table-row table:style-name="ro1" table:visibility="filter">
          <table:table-cell office:value-type="string" calcext:value-type="string">
            <text:p>Mitur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30-10-6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  <table:table-cell table:formula="of:=COM.MICROSOFT.TEXTJOIN(&quot; &quot;; 1; [.B112]; [.A112])" office:value-type="string" office:string-value="Roman Miturski" calcext:value-type="string">
            <text:p>Roman Miturski</text:p>
          </table:table-cell>
        </table:table-row>
        <table:table-row table:style-name="ro1" table:visibility="filter">
          <table:table-cell office:value-type="string" calcext:value-type="string">
            <text:p>Lysiak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10-05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sekretarka</text:p>
          </table:table-cell>
          <table:table-cell table:formula="of:=COM.MICROSOFT.TEXTJOIN(&quot; &quot;; 1; [.B113]; [.A113])" office:value-type="string" office:string-value="Roman Lysiak" calcext:value-type="string">
            <text:p>Roman Lysiak</text:p>
          </table:table-cell>
        </table:table-row>
        <table:table-row table:style-name="ro1" table:visibility="filter">
          <table:table-cell office:value-type="string" calcext:value-type="string">
            <text:p>Wnuk</text:p>
          </table:table-cell>
          <table:table-cell office:value-type="string" calcext:value-type="string">
            <text:p>Sabrina</text:p>
          </table:table-cell>
          <table:table-cell office:value-type="string" calcext:value-type="string">
            <text:p>20-07-6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menadzer</text:p>
          </table:table-cell>
          <table:table-cell table:formula="of:=COM.MICROSOFT.TEXTJOIN(&quot; &quot;; 1; [.B114]; [.A114])" office:value-type="string" office:string-value="Sabrina Wnuk" calcext:value-type="string">
            <text:p>Sabrina Wnuk</text:p>
          </table:table-cell>
        </table:table-row>
        <table:table-row table:style-name="ro1" table:visibility="filter">
          <table:table-cell office:value-type="string" calcext:value-type="string">
            <text:p>Mazurowski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0-06-57</text:p>
          </table:table-cell>
          <table:table-cell office:value-type="string" calcext:value-type="string">
            <text:p>Klodzko</text:p>
          </table:table-cell>
          <table:table-cell office:value-type="string" calcext:value-type="string">
            <text:p>menadzer</text:p>
          </table:table-cell>
          <table:table-cell table:formula="of:=COM.MICROSOFT.TEXTJOIN(&quot; &quot;; 1; [.B115]; [.A115])" office:value-type="string" office:string-value="Stanislaw Mazurowski" calcext:value-type="string">
            <text:p>Stanislaw Mazurowski</text:p>
          </table:table-cell>
        </table:table-row>
        <table:table-row table:style-name="ro1" table:visibility="filter">
          <table:table-cell office:value-type="string" calcext:value-type="string">
            <text:p>Bodek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1-05-6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nformatyk</text:p>
          </table:table-cell>
          <table:table-cell table:formula="of:=COM.MICROSOFT.TEXTJOIN(&quot; &quot;; 1; [.B116]; [.A116])" office:value-type="string" office:string-value="Stanislaw Bodek" calcext:value-type="string">
            <text:p>Stanislaw Bodek</text:p>
          </table:table-cell>
        </table:table-row>
        <table:table-row table:style-name="ro1" table:visibility="filter">
          <table:table-cell office:value-type="string" calcext:value-type="string">
            <text:p>Inglot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2-09-6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kladacz</text:p>
          </table:table-cell>
          <table:table-cell table:formula="of:=COM.MICROSOFT.TEXTJOIN(&quot; &quot;; 1; [.B117]; [.A117])" office:value-type="string" office:string-value="Stanislaw Inglot" calcext:value-type="string">
            <text:p>Stanislaw Inglot</text:p>
          </table:table-cell>
        </table:table-row>
        <table:table-row table:style-name="ro1" table:visibility="filter">
          <table:table-cell office:value-type="string" calcext:value-type="string">
            <text:p>Magierowicz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2-01-63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akowacz</text:p>
          </table:table-cell>
          <table:table-cell table:formula="of:=COM.MICROSOFT.TEXTJOIN(&quot; &quot;; 1; [.B118]; [.A118])" office:value-type="string" office:string-value="Stanislaw Magierowicz" calcext:value-type="string">
            <text:p>Stanislaw Magierowicz</text:p>
          </table:table-cell>
        </table:table-row>
        <table:table-row table:style-name="ro1" table:visibility="filter">
          <table:table-cell office:value-type="string" calcext:value-type="string">
            <text:p>Myslicki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1-08-62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zadkowy</text:p>
          </table:table-cell>
          <table:table-cell table:formula="of:=COM.MICROSOFT.TEXTJOIN(&quot; &quot;; 1; [.B119]; [.A119])" office:value-type="string" office:string-value="Stanislaw Myslicki" calcext:value-type="string">
            <text:p>Stanislaw Myslicki</text:p>
          </table:table-cell>
        </table:table-row>
        <table:table-row table:style-name="ro1">
          <table:table-cell office:value-type="string" calcext:value-type="string">
            <text:p>Rengifo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30-04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grafik</text:p>
          </table:table-cell>
          <table:table-cell table:formula="of:=COM.MICROSOFT.TEXTJOIN(&quot; &quot;; 1; [.B120]; [.A120])" office:value-type="string" office:string-value="Stanislaw Rengifo" calcext:value-type="string">
            <text:p>Stanislaw Rengifo</text:p>
          </table:table-cell>
        </table:table-row>
        <table:table-row table:style-name="ro1" table:visibility="filter">
          <table:table-cell office:value-type="string" calcext:value-type="string">
            <text:p>Sasim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25-12-65</text:p>
          </table:table-cell>
          <table:table-cell office:value-type="string" calcext:value-type="string">
            <text:p>Czernica</text:p>
          </table:table-cell>
          <table:table-cell office:value-type="string" calcext:value-type="string">
            <text:p>administracja</text:p>
          </table:table-cell>
          <table:table-cell table:formula="of:=COM.MICROSOFT.TEXTJOIN(&quot; &quot;; 1; [.B121]; [.A121])" office:value-type="string" office:string-value="Stanislaw Sasim" calcext:value-type="string">
            <text:p>Stanislaw Sasim</text:p>
          </table:table-cell>
        </table:table-row>
        <table:table-row table:style-name="ro1" table:visibility="filter">
          <table:table-cell office:value-type="string" calcext:value-type="string">
            <text:p>Stopyra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26-11-5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dministracja</text:p>
          </table:table-cell>
          <table:table-cell table:formula="of:=COM.MICROSOFT.TEXTJOIN(&quot; &quot;; 1; [.B122]; [.A122])" office:value-type="string" office:string-value="Stanislaw Stopyra" calcext:value-type="string">
            <text:p>Stanislaw Stopyra</text:p>
          </table:table-cell>
        </table:table-row>
        <table:table-row table:style-name="ro1" table:visibility="filter">
          <table:table-cell office:value-type="string" calcext:value-type="string">
            <text:p>Golanczyk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27-03-59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techniczny</text:p>
          </table:table-cell>
          <table:table-cell table:formula="of:=COM.MICROSOFT.TEXTJOIN(&quot; &quot;; 1; [.B123]; [.A123])" office:value-type="string" office:string-value="Stanislaw Golanczyk" calcext:value-type="string">
            <text:p>Stanislaw Golanczyk</text:p>
          </table:table-cell>
        </table:table-row>
        <table:table-row table:style-name="ro1" table:visibility="filter">
          <table:table-cell office:value-type="string" calcext:value-type="string">
            <text:p>Ludziejewsk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28-12-65</text:p>
          </table:table-cell>
          <table:table-cell office:value-type="string" calcext:value-type="string">
            <text:p>Kamieniec</text:p>
          </table:table-cell>
          <table:table-cell office:value-type="string" calcext:value-type="string">
            <text:p>ksiegowy</text:p>
          </table:table-cell>
          <table:table-cell table:formula="of:=COM.MICROSOFT.TEXTJOIN(&quot; &quot;; 1; [.B124]; [.A124])" office:value-type="string" office:string-value="Stanislaw Ludziejewsk" calcext:value-type="string">
            <text:p>Stanislaw Ludziejewsk</text:p>
          </table:table-cell>
        </table:table-row>
        <table:table-row table:style-name="ro1" table:visibility="filter">
          <table:table-cell office:value-type="string" calcext:value-type="string">
            <text:p>Iwaszko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26-02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konserwator</text:p>
          </table:table-cell>
          <table:table-cell table:formula="of:=COM.MICROSOFT.TEXTJOIN(&quot; &quot;; 1; [.B125]; [.A125])" office:value-type="string" office:string-value="Stanislaw Iwaszko" calcext:value-type="string">
            <text:p>Stanislaw Iwaszko</text:p>
          </table:table-cell>
        </table:table-row>
        <table:table-row table:style-name="ro1" table:visibility="filter">
          <table:table-cell office:value-type="string" calcext:value-type="string">
            <text:p>Muraszkowsk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30-10-60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kierowca</text:p>
          </table:table-cell>
          <table:table-cell table:formula="of:=COM.MICROSOFT.TEXTJOIN(&quot; &quot;; 1; [.B126]; [.A126])" office:value-type="string" office:string-value="Stanislaw Muraszkowsk" calcext:value-type="string">
            <text:p>Stanislaw Muraszkowsk</text:p>
          </table:table-cell>
        </table:table-row>
        <table:table-row table:style-name="ro1" table:visibility="filter">
          <table:table-cell office:value-type="string" calcext:value-type="string">
            <text:p>Grzegorczyk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10-05-70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tatystyk</text:p>
          </table:table-cell>
          <table:table-cell table:formula="of:=COM.MICROSOFT.TEXTJOIN(&quot; &quot;; 1; [.B127]; [.A127])" office:value-type="string" office:string-value="Stefan Grzegorczyk" calcext:value-type="string">
            <text:p>Stefan Grzegorczyk</text:p>
          </table:table-cell>
        </table:table-row>
        <table:table-row table:style-name="ro1" table:visibility="filter">
          <table:table-cell office:value-type="string" calcext:value-type="string">
            <text:p>Kurylek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20-07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dministracja</text:p>
          </table:table-cell>
          <table:table-cell table:formula="of:=COM.MICROSOFT.TEXTJOIN(&quot; &quot;; 1; [.B128]; [.A128])" office:value-type="string" office:string-value="Stefan Kurylek" calcext:value-type="string">
            <text:p>Stefan Kurylek</text:p>
          </table:table-cell>
        </table:table-row>
        <table:table-row table:style-name="ro1">
          <table:table-cell office:value-type="string" calcext:value-type="string">
            <text:p>Abak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10-06-57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grafik</text:p>
          </table:table-cell>
          <table:table-cell table:formula="of:=COM.MICROSOFT.TEXTJOIN(&quot; &quot;; 1; [.B129]; [.A129])" office:value-type="string" office:string-value="Stefan Abak" calcext:value-type="string">
            <text:p>Stefan Abak</text:p>
          </table:table-cell>
        </table:table-row>
        <table:table-row table:style-name="ro1" table:visibility="filter">
          <table:table-cell office:value-type="string" calcext:value-type="string">
            <text:p>Susel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13-05-67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skladacz</text:p>
          </table:table-cell>
          <table:table-cell table:formula="of:=COM.MICROSOFT.TEXTJOIN(&quot; &quot;; 1; [.B130]; [.A130])" office:value-type="string" office:string-value="Stefan Susel" calcext:value-type="string">
            <text:p>Stefan Susel</text:p>
          </table:table-cell>
        </table:table-row>
        <table:table-row table:style-name="ro1" table:visibility="filter">
          <table:table-cell office:value-type="string" calcext:value-type="string">
            <text:p>Bosma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01-01-7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tier</text:p>
          </table:table-cell>
          <table:table-cell table:formula="of:=COM.MICROSOFT.TEXTJOIN(&quot; &quot;; 1; [.B131]; [.A131])" office:value-type="string" office:string-value="Stefan Bosman" calcext:value-type="string">
            <text:p>Stefan Bosman</text:p>
          </table:table-cell>
        </table:table-row>
        <table:table-row table:style-name="ro1" table:visibility="filter">
          <table:table-cell office:value-type="string" calcext:value-type="string">
            <text:p>Boss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26-03-66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ksiegowy</text:p>
          </table:table-cell>
          <table:table-cell table:formula="of:=COM.MICROSOFT.TEXTJOIN(&quot; &quot;; 1; [.B132]; [.A132])" office:value-type="string" office:string-value="Stefan Boss" calcext:value-type="string">
            <text:p>Stefan Boss</text:p>
          </table:table-cell>
        </table:table-row>
        <table:table-row table:style-name="ro1" table:visibility="filter">
          <table:table-cell office:value-type="string" calcext:value-type="string">
            <text:p>Kildare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27-02-68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onik</text:p>
          </table:table-cell>
          <table:table-cell table:formula="of:=COM.MICROSOFT.TEXTJOIN(&quot; &quot;; 1; [.B133]; [.A133])" office:value-type="string" office:string-value="Szymon Kildare" calcext:value-type="string">
            <text:p>Szymon Kildare</text:p>
          </table:table-cell>
        </table:table-row>
        <table:table-row table:style-name="ro1" table:visibility="filter">
          <table:table-cell office:value-type="string" calcext:value-type="string">
            <text:p>Gigant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16-11-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elektronik</text:p>
          </table:table-cell>
          <table:table-cell table:formula="of:=COM.MICROSOFT.TEXTJOIN(&quot; &quot;; 1; [.B134]; [.A134])" office:value-type="string" office:string-value="Szymon Gigant" calcext:value-type="string">
            <text:p>Szymon Gigant</text:p>
          </table:table-cell>
        </table:table-row>
        <table:table-row table:style-name="ro1" table:visibility="filter">
          <table:table-cell office:value-type="string" calcext:value-type="string">
            <text:p>Potocki</text:p>
          </table:table-cell>
          <table:table-cell office:value-type="string" calcext:value-type="string">
            <text:p>Tomek</text:p>
          </table:table-cell>
          <table:table-cell office:value-type="string" calcext:value-type="string">
            <text:p>22-12-63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akwizytor</text:p>
          </table:table-cell>
          <table:table-cell table:formula="of:=COM.MICROSOFT.TEXTJOIN(&quot; &quot;; 1; [.B135]; [.A135])" office:value-type="string" office:string-value="Tomek Potocki" calcext:value-type="string">
            <text:p>Tomek Potocki</text:p>
          </table:table-cell>
        </table:table-row>
        <table:table-row table:style-name="ro1" table:visibility="filter">
          <table:table-cell office:value-type="string" calcext:value-type="string">
            <text:p>Holmes</text:p>
          </table:table-cell>
          <table:table-cell office:value-type="string" calcext:value-type="string">
            <text:p>Tomek</text:p>
          </table:table-cell>
          <table:table-cell office:value-type="string" calcext:value-type="string">
            <text:p>30-06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statystyk</text:p>
          </table:table-cell>
          <table:table-cell table:formula="of:=COM.MICROSOFT.TEXTJOIN(&quot; &quot;; 1; [.B136]; [.A136])" office:value-type="string" office:string-value="Tomek Holmes" calcext:value-type="string">
            <text:p>Tomek Holmes</text:p>
          </table:table-cell>
        </table:table-row>
        <table:table-row table:style-name="ro1" table:visibility="filter">
          <table:table-cell office:value-type="string" calcext:value-type="string">
            <text:p>Kmicic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10-08-66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  <table:table-cell table:formula="of:=COM.MICROSOFT.TEXTJOIN(&quot; &quot;; 1; [.B137]; [.A137])" office:value-type="string" office:string-value="Zenon Kmicic" calcext:value-type="string">
            <text:p>Zenon Kmicic</text:p>
          </table:table-cell>
        </table:table-row>
        <table:table-row table:style-name="ro1" table:visibility="filter">
          <table:table-cell office:value-type="string" calcext:value-type="string">
            <text:p>Rozny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22-01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informatyk</text:p>
          </table:table-cell>
          <table:table-cell table:formula="of:=COM.MICROSOFT.TEXTJOIN(&quot; &quot;; 1; [.B138]; [.A138])" office:value-type="string" office:string-value="Zenon Rozny" calcext:value-type="string">
            <text:p>Zenon Rozny</text:p>
          </table:table-cell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07-06-66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grafik</text:p>
          </table:table-cell>
          <table:table-cell table:formula="of:=COM.MICROSOFT.TEXTJOIN(&quot; &quot;; 1; [.B139]; [.A139])" office:value-type="string" office:string-value="Zenon Inny" calcext:value-type="string">
            <text:p>Zenon Inny</text:p>
          </table:table-cell>
        </table:table-row>
        <table:table-row table:style-name="ro1" table:visibility="filter">
          <table:table-cell office:value-type="string" calcext:value-type="string">
            <text:p>Adaszyn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01-03-73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sekretarka</text:p>
          </table:table-cell>
          <table:table-cell table:formula="of:=COM.MICROSOFT.TEXTJOIN(&quot; &quot;; 1; [.B140]; [.A140])" office:value-type="string" office:string-value="Barbara Adaszynska" calcext:value-type="string">
            <text:p>Barbara Adaszynska</text:p>
          </table:table-cell>
        </table:table-row>
        <table:table-row table:style-name="ro1" table:visibility="filter">
          <table:table-cell office:value-type="string" calcext:value-type="string">
            <text:p>Cebula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11-02-75</text:p>
          </table:table-cell>
          <table:table-cell office:value-type="string" calcext:value-type="string">
            <text:p>Kamieniec</text:p>
          </table:table-cell>
          <table:table-cell office:value-type="string" calcext:value-type="string">
            <text:p>informatyk</text:p>
          </table:table-cell>
          <table:table-cell table:formula="of:=COM.MICROSOFT.TEXTJOIN(&quot; &quot;; 1; [.B141]; [.A141])" office:value-type="string" office:string-value="Sebastian Cebula" calcext:value-type="string">
            <text:p>Sebastian Cebula</text:p>
          </table:table-cell>
        </table:table-row>
      </table:table>
      <table:named-expressions/>
      <table:database-ranges>
        <table:database-range table:name="__Anonymous_Sheet_DB__1" table:target-range-address="ZadanieA.A1:ZadanieA.E141" table:display-filter-buttons="true">
          <table:filter>
            <table:filter-or>
              <table:filter-condition table:value="B" table:operator="begins-with" table:field-number="3"/>
              <table:filter-condition table:value="G" table:operator="begins-with" table:field-number="3"/>
            </table:filter-or>
          </table:filter>
        </table:database-range>
        <table:database-range table:name="__Anonymous_Sheet_DB__3" table:target-range-address="ZadanieC.A1:ZadanieC.F141" table:display-filter-buttons="true">
          <table:filter>
            <table:filter-and>
              <table:filter-condition table:value="grafik" table:operator="=" table:field-number="4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8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2-28T21:46:13.075377246</dc:date>
    <meta:editing-duration>PT14M58S</meta:editing-duration>
    <meta:editing-cycles>4</meta:editing-cycles>
    <meta:generator>LibreOffice/26.2.0.3$Linux_X86_64 LibreOffice_project/620$Build-3</meta:generator>
    <meta:document-statistic meta:table-count="4" meta:cell-count="3238" meta:object-count="0"/>
  </office:meta>
</office:document-meta>
</file>